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0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egg-profile_xy" table:style-name="ta1">
        <table:shapes>
          <draw:frame draw:z-index="0" draw:style-name="gr1" draw:text-style-name="P1" svg:width="351.35pt" svg:height="689.5pt" svg:x="1142.82pt" svg:y="21.34pt">
            <loext:p draw:notify-on-update-of-ranges="'egg-profile_xy'.K3:'egg-profile_xy'.K55 'egg-profile_xy'.K1:'egg-profile_xy'.K1 'egg-profile_xy'.L3:'egg-profile_xy'.L55 'egg-profile_xy'.N3:'egg-profile_xy'.N56 'egg-profile_xy'.N1:'egg-profile_xy'.N1 'egg-profile_xy'.O3:'egg-profile_xy'.O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Shell Profile</text:p>
          </table:table-cell>
          <table:table-cell table:style-name="Default" table:number-columns-repeated="2"/>
          <table:table-cell table:style-name="ce1" office:value-type="string" calcext:value-type="string">
            <text:p>Outer Shell</text:p>
          </table:table-cell>
          <table:table-cell table:style-name="Default" table:number-columns-repeated="2"/>
          <table:table-cell table:style-name="ce1" office:value-type="string" calcext:value-type="string">
            <text:p>Inner Cavity</text:p>
          </table:table-cell>
          <table:table-cell table:style-name="Default" table:number-columns-repeated="2"/>
          <table:table-cell table:style-name="ce1" office:value-type="string" calcext:value-type="string">
            <text:p>SCALAR</text:p>
          </table:table-cell>
          <table:table-cell table:style-name="ce1" office:value-type="string" calcext:value-type="string">
            <text:p>Outer Shell</text:p>
          </table:table-cell>
          <table:table-cell table:style-name="Default" table:number-columns-repeated="2"/>
          <table:table-cell table:style-name="ce1" office:value-type="string" calcext:value-type="string">
            <text:p>Inner Cavity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float" office:value="27.63655" calcext:value-type="float">
            <text:p>27.63655</text:p>
          </table:table-cell>
          <table:table-cell office:value-type="float" office:value="2.83030000000002" calcext:value-type="float">
            <text:p>2.83030000000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7.265962" calcext:value-type="float">
            <text:p>307.265962</text:p>
          </table:table-cell>
          <table:table-cell table:number-columns-repeated="2"/>
          <table:table-cell table:formula="of:=[.D3]*[.$J$2]" office:value-type="float" office:value="0" calcext:value-type="float">
            <text:p>0</text:p>
          </table:table-cell>
          <table:table-cell table:formula="of:=[.E3]*[.$J$2]" office:value-type="float" office:value="0" calcext:value-type="float">
            <text:p>0</text:p>
          </table:table-cell>
          <table:table-cell/>
          <table:table-cell table:formula="of:=[.G3]*[.$J$2]" office:value-type="float" office:value="0" calcext:value-type="float">
            <text:p>0</text:p>
          </table:table-cell>
          <table:table-cell table:formula="of:=[.H3]*[.$J$2]" office:value-type="float" office:value="76.8164905" calcext:value-type="float">
            <text:p>76.8164905</text:p>
          </table:table-cell>
          <table:table-cell table:number-columns-repeated="1008"/>
        </table:table-row>
        <table:table-row table:style-name="ro1">
          <table:table-cell office:value-type="float" office:value="33.770612" calcext:value-type="float">
            <text:p>33.770612</text:p>
          </table:table-cell>
          <table:table-cell office:value-type="float" office:value="4.684203" calcext:value-type="float">
            <text:p>4.684203</text:p>
          </table:table-cell>
          <table:table-cell/>
          <table:table-cell office:value-type="float" office:value="8.072375" calcext:value-type="float">
            <text:p>8.072375</text:p>
          </table:table-cell>
          <table:table-cell office:value-type="float" office:value="0.0988550000000146" calcext:value-type="float">
            <text:p>0.098855000000015</text:p>
          </table:table-cell>
          <table:table-cell/>
          <table:table-cell office:value-type="float" office:value="4.555809" calcext:value-type="float">
            <text:p>4.555809</text:p>
          </table:table-cell>
          <table:table-cell office:value-type="float" office:value="306.573799" calcext:value-type="float">
            <text:p>306.573799</text:p>
          </table:table-cell>
          <table:table-cell table:number-columns-repeated="2"/>
          <table:table-cell table:formula="of:=[.D4]*[.$J$2]" office:value-type="float" office:value="2.01809375" calcext:value-type="float">
            <text:p>2.01809375</text:p>
          </table:table-cell>
          <table:table-cell table:formula="of:=[.E4]*[.$J$2]" office:value-type="float" office:value="0.0247137500000036" calcext:value-type="float">
            <text:p>0.024713750000004</text:p>
          </table:table-cell>
          <table:table-cell/>
          <table:table-cell table:formula="of:=[.G4]*[.$J$2]" office:value-type="float" office:value="1.13895225" calcext:value-type="float">
            <text:p>1.13895225</text:p>
          </table:table-cell>
          <table:table-cell table:formula="of:=[.H4]*[.$J$2]" office:value-type="float" office:value="76.64344975" calcext:value-type="float">
            <text:p>76.64344975</text:p>
          </table:table-cell>
          <table:table-cell table:number-columns-repeated="1008"/>
        </table:table-row>
        <table:table-row table:style-name="ro1">
          <table:table-cell office:value-type="float" office:value="39.761052" calcext:value-type="float">
            <text:p>39.761052</text:p>
          </table:table-cell>
          <table:table-cell office:value-type="float" office:value="7.009435" calcext:value-type="float">
            <text:p>7.009435</text:p>
          </table:table-cell>
          <table:table-cell/>
          <table:table-cell office:value-type="float" office:value="14.903457" calcext:value-type="float">
            <text:p>14.903457</text:p>
          </table:table-cell>
          <table:table-cell office:value-type="float" office:value="0.530821000000003" calcext:value-type="float">
            <text:p>0.530821000000003</text:p>
          </table:table-cell>
          <table:table-cell/>
          <table:table-cell office:value-type="float" office:value="10.403435" calcext:value-type="float">
            <text:p>10.403435</text:p>
          </table:table-cell>
          <table:table-cell office:value-type="float" office:value="304.842608" calcext:value-type="float">
            <text:p>304.842608</text:p>
          </table:table-cell>
          <table:table-cell table:number-columns-repeated="2"/>
          <table:table-cell table:formula="of:=[.D5]*[.$J$2]" office:value-type="float" office:value="3.72586425" calcext:value-type="float">
            <text:p>3.72586425</text:p>
          </table:table-cell>
          <table:table-cell table:formula="of:=[.E5]*[.$J$2]" office:value-type="float" office:value="0.132705250000001" calcext:value-type="float">
            <text:p>0.132705250000001</text:p>
          </table:table-cell>
          <table:table-cell/>
          <table:table-cell table:formula="of:=[.G5]*[.$J$2]" office:value-type="float" office:value="2.60085875" calcext:value-type="float">
            <text:p>2.60085875</text:p>
          </table:table-cell>
          <table:table-cell table:formula="of:=[.H5]*[.$J$2]" office:value-type="float" office:value="76.210652" calcext:value-type="float">
            <text:p>76.210652</text:p>
          </table:table-cell>
          <table:table-cell table:number-columns-repeated="1008"/>
        </table:table-row>
        <table:table-row table:style-name="ro1">
          <table:table-cell office:value-type="float" office:value="45.570632" calcext:value-type="float">
            <text:p>45.570632</text:p>
          </table:table-cell>
          <table:table-cell office:value-type="float" office:value="9.76322500000001" calcext:value-type="float">
            <text:p>9.76322500000001</text:p>
          </table:table-cell>
          <table:table-cell/>
          <table:table-cell office:value-type="float" office:value="21.207705" calcext:value-type="float">
            <text:p>21.207705</text:p>
          </table:table-cell>
          <table:table-cell office:value-type="float" office:value="1.40495200000001" calcext:value-type="float">
            <text:p>1.40495200000001</text:p>
          </table:table-cell>
          <table:table-cell/>
          <table:table-cell office:value-type="float" office:value="16.67871" calcext:value-type="float">
            <text:p>16.67871</text:p>
          </table:table-cell>
          <table:table-cell office:value-type="float" office:value="302.430972" calcext:value-type="float">
            <text:p>302.430972</text:p>
          </table:table-cell>
          <table:table-cell table:number-columns-repeated="2"/>
          <table:table-cell table:formula="of:=[.D6]*[.$J$2]" office:value-type="float" office:value="5.30192625" calcext:value-type="float">
            <text:p>5.30192625</text:p>
          </table:table-cell>
          <table:table-cell table:formula="of:=[.E6]*[.$J$2]" office:value-type="float" office:value="0.351238000000002" calcext:value-type="float">
            <text:p>0.351238000000002</text:p>
          </table:table-cell>
          <table:table-cell/>
          <table:table-cell table:formula="of:=[.G6]*[.$J$2]" office:value-type="float" office:value="4.1696775" calcext:value-type="float">
            <text:p>4.1696775</text:p>
          </table:table-cell>
          <table:table-cell table:formula="of:=[.H6]*[.$J$2]" office:value-type="float" office:value="75.607743" calcext:value-type="float">
            <text:p>75.607743</text:p>
          </table:table-cell>
          <table:table-cell table:number-columns-repeated="1008"/>
        </table:table-row>
        <table:table-row table:style-name="ro1">
          <table:table-cell office:value-type="float" office:value="51.16212" calcext:value-type="float">
            <text:p>51.16212</text:p>
          </table:table-cell>
          <table:table-cell office:value-type="float" office:value="12.9028" calcext:value-type="float">
            <text:p>12.9028</text:p>
          </table:table-cell>
          <table:table-cell/>
          <table:table-cell office:value-type="float" office:value="27.63655" calcext:value-type="float">
            <text:p>27.63655</text:p>
          </table:table-cell>
          <table:table-cell office:value-type="float" office:value="2.83030000000002" calcext:value-type="float">
            <text:p>2.83030000000002</text:p>
          </table:table-cell>
          <table:table-cell/>
          <table:table-cell office:value-type="float" office:value="22.454442" calcext:value-type="float">
            <text:p>22.454442</text:p>
          </table:table-cell>
          <table:table-cell office:value-type="float" office:value="299.697474" calcext:value-type="float">
            <text:p>299.697474</text:p>
          </table:table-cell>
          <table:table-cell table:number-columns-repeated="2"/>
          <table:table-cell table:formula="of:=[.D7]*[.$J$2]" office:value-type="float" office:value="6.9091375" calcext:value-type="float">
            <text:p>6.9091375</text:p>
          </table:table-cell>
          <table:table-cell table:formula="of:=[.E7]*[.$J$2]" office:value-type="float" office:value="0.707575000000005" calcext:value-type="float">
            <text:p>0.707575000000005</text:p>
          </table:table-cell>
          <table:table-cell/>
          <table:table-cell table:formula="of:=[.G7]*[.$J$2]" office:value-type="float" office:value="5.6136105" calcext:value-type="float">
            <text:p>5.6136105</text:p>
          </table:table-cell>
          <table:table-cell table:formula="of:=[.H7]*[.$J$2]" office:value-type="float" office:value="74.9243685" calcext:value-type="float">
            <text:p>74.9243685</text:p>
          </table:table-cell>
          <table:table-cell table:number-columns-repeated="1008"/>
        </table:table-row>
        <table:table-row table:style-name="ro1">
          <table:table-cell office:value-type="float" office:value="56.409825" calcext:value-type="float">
            <text:p>56.409825</text:p>
          </table:table-cell>
          <table:table-cell office:value-type="float" office:value="16.376045" calcext:value-type="float">
            <text:p>16.376045</text:p>
          </table:table-cell>
          <table:table-cell/>
          <table:table-cell office:value-type="float" office:value="33.770612" calcext:value-type="float">
            <text:p>33.770612</text:p>
          </table:table-cell>
          <table:table-cell office:value-type="float" office:value="4.684203" calcext:value-type="float">
            <text:p>4.684203</text:p>
          </table:table-cell>
          <table:table-cell/>
          <table:table-cell office:value-type="float" office:value="28.040073" calcext:value-type="float">
            <text:p>28.040073</text:p>
          </table:table-cell>
          <table:table-cell office:value-type="float" office:value="296.333071" calcext:value-type="float">
            <text:p>296.333071</text:p>
          </table:table-cell>
          <table:table-cell table:number-columns-repeated="2"/>
          <table:table-cell table:formula="of:=[.D8]*[.$J$2]" office:value-type="float" office:value="8.442653" calcext:value-type="float">
            <text:p>8.442653</text:p>
          </table:table-cell>
          <table:table-cell table:formula="of:=[.E8]*[.$J$2]" office:value-type="float" office:value="1.17105075" calcext:value-type="float">
            <text:p>1.17105075</text:p>
          </table:table-cell>
          <table:table-cell/>
          <table:table-cell table:formula="of:=[.G8]*[.$J$2]" office:value-type="float" office:value="7.01001825" calcext:value-type="float">
            <text:p>7.01001825</text:p>
          </table:table-cell>
          <table:table-cell table:formula="of:=[.H8]*[.$J$2]" office:value-type="float" office:value="74.08326775" calcext:value-type="float">
            <text:p>74.08326775</text:p>
          </table:table-cell>
          <table:table-cell table:number-columns-repeated="1008"/>
        </table:table-row>
        <table:table-row table:style-name="ro1">
          <table:table-cell office:value-type="float" office:value="61.402125" calcext:value-type="float">
            <text:p>61.402125</text:p>
          </table:table-cell>
          <table:table-cell office:value-type="float" office:value="20.231456" calcext:value-type="float">
            <text:p>20.231456</text:p>
          </table:table-cell>
          <table:table-cell/>
          <table:table-cell office:value-type="float" office:value="39.761052" calcext:value-type="float">
            <text:p>39.761052</text:p>
          </table:table-cell>
          <table:table-cell office:value-type="float" office:value="7.009435" calcext:value-type="float">
            <text:p>7.009435</text:p>
          </table:table-cell>
          <table:table-cell/>
          <table:table-cell office:value-type="float" office:value="33.318283" calcext:value-type="float">
            <text:p>33.318283</text:p>
          </table:table-cell>
          <table:table-cell office:value-type="float" office:value="292.470458" calcext:value-type="float">
            <text:p>292.470458</text:p>
          </table:table-cell>
          <table:table-cell table:number-columns-repeated="2"/>
          <table:table-cell table:formula="of:=[.D9]*[.$J$2]" office:value-type="float" office:value="9.940263" calcext:value-type="float">
            <text:p>9.940263</text:p>
          </table:table-cell>
          <table:table-cell table:formula="of:=[.E9]*[.$J$2]" office:value-type="float" office:value="1.75235875" calcext:value-type="float">
            <text:p>1.75235875</text:p>
          </table:table-cell>
          <table:table-cell/>
          <table:table-cell table:formula="of:=[.G9]*[.$J$2]" office:value-type="float" office:value="8.32957075" calcext:value-type="float">
            <text:p>8.32957075</text:p>
          </table:table-cell>
          <table:table-cell table:formula="of:=[.H9]*[.$J$2]" office:value-type="float" office:value="73.1176145" calcext:value-type="float">
            <text:p>73.1176145</text:p>
          </table:table-cell>
          <table:table-cell table:number-columns-repeated="1008"/>
        </table:table-row>
        <table:table-row table:style-name="ro1">
          <table:table-cell office:value-type="float" office:value="66.13941" calcext:value-type="float">
            <text:p>66.13941</text:p>
          </table:table-cell>
          <table:table-cell office:value-type="float" office:value="24.405215" calcext:value-type="float">
            <text:p>24.405215</text:p>
          </table:table-cell>
          <table:table-cell/>
          <table:table-cell office:value-type="float" office:value="45.570632" calcext:value-type="float">
            <text:p>45.570632</text:p>
          </table:table-cell>
          <table:table-cell office:value-type="float" office:value="9.76322500000001" calcext:value-type="float">
            <text:p>9.76322500000001</text:p>
          </table:table-cell>
          <table:table-cell/>
          <table:table-cell office:value-type="float" office:value="38.35163" calcext:value-type="float">
            <text:p>38.35163</text:p>
          </table:table-cell>
          <table:table-cell office:value-type="float" office:value="288.263869" calcext:value-type="float">
            <text:p>288.263869</text:p>
          </table:table-cell>
          <table:table-cell table:number-columns-repeated="2"/>
          <table:table-cell table:formula="of:=[.D10]*[.$J$2]" office:value-type="float" office:value="11.392658" calcext:value-type="float">
            <text:p>11.392658</text:p>
          </table:table-cell>
          <table:table-cell table:formula="of:=[.E10]*[.$J$2]" office:value-type="float" office:value="2.44080625" calcext:value-type="float">
            <text:p>2.44080625</text:p>
          </table:table-cell>
          <table:table-cell/>
          <table:table-cell table:formula="of:=[.G10]*[.$J$2]" office:value-type="float" office:value="9.5879075" calcext:value-type="float">
            <text:p>9.5879075</text:p>
          </table:table-cell>
          <table:table-cell table:formula="of:=[.H10]*[.$J$2]" office:value-type="float" office:value="72.06596725" calcext:value-type="float">
            <text:p>72.06596725</text:p>
          </table:table-cell>
          <table:table-cell table:number-columns-repeated="1008"/>
        </table:table-row>
        <table:table-row table:style-name="ro1">
          <table:table-cell office:value-type="float" office:value="70.62207" calcext:value-type="float">
            <text:p>70.62207</text:p>
          </table:table-cell>
          <table:table-cell office:value-type="float" office:value="28.8335" calcext:value-type="float">
            <text:p>28.8335</text:p>
          </table:table-cell>
          <table:table-cell/>
          <table:table-cell office:value-type="float" office:value="51.16212" calcext:value-type="float">
            <text:p>51.16212</text:p>
          </table:table-cell>
          <table:table-cell office:value-type="float" office:value="12.9028" calcext:value-type="float">
            <text:p>12.9028</text:p>
          </table:table-cell>
          <table:table-cell/>
          <table:table-cell office:value-type="float" office:value="43.202672" calcext:value-type="float">
            <text:p>43.202672</text:p>
          </table:table-cell>
          <table:table-cell office:value-type="float" office:value="283.867537" calcext:value-type="float">
            <text:p>283.867537</text:p>
          </table:table-cell>
          <table:table-cell table:number-columns-repeated="2"/>
          <table:table-cell table:formula="of:=[.D11]*[.$J$2]" office:value-type="float" office:value="12.79053" calcext:value-type="float">
            <text:p>12.79053</text:p>
          </table:table-cell>
          <table:table-cell table:formula="of:=[.E11]*[.$J$2]" office:value-type="float" office:value="3.2257" calcext:value-type="float">
            <text:p>3.2257</text:p>
          </table:table-cell>
          <table:table-cell/>
          <table:table-cell table:formula="of:=[.G11]*[.$J$2]" office:value-type="float" office:value="10.800668" calcext:value-type="float">
            <text:p>10.800668</text:p>
          </table:table-cell>
          <table:table-cell table:formula="of:=[.H11]*[.$J$2]" office:value-type="float" office:value="70.96688425" calcext:value-type="float">
            <text:p>70.96688425</text:p>
          </table:table-cell>
          <table:table-cell table:number-columns-repeated="1008"/>
        </table:table-row>
        <table:table-row table:style-name="ro1">
          <table:table-cell office:value-type="float" office:value="74.913609" calcext:value-type="float">
            <text:p>74.913609</text:p>
          </table:table-cell>
          <table:table-cell office:value-type="float" office:value="33.576496" calcext:value-type="float">
            <text:p>33.576496</text:p>
          </table:table-cell>
          <table:table-cell/>
          <table:table-cell office:value-type="float" office:value="56.409825" calcext:value-type="float">
            <text:p>56.409825</text:p>
          </table:table-cell>
          <table:table-cell office:value-type="float" office:value="16.376045" calcext:value-type="float">
            <text:p>16.376045</text:p>
          </table:table-cell>
          <table:table-cell/>
          <table:table-cell office:value-type="float" office:value="47.912668" calcext:value-type="float">
            <text:p>47.912668</text:p>
          </table:table-cell>
          <table:table-cell office:value-type="float" office:value="279.281724" calcext:value-type="float">
            <text:p>279.281724</text:p>
          </table:table-cell>
          <table:table-cell table:number-columns-repeated="2"/>
          <table:table-cell table:formula="of:=[.D12]*[.$J$2]" office:value-type="float" office:value="14.10245625" calcext:value-type="float">
            <text:p>14.10245625</text:p>
          </table:table-cell>
          <table:table-cell table:formula="of:=[.E12]*[.$J$2]" office:value-type="float" office:value="4.09401125" calcext:value-type="float">
            <text:p>4.09401125</text:p>
          </table:table-cell>
          <table:table-cell/>
          <table:table-cell table:formula="of:=[.G12]*[.$J$2]" office:value-type="float" office:value="11.978167" calcext:value-type="float">
            <text:p>11.978167</text:p>
          </table:table-cell>
          <table:table-cell table:formula="of:=[.H12]*[.$J$2]" office:value-type="float" office:value="69.820431" calcext:value-type="float">
            <text:p>69.820431</text:p>
          </table:table-cell>
          <table:table-cell table:number-columns-repeated="1008"/>
        </table:table-row>
        <table:table-row table:style-name="ro1">
          <table:table-cell office:value-type="float" office:value="78.922643" calcext:value-type="float">
            <text:p>78.922643</text:p>
          </table:table-cell>
          <table:table-cell office:value-type="float" office:value="38.575339" calcext:value-type="float">
            <text:p>38.575339</text:p>
          </table:table-cell>
          <table:table-cell/>
          <table:table-cell office:value-type="float" office:value="61.402125" calcext:value-type="float">
            <text:p>61.402125</text:p>
          </table:table-cell>
          <table:table-cell office:value-type="float" office:value="20.231456" calcext:value-type="float">
            <text:p>20.231456</text:p>
          </table:table-cell>
          <table:table-cell/>
          <table:table-cell office:value-type="float" office:value="52.403247" calcext:value-type="float">
            <text:p>52.403247</text:p>
          </table:table-cell>
          <table:table-cell office:value-type="float" office:value="274.4701" calcext:value-type="float">
            <text:p>274.4701</text:p>
          </table:table-cell>
          <table:table-cell table:number-columns-repeated="2"/>
          <table:table-cell table:formula="of:=[.D13]*[.$J$2]" office:value-type="float" office:value="15.35053125" calcext:value-type="float">
            <text:p>15.35053125</text:p>
          </table:table-cell>
          <table:table-cell table:formula="of:=[.E13]*[.$J$2]" office:value-type="float" office:value="5.057864" calcext:value-type="float">
            <text:p>5.057864</text:p>
          </table:table-cell>
          <table:table-cell/>
          <table:table-cell table:formula="of:=[.G13]*[.$J$2]" office:value-type="float" office:value="13.10081175" calcext:value-type="float">
            <text:p>13.10081175</text:p>
          </table:table-cell>
          <table:table-cell table:formula="of:=[.H13]*[.$J$2]" office:value-type="float" office:value="68.617525" calcext:value-type="float">
            <text:p>68.617525</text:p>
          </table:table-cell>
          <table:table-cell table:number-columns-repeated="1008"/>
        </table:table-row>
        <table:table-row table:style-name="ro1">
          <table:table-cell office:value-type="float" office:value="82.625557" calcext:value-type="float">
            <text:p>82.625557</text:p>
          </table:table-cell>
          <table:table-cell office:value-type="float" office:value="43.804512" calcext:value-type="float">
            <text:p>43.804512</text:p>
          </table:table-cell>
          <table:table-cell/>
          <table:table-cell office:value-type="float" office:value="66.13941" calcext:value-type="float">
            <text:p>66.13941</text:p>
          </table:table-cell>
          <table:table-cell office:value-type="float" office:value="24.405215" calcext:value-type="float">
            <text:p>24.405215</text:p>
          </table:table-cell>
          <table:table-cell/>
          <table:table-cell office:value-type="float" office:value="56.651741" calcext:value-type="float">
            <text:p>56.651741</text:p>
          </table:table-cell>
          <table:table-cell office:value-type="float" office:value="269.444514" calcext:value-type="float">
            <text:p>269.444514</text:p>
          </table:table-cell>
          <table:table-cell table:number-columns-repeated="2"/>
          <table:table-cell table:formula="of:=[.D14]*[.$J$2]" office:value-type="float" office:value="16.5348525" calcext:value-type="float">
            <text:p>16.5348525</text:p>
          </table:table-cell>
          <table:table-cell table:formula="of:=[.E14]*[.$J$2]" office:value-type="float" office:value="6.10130375" calcext:value-type="float">
            <text:p>6.10130375</text:p>
          </table:table-cell>
          <table:table-cell/>
          <table:table-cell table:formula="of:=[.G14]*[.$J$2]" office:value-type="float" office:value="14.16293525" calcext:value-type="float">
            <text:p>14.16293525</text:p>
          </table:table-cell>
          <table:table-cell table:formula="of:=[.H14]*[.$J$2]" office:value-type="float" office:value="67.3611285" calcext:value-type="float">
            <text:p>67.3611285</text:p>
          </table:table-cell>
          <table:table-cell table:number-columns-repeated="1008"/>
        </table:table-row>
        <table:table-row table:style-name="ro1">
          <table:table-cell office:value-type="float" office:value="85.998735" calcext:value-type="float">
            <text:p>85.998735</text:p>
          </table:table-cell>
          <table:table-cell office:value-type="float" office:value="49.2385" calcext:value-type="float">
            <text:p>49.2385</text:p>
          </table:table-cell>
          <table:table-cell/>
          <table:table-cell office:value-type="float" office:value="70.62207" calcext:value-type="float">
            <text:p>70.62207</text:p>
          </table:table-cell>
          <table:table-cell office:value-type="float" office:value="28.8335" calcext:value-type="float">
            <text:p>28.8335</text:p>
          </table:table-cell>
          <table:table-cell/>
          <table:table-cell office:value-type="float" office:value="60.635478" calcext:value-type="float">
            <text:p>60.635478</text:p>
          </table:table-cell>
          <table:table-cell office:value-type="float" office:value="264.216817" calcext:value-type="float">
            <text:p>264.216817</text:p>
          </table:table-cell>
          <table:table-cell table:number-columns-repeated="2"/>
          <table:table-cell table:formula="of:=[.D15]*[.$J$2]" office:value-type="float" office:value="17.6555175" calcext:value-type="float">
            <text:p>17.6555175</text:p>
          </table:table-cell>
          <table:table-cell table:formula="of:=[.E15]*[.$J$2]" office:value-type="float" office:value="7.208375" calcext:value-type="float">
            <text:p>7.208375</text:p>
          </table:table-cell>
          <table:table-cell/>
          <table:table-cell table:formula="of:=[.G15]*[.$J$2]" office:value-type="float" office:value="15.1588695" calcext:value-type="float">
            <text:p>15.1588695</text:p>
          </table:table-cell>
          <table:table-cell table:formula="of:=[.H15]*[.$J$2]" office:value-type="float" office:value="66.05420425" calcext:value-type="float">
            <text:p>66.05420425</text:p>
          </table:table-cell>
          <table:table-cell table:number-columns-repeated="1008"/>
        </table:table-row>
        <table:table-row table:style-name="ro1">
          <table:table-cell office:value-type="float" office:value="90.646406" calcext:value-type="float">
            <text:p>90.646406</text:p>
          </table:table-cell>
          <table:table-cell office:value-type="float" office:value="57.857903" calcext:value-type="float">
            <text:p>57.857903</text:p>
          </table:table-cell>
          <table:table-cell/>
          <table:table-cell office:value-type="float" office:value="74.913609" calcext:value-type="float">
            <text:p>74.913609</text:p>
          </table:table-cell>
          <table:table-cell office:value-type="float" office:value="33.576496" calcext:value-type="float">
            <text:p>33.576496</text:p>
          </table:table-cell>
          <table:table-cell/>
          <table:table-cell office:value-type="float" office:value="66.005321" calcext:value-type="float">
            <text:p>66.005321</text:p>
          </table:table-cell>
          <table:table-cell office:value-type="float" office:value="256.298909" calcext:value-type="float">
            <text:p>256.298909</text:p>
          </table:table-cell>
          <table:table-cell table:number-columns-repeated="2"/>
          <table:table-cell table:formula="of:=[.D16]*[.$J$2]" office:value-type="float" office:value="18.72840225" calcext:value-type="float">
            <text:p>18.72840225</text:p>
          </table:table-cell>
          <table:table-cell table:formula="of:=[.E16]*[.$J$2]" office:value-type="float" office:value="8.394124" calcext:value-type="float">
            <text:p>8.394124</text:p>
          </table:table-cell>
          <table:table-cell/>
          <table:table-cell table:formula="of:=[.G16]*[.$J$2]" office:value-type="float" office:value="16.50133025" calcext:value-type="float">
            <text:p>16.50133025</text:p>
          </table:table-cell>
          <table:table-cell table:formula="of:=[.H16]*[.$J$2]" office:value-type="float" office:value="64.07472725" calcext:value-type="float">
            <text:p>64.07472725</text:p>
          </table:table-cell>
          <table:table-cell table:number-columns-repeated="1008"/>
        </table:table-row>
        <table:table-row table:style-name="ro1">
          <table:table-cell office:value-type="float" office:value="94.773687" calcext:value-type="float">
            <text:p>94.773687</text:p>
          </table:table-cell>
          <table:table-cell office:value-type="float" office:value="66.758129" calcext:value-type="float">
            <text:p>66.758129</text:p>
          </table:table-cell>
          <table:table-cell/>
          <table:table-cell office:value-type="float" office:value="78.922643" calcext:value-type="float">
            <text:p>78.922643</text:p>
          </table:table-cell>
          <table:table-cell office:value-type="float" office:value="38.575339" calcext:value-type="float">
            <text:p>38.575339</text:p>
          </table:table-cell>
          <table:table-cell/>
          <table:table-cell office:value-type="float" office:value="70.954467" calcext:value-type="float">
            <text:p>70.954467</text:p>
          </table:table-cell>
          <table:table-cell office:value-type="float" office:value="248.098387" calcext:value-type="float">
            <text:p>248.098387</text:p>
          </table:table-cell>
          <table:table-cell table:number-columns-repeated="2"/>
          <table:table-cell table:formula="of:=[.D17]*[.$J$2]" office:value-type="float" office:value="19.73066075" calcext:value-type="float">
            <text:p>19.73066075</text:p>
          </table:table-cell>
          <table:table-cell table:formula="of:=[.E17]*[.$J$2]" office:value-type="float" office:value="9.64383475" calcext:value-type="float">
            <text:p>9.64383475</text:p>
          </table:table-cell>
          <table:table-cell/>
          <table:table-cell table:formula="of:=[.G17]*[.$J$2]" office:value-type="float" office:value="17.73861675" calcext:value-type="float">
            <text:p>17.73861675</text:p>
          </table:table-cell>
          <table:table-cell table:formula="of:=[.H17]*[.$J$2]" office:value-type="float" office:value="62.02459675" calcext:value-type="float">
            <text:p>62.02459675</text:p>
          </table:table-cell>
          <table:table-cell table:number-columns-repeated="1008"/>
        </table:table-row>
        <table:table-row table:style-name="ro1">
          <table:table-cell office:value-type="float" office:value="98.356051" calcext:value-type="float">
            <text:p>98.356051</text:p>
          </table:table-cell>
          <table:table-cell office:value-type="float" office:value="75.89089" calcext:value-type="float">
            <text:p>75.89089</text:p>
          </table:table-cell>
          <table:table-cell/>
          <table:table-cell office:value-type="float" office:value="82.625557" calcext:value-type="float">
            <text:p>82.625557</text:p>
          </table:table-cell>
          <table:table-cell office:value-type="float" office:value="43.804512" calcext:value-type="float">
            <text:p>43.804512</text:p>
          </table:table-cell>
          <table:table-cell/>
          <table:table-cell office:value-type="float" office:value="75.536663" calcext:value-type="float">
            <text:p>75.536663</text:p>
          </table:table-cell>
          <table:table-cell office:value-type="float" office:value="239.679948" calcext:value-type="float">
            <text:p>239.679948</text:p>
          </table:table-cell>
          <table:table-cell table:number-columns-repeated="2"/>
          <table:table-cell table:formula="of:=[.D18]*[.$J$2]" office:value-type="float" office:value="20.65638925" calcext:value-type="float">
            <text:p>20.65638925</text:p>
          </table:table-cell>
          <table:table-cell table:formula="of:=[.E18]*[.$J$2]" office:value-type="float" office:value="10.951128" calcext:value-type="float">
            <text:p>10.951128</text:p>
          </table:table-cell>
          <table:table-cell/>
          <table:table-cell table:formula="of:=[.G18]*[.$J$2]" office:value-type="float" office:value="18.88416575" calcext:value-type="float">
            <text:p>18.88416575</text:p>
          </table:table-cell>
          <table:table-cell table:formula="of:=[.H18]*[.$J$2]" office:value-type="float" office:value="59.919987" calcext:value-type="float">
            <text:p>59.919987</text:p>
          </table:table-cell>
          <table:table-cell table:number-columns-repeated="1008"/>
        </table:table-row>
        <table:table-row table:style-name="ro1">
          <table:table-cell office:value-type="float" office:value="101.36897" calcext:value-type="float">
            <text:p>101.36897</text:p>
          </table:table-cell>
          <table:table-cell office:value-type="float" office:value="85.2079" calcext:value-type="float">
            <text:p>85.2079</text:p>
          </table:table-cell>
          <table:table-cell/>
          <table:table-cell office:value-type="float" office:value="85.998735" calcext:value-type="float">
            <text:p>85.998735</text:p>
          </table:table-cell>
          <table:table-cell office:value-type="float" office:value="49.2385" calcext:value-type="float">
            <text:p>49.2385</text:p>
          </table:table-cell>
          <table:table-cell/>
          <table:table-cell office:value-type="float" office:value="79.805655" calcext:value-type="float">
            <text:p>79.805655</text:p>
          </table:table-cell>
          <table:table-cell office:value-type="float" office:value="231.10829" calcext:value-type="float">
            <text:p>231.10829</text:p>
          </table:table-cell>
          <table:table-cell table:number-columns-repeated="2"/>
          <table:table-cell table:formula="of:=[.D19]*[.$J$2]" office:value-type="float" office:value="21.49968375" calcext:value-type="float">
            <text:p>21.49968375</text:p>
          </table:table-cell>
          <table:table-cell table:formula="of:=[.E19]*[.$J$2]" office:value-type="float" office:value="12.309625" calcext:value-type="float">
            <text:p>12.309625</text:p>
          </table:table-cell>
          <table:table-cell/>
          <table:table-cell table:formula="of:=[.G19]*[.$J$2]" office:value-type="float" office:value="19.95141375" calcext:value-type="float">
            <text:p>19.95141375</text:p>
          </table:table-cell>
          <table:table-cell table:formula="of:=[.H19]*[.$J$2]" office:value-type="float" office:value="57.7770725" calcext:value-type="float">
            <text:p>57.7770725</text:p>
          </table:table-cell>
          <table:table-cell table:number-columns-repeated="1008"/>
        </table:table-row>
        <table:table-row table:style-name="ro1">
          <table:table-cell office:value-type="float" office:value="103.762809" calcext:value-type="float">
            <text:p>103.762809</text:p>
          </table:table-cell>
          <table:table-cell office:value-type="float" office:value="94.668734" calcext:value-type="float">
            <text:p>94.668734</text:p>
          </table:table-cell>
          <table:table-cell/>
          <table:table-cell office:value-type="float" office:value="90.646406" calcext:value-type="float">
            <text:p>90.646406</text:p>
          </table:table-cell>
          <table:table-cell office:value-type="float" office:value="57.857903" calcext:value-type="float">
            <text:p>57.857903</text:p>
          </table:table-cell>
          <table:table-cell/>
          <table:table-cell office:value-type="float" office:value="83.55251" calcext:value-type="float">
            <text:p>83.55251</text:p>
          </table:table-cell>
          <table:table-cell office:value-type="float" office:value="222.858935" calcext:value-type="float">
            <text:p>222.858935</text:p>
          </table:table-cell>
          <table:table-cell table:number-columns-repeated="2"/>
          <table:table-cell table:formula="of:=[.D20]*[.$J$2]" office:value-type="float" office:value="22.6616015" calcext:value-type="float">
            <text:p>22.6616015</text:p>
          </table:table-cell>
          <table:table-cell table:formula="of:=[.E20]*[.$J$2]" office:value-type="float" office:value="14.46447575" calcext:value-type="float">
            <text:p>14.46447575</text:p>
          </table:table-cell>
          <table:table-cell/>
          <table:table-cell table:formula="of:=[.G20]*[.$J$2]" office:value-type="float" office:value="20.8881275" calcext:value-type="float">
            <text:p>20.8881275</text:p>
          </table:table-cell>
          <table:table-cell table:formula="of:=[.H20]*[.$J$2]" office:value-type="float" office:value="55.71473375" calcext:value-type="float">
            <text:p>55.71473375</text:p>
          </table:table-cell>
          <table:table-cell table:number-columns-repeated="1008"/>
        </table:table-row>
        <table:table-row table:style-name="ro1">
          <table:table-cell office:value-type="float" office:value="105.557565" calcext:value-type="float">
            <text:p>105.557565</text:p>
          </table:table-cell>
          <table:table-cell office:value-type="float" office:value="104.278701" calcext:value-type="float">
            <text:p>104.278701</text:p>
          </table:table-cell>
          <table:table-cell/>
          <table:table-cell office:value-type="float" office:value="94.773687" calcext:value-type="float">
            <text:p>94.773687</text:p>
          </table:table-cell>
          <table:table-cell office:value-type="float" office:value="66.758129" calcext:value-type="float">
            <text:p>66.758129</text:p>
          </table:table-cell>
          <table:table-cell/>
          <table:table-cell office:value-type="float" office:value="86.973156" calcext:value-type="float">
            <text:p>86.973156</text:p>
          </table:table-cell>
          <table:table-cell office:value-type="float" office:value="214.461689" calcext:value-type="float">
            <text:p>214.461689</text:p>
          </table:table-cell>
          <table:table-cell table:number-columns-repeated="2"/>
          <table:table-cell table:formula="of:=[.D21]*[.$J$2]" office:value-type="float" office:value="23.69342175" calcext:value-type="float">
            <text:p>23.69342175</text:p>
          </table:table-cell>
          <table:table-cell table:formula="of:=[.E21]*[.$J$2]" office:value-type="float" office:value="16.68953225" calcext:value-type="float">
            <text:p>16.68953225</text:p>
          </table:table-cell>
          <table:table-cell/>
          <table:table-cell table:formula="of:=[.G21]*[.$J$2]" office:value-type="float" office:value="21.743289" calcext:value-type="float">
            <text:p>21.743289</text:p>
          </table:table-cell>
          <table:table-cell table:formula="of:=[.H21]*[.$J$2]" office:value-type="float" office:value="53.61542225" calcext:value-type="float">
            <text:p>53.61542225</text:p>
          </table:table-cell>
          <table:table-cell table:number-columns-repeated="1008"/>
        </table:table-row>
        <table:table-row table:style-name="ro1">
          <table:table-cell office:value-type="float" office:value="106.810828" calcext:value-type="float">
            <text:p>106.810828</text:p>
          </table:table-cell>
          <table:table-cell office:value-type="float" office:value="113.981048" calcext:value-type="float">
            <text:p>113.981048</text:p>
          </table:table-cell>
          <table:table-cell/>
          <table:table-cell office:value-type="float" office:value="98.356051" calcext:value-type="float">
            <text:p>98.356051</text:p>
          </table:table-cell>
          <table:table-cell office:value-type="float" office:value="75.89089" calcext:value-type="float">
            <text:p>75.89089</text:p>
          </table:table-cell>
          <table:table-cell/>
          <table:table-cell office:value-type="float" office:value="90.069729" calcext:value-type="float">
            <text:p>90.069729</text:p>
          </table:table-cell>
          <table:table-cell office:value-type="float" office:value="205.93886" calcext:value-type="float">
            <text:p>205.93886</text:p>
          </table:table-cell>
          <table:table-cell table:number-columns-repeated="2"/>
          <table:table-cell table:formula="of:=[.D22]*[.$J$2]" office:value-type="float" office:value="24.58901275" calcext:value-type="float">
            <text:p>24.58901275</text:p>
          </table:table-cell>
          <table:table-cell table:formula="of:=[.E22]*[.$J$2]" office:value-type="float" office:value="18.9727225" calcext:value-type="float">
            <text:p>18.9727225</text:p>
          </table:table-cell>
          <table:table-cell/>
          <table:table-cell table:formula="of:=[.G22]*[.$J$2]" office:value-type="float" office:value="22.51743225" calcext:value-type="float">
            <text:p>22.51743225</text:p>
          </table:table-cell>
          <table:table-cell table:formula="of:=[.H22]*[.$J$2]" office:value-type="float" office:value="51.484715" calcext:value-type="float">
            <text:p>51.484715</text:p>
          </table:table-cell>
          <table:table-cell table:number-columns-repeated="1008"/>
        </table:table-row>
        <table:table-row table:style-name="ro1">
          <table:table-cell office:value-type="float" office:value="107.58019" calcext:value-type="float">
            <text:p>107.58019</text:p>
          </table:table-cell>
          <table:table-cell office:value-type="float" office:value="123.71902" calcext:value-type="float">
            <text:p>123.71902</text:p>
          </table:table-cell>
          <table:table-cell/>
          <table:table-cell office:value-type="float" office:value="101.36897" calcext:value-type="float">
            <text:p>101.36897</text:p>
          </table:table-cell>
          <table:table-cell office:value-type="float" office:value="85.2079" calcext:value-type="float">
            <text:p>85.2079</text:p>
          </table:table-cell>
          <table:table-cell/>
          <table:table-cell office:value-type="float" office:value="92.844365" calcext:value-type="float">
            <text:p>92.844365</text:p>
          </table:table-cell>
          <table:table-cell office:value-type="float" office:value="197.31276" calcext:value-type="float">
            <text:p>197.31276</text:p>
          </table:table-cell>
          <table:table-cell table:number-columns-repeated="2"/>
          <table:table-cell table:formula="of:=[.D23]*[.$J$2]" office:value-type="float" office:value="25.3422425" calcext:value-type="float">
            <text:p>25.3422425</text:p>
          </table:table-cell>
          <table:table-cell table:formula="of:=[.E23]*[.$J$2]" office:value-type="float" office:value="21.301975" calcext:value-type="float">
            <text:p>21.301975</text:p>
          </table:table-cell>
          <table:table-cell/>
          <table:table-cell table:formula="of:=[.G23]*[.$J$2]" office:value-type="float" office:value="23.21109125" calcext:value-type="float">
            <text:p>23.21109125</text:p>
          </table:table-cell>
          <table:table-cell table:formula="of:=[.H23]*[.$J$2]" office:value-type="float" office:value="49.32819" calcext:value-type="float">
            <text:p>49.32819</text:p>
          </table:table-cell>
          <table:table-cell table:number-columns-repeated="1008"/>
        </table:table-row>
        <table:table-row table:style-name="ro1">
          <table:table-cell office:value-type="float" office:value="107.837002" calcext:value-type="float">
            <text:p>107.837002</text:p>
          </table:table-cell>
          <table:table-cell office:value-type="float" office:value="133.413804" calcext:value-type="float">
            <text:p>133.413804</text:p>
          </table:table-cell>
          <table:table-cell/>
          <table:table-cell office:value-type="float" office:value="103.762809" calcext:value-type="float">
            <text:p>103.762809</text:p>
          </table:table-cell>
          <table:table-cell office:value-type="float" office:value="94.668734" calcext:value-type="float">
            <text:p>94.668734</text:p>
          </table:table-cell>
          <table:table-cell/>
          <table:table-cell office:value-type="float" office:value="95.347307" calcext:value-type="float">
            <text:p>95.347307</text:p>
          </table:table-cell>
          <table:table-cell office:value-type="float" office:value="188.466786" calcext:value-type="float">
            <text:p>188.466786</text:p>
          </table:table-cell>
          <table:table-cell table:number-columns-repeated="2"/>
          <table:table-cell table:formula="of:=[.D24]*[.$J$2]" office:value-type="float" office:value="25.94070225" calcext:value-type="float">
            <text:p>25.94070225</text:p>
          </table:table-cell>
          <table:table-cell table:formula="of:=[.E24]*[.$J$2]" office:value-type="float" office:value="23.6671835" calcext:value-type="float">
            <text:p>23.6671835</text:p>
          </table:table-cell>
          <table:table-cell/>
          <table:table-cell table:formula="of:=[.G24]*[.$J$2]" office:value-type="float" office:value="23.83682675" calcext:value-type="float">
            <text:p>23.83682675</text:p>
          </table:table-cell>
          <table:table-cell table:formula="of:=[.H24]*[.$J$2]" office:value-type="float" office:value="47.1166965" calcext:value-type="float">
            <text:p>47.1166965</text:p>
          </table:table-cell>
          <table:table-cell table:number-columns-repeated="1008"/>
        </table:table-row>
        <table:table-row table:style-name="ro1">
          <table:table-cell office:value-type="float" office:value="107.567421" calcext:value-type="float">
            <text:p>107.567421</text:p>
          </table:table-cell>
          <table:table-cell office:value-type="float" office:value="143.12047" calcext:value-type="float">
            <text:p>143.12047</text:p>
          </table:table-cell>
          <table:table-cell/>
          <table:table-cell office:value-type="float" office:value="105.557565" calcext:value-type="float">
            <text:p>105.557565</text:p>
          </table:table-cell>
          <table:table-cell office:value-type="float" office:value="104.278701" calcext:value-type="float">
            <text:p>104.278701</text:p>
          </table:table-cell>
          <table:table-cell/>
          <table:table-cell office:value-type="float" office:value="97.527678" calcext:value-type="float">
            <text:p>97.527678</text:p>
          </table:table-cell>
          <table:table-cell office:value-type="float" office:value="179.528601" calcext:value-type="float">
            <text:p>179.528601</text:p>
          </table:table-cell>
          <table:table-cell table:number-columns-repeated="2"/>
          <table:table-cell table:formula="of:=[.D25]*[.$J$2]" office:value-type="float" office:value="26.38939125" calcext:value-type="float">
            <text:p>26.38939125</text:p>
          </table:table-cell>
          <table:table-cell table:formula="of:=[.E25]*[.$J$2]" office:value-type="float" office:value="26.06967525" calcext:value-type="float">
            <text:p>26.06967525</text:p>
          </table:table-cell>
          <table:table-cell/>
          <table:table-cell table:formula="of:=[.G25]*[.$J$2]" office:value-type="float" office:value="24.3819195" calcext:value-type="float">
            <text:p>24.3819195</text:p>
          </table:table-cell>
          <table:table-cell table:formula="of:=[.H25]*[.$J$2]" office:value-type="float" office:value="44.88215025" calcext:value-type="float">
            <text:p>44.88215025</text:p>
          </table:table-cell>
          <table:table-cell table:number-columns-repeated="1008"/>
        </table:table-row>
        <table:table-row table:style-name="ro1">
          <table:table-cell office:value-type="float" office:value="106.841505" calcext:value-type="float">
            <text:p>106.841505</text:p>
          </table:table-cell>
          <table:table-cell office:value-type="float" office:value="152.809661" calcext:value-type="float">
            <text:p>152.809661</text:p>
          </table:table-cell>
          <table:table-cell/>
          <table:table-cell office:value-type="float" office:value="106.810828" calcext:value-type="float">
            <text:p>106.810828</text:p>
          </table:table-cell>
          <table:table-cell office:value-type="float" office:value="113.981048" calcext:value-type="float">
            <text:p>113.981048</text:p>
          </table:table-cell>
          <table:table-cell/>
          <table:table-cell office:value-type="float" office:value="99.348749" calcext:value-type="float">
            <text:p>99.348749</text:p>
          </table:table-cell>
          <table:table-cell office:value-type="float" office:value="170.5128" calcext:value-type="float">
            <text:p>170.5128</text:p>
          </table:table-cell>
          <table:table-cell table:number-columns-repeated="2"/>
          <table:table-cell table:formula="of:=[.D26]*[.$J$2]" office:value-type="float" office:value="26.702707" calcext:value-type="float">
            <text:p>26.702707</text:p>
          </table:table-cell>
          <table:table-cell table:formula="of:=[.E26]*[.$J$2]" office:value-type="float" office:value="28.495262" calcext:value-type="float">
            <text:p>28.495262</text:p>
          </table:table-cell>
          <table:table-cell/>
          <table:table-cell table:formula="of:=[.G26]*[.$J$2]" office:value-type="float" office:value="24.83718725" calcext:value-type="float">
            <text:p>24.83718725</text:p>
          </table:table-cell>
          <table:table-cell table:formula="of:=[.H26]*[.$J$2]" office:value-type="float" office:value="42.6282" calcext:value-type="float">
            <text:p>42.6282</text:p>
          </table:table-cell>
          <table:table-cell table:number-columns-repeated="1008"/>
        </table:table-row>
        <table:table-row table:style-name="ro1">
          <table:table-cell office:value-type="float" office:value="105.72931" calcext:value-type="float">
            <text:p>105.72931</text:p>
          </table:table-cell>
          <table:table-cell office:value-type="float" office:value="162.45202" calcext:value-type="float">
            <text:p>162.45202</text:p>
          </table:table-cell>
          <table:table-cell/>
          <table:table-cell office:value-type="float" office:value="107.58019" calcext:value-type="float">
            <text:p>107.58019</text:p>
          </table:table-cell>
          <table:table-cell office:value-type="float" office:value="123.71902" calcext:value-type="float">
            <text:p>123.71902</text:p>
          </table:table-cell>
          <table:table-cell/>
          <table:table-cell office:value-type="float" office:value="100.77379" calcext:value-type="float">
            <text:p>100.77379</text:p>
          </table:table-cell>
          <table:table-cell office:value-type="float" office:value="161.43398" calcext:value-type="float">
            <text:p>161.43398</text:p>
          </table:table-cell>
          <table:table-cell table:number-columns-repeated="2"/>
          <table:table-cell table:formula="of:=[.D27]*[.$J$2]" office:value-type="float" office:value="26.8950475" calcext:value-type="float">
            <text:p>26.8950475</text:p>
          </table:table-cell>
          <table:table-cell table:formula="of:=[.E27]*[.$J$2]" office:value-type="float" office:value="30.929755" calcext:value-type="float">
            <text:p>30.929755</text:p>
          </table:table-cell>
          <table:table-cell/>
          <table:table-cell table:formula="of:=[.G27]*[.$J$2]" office:value-type="float" office:value="25.1934475" calcext:value-type="float">
            <text:p>25.1934475</text:p>
          </table:table-cell>
          <table:table-cell table:formula="of:=[.H27]*[.$J$2]" office:value-type="float" office:value="40.358495" calcext:value-type="float">
            <text:p>40.358495</text:p>
          </table:table-cell>
          <table:table-cell table:number-columns-repeated="1008"/>
        </table:table-row>
        <table:table-row table:style-name="ro1">
          <table:table-cell office:value-type="float" office:value="104.234151" calcext:value-type="float">
            <text:p>104.234151</text:p>
          </table:table-cell>
          <table:table-cell office:value-type="float" office:value="171.977534" calcext:value-type="float">
            <text:p>171.977534</text:p>
          </table:table-cell>
          <table:table-cell/>
          <table:table-cell office:value-type="float" office:value="107.837002" calcext:value-type="float">
            <text:p>107.837002</text:p>
          </table:table-cell>
          <table:table-cell office:value-type="float" office:value="133.413804" calcext:value-type="float">
            <text:p>133.413804</text:p>
          </table:table-cell>
          <table:table-cell/>
          <table:table-cell office:value-type="float" office:value="101.833832" calcext:value-type="float">
            <text:p>101.833832</text:p>
          </table:table-cell>
          <table:table-cell office:value-type="float" office:value="152.243793" calcext:value-type="float">
            <text:p>152.243793</text:p>
          </table:table-cell>
          <table:table-cell table:number-columns-repeated="2"/>
          <table:table-cell table:formula="of:=[.D28]*[.$J$2]" office:value-type="float" office:value="26.9592505" calcext:value-type="float">
            <text:p>26.9592505</text:p>
          </table:table-cell>
          <table:table-cell table:formula="of:=[.E28]*[.$J$2]" office:value-type="float" office:value="33.353451" calcext:value-type="float">
            <text:p>33.353451</text:p>
          </table:table-cell>
          <table:table-cell/>
          <table:table-cell table:formula="of:=[.G28]*[.$J$2]" office:value-type="float" office:value="25.458458" calcext:value-type="float">
            <text:p>25.458458</text:p>
          </table:table-cell>
          <table:table-cell table:formula="of:=[.H28]*[.$J$2]" office:value-type="float" office:value="38.06094825" calcext:value-type="float">
            <text:p>38.06094825</text:p>
          </table:table-cell>
          <table:table-cell table:number-columns-repeated="1008"/>
        </table:table-row>
        <table:table-row table:style-name="ro1">
          <table:table-cell office:value-type="float" office:value="102.32348" calcext:value-type="float">
            <text:p>102.32348</text:p>
          </table:table-cell>
          <table:table-cell office:value-type="float" office:value="181.436926" calcext:value-type="float">
            <text:p>181.436926</text:p>
          </table:table-cell>
          <table:table-cell/>
          <table:table-cell office:value-type="float" office:value="107.567421" calcext:value-type="float">
            <text:p>107.567421</text:p>
          </table:table-cell>
          <table:table-cell office:value-type="float" office:value="143.12047" calcext:value-type="float">
            <text:p>143.12047</text:p>
          </table:table-cell>
          <table:table-cell/>
          <table:table-cell office:value-type="float" office:value="102.525707" calcext:value-type="float">
            <text:p>102.525707</text:p>
          </table:table-cell>
          <table:table-cell office:value-type="float" office:value="143.008971" calcext:value-type="float">
            <text:p>143.008971</text:p>
          </table:table-cell>
          <table:table-cell table:number-columns-repeated="2"/>
          <table:table-cell table:formula="of:=[.D29]*[.$J$2]" office:value-type="float" office:value="26.89185525" calcext:value-type="float">
            <text:p>26.89185525</text:p>
          </table:table-cell>
          <table:table-cell table:formula="of:=[.E29]*[.$J$2]" office:value-type="float" office:value="35.7801175" calcext:value-type="float">
            <text:p>35.7801175</text:p>
          </table:table-cell>
          <table:table-cell/>
          <table:table-cell table:formula="of:=[.G29]*[.$J$2]" office:value-type="float" office:value="25.63142675" calcext:value-type="float">
            <text:p>25.63142675</text:p>
          </table:table-cell>
          <table:table-cell table:formula="of:=[.H29]*[.$J$2]" office:value-type="float" office:value="35.75224275" calcext:value-type="float">
            <text:p>35.75224275</text:p>
          </table:table-cell>
          <table:table-cell table:number-columns-repeated="1008"/>
        </table:table-row>
        <table:table-row table:style-name="ro1">
          <table:table-cell office:value-type="float" office:value="100.03583" calcext:value-type="float">
            <text:p>100.03583</text:p>
          </table:table-cell>
          <table:table-cell office:value-type="float" office:value="190.814886" calcext:value-type="float">
            <text:p>190.814886</text:p>
          </table:table-cell>
          <table:table-cell/>
          <table:table-cell office:value-type="float" office:value="106.841505" calcext:value-type="float">
            <text:p>106.841505</text:p>
          </table:table-cell>
          <table:table-cell office:value-type="float" office:value="152.809661" calcext:value-type="float">
            <text:p>152.809661</text:p>
          </table:table-cell>
          <table:table-cell/>
          <table:table-cell office:value-type="float" office:value="102.782646" calcext:value-type="float">
            <text:p>102.782646</text:p>
          </table:table-cell>
          <table:table-cell office:value-type="float" office:value="133.757494" calcext:value-type="float">
            <text:p>133.757494</text:p>
          </table:table-cell>
          <table:table-cell table:number-columns-repeated="2"/>
          <table:table-cell table:formula="of:=[.D30]*[.$J$2]" office:value-type="float" office:value="26.71037625" calcext:value-type="float">
            <text:p>26.71037625</text:p>
          </table:table-cell>
          <table:table-cell table:formula="of:=[.E30]*[.$J$2]" office:value-type="float" office:value="38.20241525" calcext:value-type="float">
            <text:p>38.20241525</text:p>
          </table:table-cell>
          <table:table-cell/>
          <table:table-cell table:formula="of:=[.G30]*[.$J$2]" office:value-type="float" office:value="25.6956615" calcext:value-type="float">
            <text:p>25.6956615</text:p>
          </table:table-cell>
          <table:table-cell table:formula="of:=[.H30]*[.$J$2]" office:value-type="float" office:value="33.4393735" calcext:value-type="float">
            <text:p>33.4393735</text:p>
          </table:table-cell>
          <table:table-cell table:number-columns-repeated="1008"/>
        </table:table-row>
        <table:table-row table:style-name="ro1">
          <table:table-cell office:value-type="float" office:value="97.409735" calcext:value-type="float">
            <text:p>97.409735</text:p>
          </table:table-cell>
          <table:table-cell office:value-type="float" office:value="200.0961" calcext:value-type="float">
            <text:p>200.0961</text:p>
          </table:table-cell>
          <table:table-cell/>
          <table:table-cell office:value-type="float" office:value="105.72931" calcext:value-type="float">
            <text:p>105.72931</text:p>
          </table:table-cell>
          <table:table-cell office:value-type="float" office:value="162.45202" calcext:value-type="float">
            <text:p>162.45202</text:p>
          </table:table-cell>
          <table:table-cell/>
          <table:table-cell office:value-type="float" office:value="102.53788" calcext:value-type="float">
            <text:p>102.53788</text:p>
          </table:table-cell>
          <table:table-cell office:value-type="float" office:value="124.51734" calcext:value-type="float">
            <text:p>124.51734</text:p>
          </table:table-cell>
          <table:table-cell table:number-columns-repeated="2"/>
          <table:table-cell table:formula="of:=[.D31]*[.$J$2]" office:value-type="float" office:value="26.4323275" calcext:value-type="float">
            <text:p>26.4323275</text:p>
          </table:table-cell>
          <table:table-cell table:formula="of:=[.E31]*[.$J$2]" office:value-type="float" office:value="40.613005" calcext:value-type="float">
            <text:p>40.613005</text:p>
          </table:table-cell>
          <table:table-cell/>
          <table:table-cell table:formula="of:=[.G31]*[.$J$2]" office:value-type="float" office:value="25.63447" calcext:value-type="float">
            <text:p>25.63447</text:p>
          </table:table-cell>
          <table:table-cell table:formula="of:=[.H31]*[.$J$2]" office:value-type="float" office:value="31.129335" calcext:value-type="float">
            <text:p>31.129335</text:p>
          </table:table-cell>
          <table:table-cell table:number-columns-repeated="1008"/>
        </table:table-row>
        <table:table-row table:style-name="ro1">
          <table:table-cell office:value-type="float" office:value="94.518431" calcext:value-type="float">
            <text:p>94.518431</text:p>
          </table:table-cell>
          <table:table-cell office:value-type="float" office:value="209.156273" calcext:value-type="float">
            <text:p>209.156273</text:p>
          </table:table-cell>
          <table:table-cell/>
          <table:table-cell office:value-type="float" office:value="104.234151" calcext:value-type="float">
            <text:p>104.234151</text:p>
          </table:table-cell>
          <table:table-cell office:value-type="float" office:value="171.977534" calcext:value-type="float">
            <text:p>171.977534</text:p>
          </table:table-cell>
          <table:table-cell/>
          <table:table-cell office:value-type="float" office:value="101.791283" calcext:value-type="float">
            <text:p>101.791283</text:p>
          </table:table-cell>
          <table:table-cell office:value-type="float" office:value="115.239828" calcext:value-type="float">
            <text:p>115.239828</text:p>
          </table:table-cell>
          <table:table-cell table:number-columns-repeated="2"/>
          <table:table-cell table:formula="of:=[.D32]*[.$J$2]" office:value-type="float" office:value="26.05853775" calcext:value-type="float">
            <text:p>26.05853775</text:p>
          </table:table-cell>
          <table:table-cell table:formula="of:=[.E32]*[.$J$2]" office:value-type="float" office:value="42.9943835" calcext:value-type="float">
            <text:p>42.9943835</text:p>
          </table:table-cell>
          <table:table-cell/>
          <table:table-cell table:formula="of:=[.G32]*[.$J$2]" office:value-type="float" office:value="25.44782075" calcext:value-type="float">
            <text:p>25.44782075</text:p>
          </table:table-cell>
          <table:table-cell table:formula="of:=[.H32]*[.$J$2]" office:value-type="float" office:value="28.809957" calcext:value-type="float">
            <text:p>28.809957</text:p>
          </table:table-cell>
          <table:table-cell table:number-columns-repeated="1008"/>
        </table:table-row>
        <table:table-row table:style-name="ro1">
          <table:table-cell office:value-type="float" office:value="91.302584" calcext:value-type="float">
            <text:p>91.302584</text:p>
          </table:table-cell>
          <table:table-cell office:value-type="float" office:value="218.114528" calcext:value-type="float">
            <text:p>218.114528</text:p>
          </table:table-cell>
          <table:table-cell/>
          <table:table-cell office:value-type="float" office:value="102.32348" calcext:value-type="float">
            <text:p>102.32348</text:p>
          </table:table-cell>
          <table:table-cell office:value-type="float" office:value="181.436926" calcext:value-type="float">
            <text:p>181.436926</text:p>
          </table:table-cell>
          <table:table-cell/>
          <table:table-cell office:value-type="float" office:value="100.574605" calcext:value-type="float">
            <text:p>100.574605</text:p>
          </table:table-cell>
          <table:table-cell office:value-type="float" office:value="105.998796" calcext:value-type="float">
            <text:p>105.998796</text:p>
          </table:table-cell>
          <table:table-cell table:number-columns-repeated="2"/>
          <table:table-cell table:formula="of:=[.D33]*[.$J$2]" office:value-type="float" office:value="25.58087" calcext:value-type="float">
            <text:p>25.58087</text:p>
          </table:table-cell>
          <table:table-cell table:formula="of:=[.E33]*[.$J$2]" office:value-type="float" office:value="45.3592315" calcext:value-type="float">
            <text:p>45.3592315</text:p>
          </table:table-cell>
          <table:table-cell/>
          <table:table-cell table:formula="of:=[.G33]*[.$J$2]" office:value-type="float" office:value="25.14365125" calcext:value-type="float">
            <text:p>25.14365125</text:p>
          </table:table-cell>
          <table:table-cell table:formula="of:=[.H33]*[.$J$2]" office:value-type="float" office:value="26.499699" calcext:value-type="float">
            <text:p>26.499699</text:p>
          </table:table-cell>
          <table:table-cell table:number-columns-repeated="1008"/>
        </table:table-row>
        <table:table-row table:style-name="ro1">
          <table:table-cell office:value-type="float" office:value="87.720255" calcext:value-type="float">
            <text:p>87.720255</text:p>
          </table:table-cell>
          <table:table-cell office:value-type="float" office:value="226.928149" calcext:value-type="float">
            <text:p>226.928149</text:p>
          </table:table-cell>
          <table:table-cell/>
          <table:table-cell office:value-type="float" office:value="100.03583" calcext:value-type="float">
            <text:p>100.03583</text:p>
          </table:table-cell>
          <table:table-cell office:value-type="float" office:value="190.814886" calcext:value-type="float">
            <text:p>190.814886</text:p>
          </table:table-cell>
          <table:table-cell/>
          <table:table-cell office:value-type="float" office:value="98.859576" calcext:value-type="float">
            <text:p>98.859576</text:p>
          </table:table-cell>
          <table:table-cell office:value-type="float" office:value="96.840747" calcext:value-type="float">
            <text:p>96.840747</text:p>
          </table:table-cell>
          <table:table-cell table:number-columns-repeated="2"/>
          <table:table-cell table:formula="of:=[.D34]*[.$J$2]" office:value-type="float" office:value="25.0089575" calcext:value-type="float">
            <text:p>25.0089575</text:p>
          </table:table-cell>
          <table:table-cell table:formula="of:=[.E34]*[.$J$2]" office:value-type="float" office:value="47.7037215" calcext:value-type="float">
            <text:p>47.7037215</text:p>
          </table:table-cell>
          <table:table-cell/>
          <table:table-cell table:formula="of:=[.G34]*[.$J$2]" office:value-type="float" office:value="24.714894" calcext:value-type="float">
            <text:p>24.714894</text:p>
          </table:table-cell>
          <table:table-cell table:formula="of:=[.H34]*[.$J$2]" office:value-type="float" office:value="24.21018675" calcext:value-type="float">
            <text:p>24.21018675</text:p>
          </table:table-cell>
          <table:table-cell table:number-columns-repeated="1008"/>
        </table:table-row>
        <table:table-row table:style-name="ro1">
          <table:table-cell office:value-type="float" office:value="83.729505" calcext:value-type="float">
            <text:p>83.729505</text:p>
          </table:table-cell>
          <table:table-cell office:value-type="float" office:value="235.55442" calcext:value-type="float">
            <text:p>235.55442</text:p>
          </table:table-cell>
          <table:table-cell/>
          <table:table-cell office:value-type="float" office:value="97.409735" calcext:value-type="float">
            <text:p>97.409735</text:p>
          </table:table-cell>
          <table:table-cell office:value-type="float" office:value="200.0961" calcext:value-type="float">
            <text:p>200.0961</text:p>
          </table:table-cell>
          <table:table-cell/>
          <table:table-cell office:value-type="float" office:value="96.617925" calcext:value-type="float">
            <text:p>96.617925</text:p>
          </table:table-cell>
          <table:table-cell office:value-type="float" office:value="87.81218" calcext:value-type="float">
            <text:p>87.81218</text:p>
          </table:table-cell>
          <table:table-cell table:number-columns-repeated="2"/>
          <table:table-cell table:formula="of:=[.D35]*[.$J$2]" office:value-type="float" office:value="24.35243375" calcext:value-type="float">
            <text:p>24.35243375</text:p>
          </table:table-cell>
          <table:table-cell table:formula="of:=[.E35]*[.$J$2]" office:value-type="float" office:value="50.024025" calcext:value-type="float">
            <text:p>50.024025</text:p>
          </table:table-cell>
          <table:table-cell/>
          <table:table-cell table:formula="of:=[.G35]*[.$J$2]" office:value-type="float" office:value="24.15448125" calcext:value-type="float">
            <text:p>24.15448125</text:p>
          </table:table-cell>
          <table:table-cell table:formula="of:=[.H35]*[.$J$2]" office:value-type="float" office:value="21.953045" calcext:value-type="float">
            <text:p>21.953045</text:p>
          </table:table-cell>
          <table:table-cell table:number-columns-repeated="1008"/>
        </table:table-row>
        <table:table-row table:style-name="ro1">
          <table:table-cell office:value-type="float" office:value="79.213171" calcext:value-type="float">
            <text:p>79.213171</text:p>
          </table:table-cell>
          <table:table-cell office:value-type="float" office:value="244.1821" calcext:value-type="float">
            <text:p>244.1821</text:p>
          </table:table-cell>
          <table:table-cell/>
          <table:table-cell office:value-type="float" office:value="94.518431" calcext:value-type="float">
            <text:p>94.518431</text:p>
          </table:table-cell>
          <table:table-cell office:value-type="float" office:value="209.156273" calcext:value-type="float">
            <text:p>209.156273</text:p>
          </table:table-cell>
          <table:table-cell/>
          <table:table-cell office:value-type="float" office:value="93.799251" calcext:value-type="float">
            <text:p>93.799251</text:p>
          </table:table-cell>
          <table:table-cell office:value-type="float" office:value="78.676208" calcext:value-type="float">
            <text:p>78.676208</text:p>
          </table:table-cell>
          <table:table-cell table:number-columns-repeated="2"/>
          <table:table-cell table:formula="of:=[.D36]*[.$J$2]" office:value-type="float" office:value="23.62960775" calcext:value-type="float">
            <text:p>23.62960775</text:p>
          </table:table-cell>
          <table:table-cell table:formula="of:=[.E36]*[.$J$2]" office:value-type="float" office:value="52.28906825" calcext:value-type="float">
            <text:p>52.28906825</text:p>
          </table:table-cell>
          <table:table-cell/>
          <table:table-cell table:formula="of:=[.G36]*[.$J$2]" office:value-type="float" office:value="23.44981275" calcext:value-type="float">
            <text:p>23.44981275</text:p>
          </table:table-cell>
          <table:table-cell table:formula="of:=[.H36]*[.$J$2]" office:value-type="float" office:value="19.669052" calcext:value-type="float">
            <text:p>19.669052</text:p>
          </table:table-cell>
          <table:table-cell table:number-columns-repeated="1008"/>
        </table:table-row>
        <table:table-row table:style-name="ro1">
          <table:table-cell office:value-type="float" office:value="74.30238" calcext:value-type="float">
            <text:p>74.30238</text:p>
          </table:table-cell>
          <table:table-cell office:value-type="float" office:value="252.602941" calcext:value-type="float">
            <text:p>252.602941</text:p>
          </table:table-cell>
          <table:table-cell/>
          <table:table-cell office:value-type="float" office:value="91.302584" calcext:value-type="float">
            <text:p>91.302584</text:p>
          </table:table-cell>
          <table:table-cell office:value-type="float" office:value="218.114528" calcext:value-type="float">
            <text:p>218.114528</text:p>
          </table:table-cell>
          <table:table-cell/>
          <table:table-cell office:value-type="float" office:value="90.479571" calcext:value-type="float">
            <text:p>90.479571</text:p>
          </table:table-cell>
          <table:table-cell office:value-type="float" office:value="69.691874" calcext:value-type="float">
            <text:p>69.691874</text:p>
          </table:table-cell>
          <table:table-cell table:number-columns-repeated="2"/>
          <table:table-cell table:formula="of:=[.D37]*[.$J$2]" office:value-type="float" office:value="22.825646" calcext:value-type="float">
            <text:p>22.825646</text:p>
          </table:table-cell>
          <table:table-cell table:formula="of:=[.E37]*[.$J$2]" office:value-type="float" office:value="54.528632" calcext:value-type="float">
            <text:p>54.528632</text:p>
          </table:table-cell>
          <table:table-cell/>
          <table:table-cell table:formula="of:=[.G37]*[.$J$2]" office:value-type="float" office:value="22.61989275" calcext:value-type="float">
            <text:p>22.61989275</text:p>
          </table:table-cell>
          <table:table-cell table:formula="of:=[.H37]*[.$J$2]" office:value-type="float" office:value="17.4229685" calcext:value-type="float">
            <text:p>17.4229685</text:p>
          </table:table-cell>
          <table:table-cell table:number-columns-repeated="1008"/>
        </table:table-row>
        <table:table-row table:style-name="ro1">
          <table:table-cell office:value-type="float" office:value="69.021668" calcext:value-type="float">
            <text:p>69.021668</text:p>
          </table:table-cell>
          <table:table-cell office:value-type="float" office:value="260.797942" calcext:value-type="float">
            <text:p>260.797942</text:p>
          </table:table-cell>
          <table:table-cell/>
          <table:table-cell office:value-type="float" office:value="87.720255" calcext:value-type="float">
            <text:p>87.720255</text:p>
          </table:table-cell>
          <table:table-cell office:value-type="float" office:value="226.928149" calcext:value-type="float">
            <text:p>226.928149</text:p>
          </table:table-cell>
          <table:table-cell/>
          <table:table-cell office:value-type="float" office:value="86.619255" calcext:value-type="float">
            <text:p>86.619255</text:p>
          </table:table-cell>
          <table:table-cell office:value-type="float" office:value="60.934278" calcext:value-type="float">
            <text:p>60.934278</text:p>
          </table:table-cell>
          <table:table-cell table:number-columns-repeated="2"/>
          <table:table-cell table:formula="of:=[.D38]*[.$J$2]" office:value-type="float" office:value="21.93006375" calcext:value-type="float">
            <text:p>21.93006375</text:p>
          </table:table-cell>
          <table:table-cell table:formula="of:=[.E38]*[.$J$2]" office:value-type="float" office:value="56.73203725" calcext:value-type="float">
            <text:p>56.73203725</text:p>
          </table:table-cell>
          <table:table-cell/>
          <table:table-cell table:formula="of:=[.G38]*[.$J$2]" office:value-type="float" office:value="21.65481375" calcext:value-type="float">
            <text:p>21.65481375</text:p>
          </table:table-cell>
          <table:table-cell table:formula="of:=[.H38]*[.$J$2]" office:value-type="float" office:value="15.2335695" calcext:value-type="float">
            <text:p>15.2335695</text:p>
          </table:table-cell>
          <table:table-cell table:number-columns-repeated="1008"/>
        </table:table-row>
        <table:table-row table:style-name="ro1">
          <table:table-cell office:value-type="float" office:value="63.39557" calcext:value-type="float">
            <text:p>63.39557</text:p>
          </table:table-cell>
          <table:table-cell office:value-type="float" office:value="268.748102" calcext:value-type="float">
            <text:p>268.748102</text:p>
          </table:table-cell>
          <table:table-cell/>
          <table:table-cell office:value-type="float" office:value="83.729505" calcext:value-type="float">
            <text:p>83.729505</text:p>
          </table:table-cell>
          <table:table-cell office:value-type="float" office:value="235.55442" calcext:value-type="float">
            <text:p>235.55442</text:p>
          </table:table-cell>
          <table:table-cell/>
          <table:table-cell office:value-type="float" office:value="82.178675" calcext:value-type="float">
            <text:p>82.178675</text:p>
          </table:table-cell>
          <table:table-cell office:value-type="float" office:value="52.47852" calcext:value-type="float">
            <text:p>52.47852</text:p>
          </table:table-cell>
          <table:table-cell table:number-columns-repeated="2"/>
          <table:table-cell table:formula="of:=[.D39]*[.$J$2]" office:value-type="float" office:value="20.93237625" calcext:value-type="float">
            <text:p>20.93237625</text:p>
          </table:table-cell>
          <table:table-cell table:formula="of:=[.E39]*[.$J$2]" office:value-type="float" office:value="58.888605" calcext:value-type="float">
            <text:p>58.888605</text:p>
          </table:table-cell>
          <table:table-cell/>
          <table:table-cell table:formula="of:=[.G39]*[.$J$2]" office:value-type="float" office:value="20.54466875" calcext:value-type="float">
            <text:p>20.54466875</text:p>
          </table:table-cell>
          <table:table-cell table:formula="of:=[.H39]*[.$J$2]" office:value-type="float" office:value="13.11963" calcext:value-type="float">
            <text:p>13.11963</text:p>
          </table:table-cell>
          <table:table-cell table:number-columns-repeated="1008"/>
        </table:table-row>
        <table:table-row table:style-name="ro1">
          <table:table-cell office:value-type="float" office:value="54.847813" calcext:value-type="float">
            <text:p>54.847813</text:p>
          </table:table-cell>
          <table:table-cell office:value-type="float" office:value="279.385948" calcext:value-type="float">
            <text:p>279.385948</text:p>
          </table:table-cell>
          <table:table-cell/>
          <table:table-cell office:value-type="float" office:value="79.213171" calcext:value-type="float">
            <text:p>79.213171</text:p>
          </table:table-cell>
          <table:table-cell office:value-type="float" office:value="244.1821" calcext:value-type="float">
            <text:p>244.1821</text:p>
          </table:table-cell>
          <table:table-cell/>
          <table:table-cell office:value-type="float" office:value="78.935485" calcext:value-type="float">
            <text:p>78.935485</text:p>
          </table:table-cell>
          <table:table-cell office:value-type="float" office:value="47.284239" calcext:value-type="float">
            <text:p>47.284239</text:p>
          </table:table-cell>
          <table:table-cell table:number-columns-repeated="2"/>
          <table:table-cell table:formula="of:=[.D40]*[.$J$2]" office:value-type="float" office:value="19.80329275" calcext:value-type="float">
            <text:p>19.80329275</text:p>
          </table:table-cell>
          <table:table-cell table:formula="of:=[.E40]*[.$J$2]" office:value-type="float" office:value="61.045525" calcext:value-type="float">
            <text:p>61.045525</text:p>
          </table:table-cell>
          <table:table-cell/>
          <table:table-cell table:formula="of:=[.G40]*[.$J$2]" office:value-type="float" office:value="19.73387125" calcext:value-type="float">
            <text:p>19.73387125</text:p>
          </table:table-cell>
          <table:table-cell table:formula="of:=[.H40]*[.$J$2]" office:value-type="float" office:value="11.82105975" calcext:value-type="float">
            <text:p>11.82105975</text:p>
          </table:table-cell>
          <table:table-cell table:number-columns-repeated="1008"/>
        </table:table-row>
        <table:table-row table:style-name="ro1">
          <table:table-cell office:value-type="float" office:value="50.21727" calcext:value-type="float">
            <text:p>50.21727</text:p>
          </table:table-cell>
          <table:table-cell office:value-type="float" office:value="284.399124" calcext:value-type="float">
            <text:p>284.399124</text:p>
          </table:table-cell>
          <table:table-cell/>
          <table:table-cell office:value-type="float" office:value="74.30238" calcext:value-type="float">
            <text:p>74.30238</text:p>
          </table:table-cell>
          <table:table-cell office:value-type="float" office:value="252.602941" calcext:value-type="float">
            <text:p>252.602941</text:p>
          </table:table-cell>
          <table:table-cell/>
          <table:table-cell office:value-type="float" office:value="75.333693" calcext:value-type="float">
            <text:p>75.333693</text:p>
          </table:table-cell>
          <table:table-cell office:value-type="float" office:value="42.316374" calcext:value-type="float">
            <text:p>42.316374</text:p>
          </table:table-cell>
          <table:table-cell table:number-columns-repeated="2"/>
          <table:table-cell table:formula="of:=[.D41]*[.$J$2]" office:value-type="float" office:value="18.575595" calcext:value-type="float">
            <text:p>18.575595</text:p>
          </table:table-cell>
          <table:table-cell table:formula="of:=[.E41]*[.$J$2]" office:value-type="float" office:value="63.15073525" calcext:value-type="float">
            <text:p>63.15073525</text:p>
          </table:table-cell>
          <table:table-cell/>
          <table:table-cell table:formula="of:=[.G41]*[.$J$2]" office:value-type="float" office:value="18.83342325" calcext:value-type="float">
            <text:p>18.83342325</text:p>
          </table:table-cell>
          <table:table-cell table:formula="of:=[.H41]*[.$J$2]" office:value-type="float" office:value="10.5790935" calcext:value-type="float">
            <text:p>10.5790935</text:p>
          </table:table-cell>
          <table:table-cell table:number-columns-repeated="1008"/>
        </table:table-row>
        <table:table-row table:style-name="ro1">
          <table:table-cell office:value-type="float" office:value="45.32559" calcext:value-type="float">
            <text:p>45.32559</text:p>
          </table:table-cell>
          <table:table-cell office:value-type="float" office:value="289.145122" calcext:value-type="float">
            <text:p>289.145122</text:p>
          </table:table-cell>
          <table:table-cell/>
          <table:table-cell office:value-type="float" office:value="69.021668" calcext:value-type="float">
            <text:p>69.021668</text:p>
          </table:table-cell>
          <table:table-cell office:value-type="float" office:value="260.797942" calcext:value-type="float">
            <text:p>260.797942</text:p>
          </table:table-cell>
          <table:table-cell/>
          <table:table-cell office:value-type="float" office:value="71.437946" calcext:value-type="float">
            <text:p>71.437946</text:p>
          </table:table-cell>
          <table:table-cell office:value-type="float" office:value="37.567552" calcext:value-type="float">
            <text:p>37.567552</text:p>
          </table:table-cell>
          <table:table-cell table:number-columns-repeated="2"/>
          <table:table-cell table:formula="of:=[.D42]*[.$J$2]" office:value-type="float" office:value="17.255417" calcext:value-type="float">
            <text:p>17.255417</text:p>
          </table:table-cell>
          <table:table-cell table:formula="of:=[.E42]*[.$J$2]" office:value-type="float" office:value="65.1994855" calcext:value-type="float">
            <text:p>65.1994855</text:p>
          </table:table-cell>
          <table:table-cell/>
          <table:table-cell table:formula="of:=[.G42]*[.$J$2]" office:value-type="float" office:value="17.8594865" calcext:value-type="float">
            <text:p>17.8594865</text:p>
          </table:table-cell>
          <table:table-cell table:formula="of:=[.H42]*[.$J$2]" office:value-type="float" office:value="9.391888" calcext:value-type="float">
            <text:p>9.391888</text:p>
          </table:table-cell>
          <table:table-cell table:number-columns-repeated="1008"/>
        </table:table-row>
        <table:table-row table:style-name="ro1">
          <table:table-cell office:value-type="float" office:value="40.354415" calcext:value-type="float">
            <text:p>40.354415</text:p>
          </table:table-cell>
          <table:table-cell office:value-type="float" office:value="293.562603" calcext:value-type="float">
            <text:p>293.562603</text:p>
          </table:table-cell>
          <table:table-cell/>
          <table:table-cell office:value-type="float" office:value="63.39557" calcext:value-type="float">
            <text:p>63.39557</text:p>
          </table:table-cell>
          <table:table-cell office:value-type="float" office:value="268.748102" calcext:value-type="float">
            <text:p>268.748102</text:p>
          </table:table-cell>
          <table:table-cell/>
          <table:table-cell office:value-type="float" office:value="67.312888" calcext:value-type="float">
            <text:p>67.312888</text:p>
          </table:table-cell>
          <table:table-cell office:value-type="float" office:value="33.0304" calcext:value-type="float">
            <text:p>33.0304</text:p>
          </table:table-cell>
          <table:table-cell table:number-columns-repeated="2"/>
          <table:table-cell table:formula="of:=[.D43]*[.$J$2]" office:value-type="float" office:value="15.8488925" calcext:value-type="float">
            <text:p>15.8488925</text:p>
          </table:table-cell>
          <table:table-cell table:formula="of:=[.E43]*[.$J$2]" office:value-type="float" office:value="67.1870255" calcext:value-type="float">
            <text:p>67.1870255</text:p>
          </table:table-cell>
          <table:table-cell/>
          <table:table-cell table:formula="of:=[.G43]*[.$J$2]" office:value-type="float" office:value="16.828222" calcext:value-type="float">
            <text:p>16.828222</text:p>
          </table:table-cell>
          <table:table-cell table:formula="of:=[.H43]*[.$J$2]" office:value-type="float" office:value="8.2576" calcext:value-type="float">
            <text:p>8.2576</text:p>
          </table:table-cell>
          <table:table-cell table:number-columns-repeated="1008"/>
        </table:table-row>
        <table:table-row table:style-name="ro1">
          <table:table-cell office:value-type="float" office:value="35.18135" calcext:value-type="float">
            <text:p>35.18135</text:p>
          </table:table-cell>
          <table:table-cell office:value-type="float" office:value="297.765693" calcext:value-type="float">
            <text:p>297.765693</text:p>
          </table:table-cell>
          <table:table-cell/>
          <table:table-cell office:value-type="float" office:value="54.847813" calcext:value-type="float">
            <text:p>54.847813</text:p>
          </table:table-cell>
          <table:table-cell office:value-type="float" office:value="279.385948" calcext:value-type="float">
            <text:p>279.385948</text:p>
          </table:table-cell>
          <table:table-cell/>
          <table:table-cell office:value-type="float" office:value="62.881705" calcext:value-type="float">
            <text:p>62.881705</text:p>
          </table:table-cell>
          <table:table-cell office:value-type="float" office:value="28.554579" calcext:value-type="float">
            <text:p>28.554579</text:p>
          </table:table-cell>
          <table:table-cell table:number-columns-repeated="2"/>
          <table:table-cell table:formula="of:=[.D44]*[.$J$2]" office:value-type="float" office:value="13.71195325" calcext:value-type="float">
            <text:p>13.71195325</text:p>
          </table:table-cell>
          <table:table-cell table:formula="of:=[.E44]*[.$J$2]" office:value-type="float" office:value="69.846487" calcext:value-type="float">
            <text:p>69.846487</text:p>
          </table:table-cell>
          <table:table-cell/>
          <table:table-cell table:formula="of:=[.G44]*[.$J$2]" office:value-type="float" office:value="15.72042625" calcext:value-type="float">
            <text:p>15.72042625</text:p>
          </table:table-cell>
          <table:table-cell table:formula="of:=[.H44]*[.$J$2]" office:value-type="float" office:value="7.13864475" calcext:value-type="float">
            <text:p>7.13864475</text:p>
          </table:table-cell>
          <table:table-cell table:number-columns-repeated="1008"/>
        </table:table-row>
        <table:table-row table:style-name="ro1">
          <table:table-cell office:value-type="float" office:value="29.74841" calcext:value-type="float">
            <text:p>29.74841</text:p>
          </table:table-cell>
          <table:table-cell office:value-type="float" office:value="301.590147" calcext:value-type="float">
            <text:p>301.590147</text:p>
          </table:table-cell>
          <table:table-cell/>
          <table:table-cell office:value-type="float" office:value="50.21727" calcext:value-type="float">
            <text:p>50.21727</text:p>
          </table:table-cell>
          <table:table-cell office:value-type="float" office:value="284.399124" calcext:value-type="float">
            <text:p>284.399124</text:p>
          </table:table-cell>
          <table:table-cell/>
          <table:table-cell office:value-type="float" office:value="58.228043" calcext:value-type="float">
            <text:p>58.228043</text:p>
          </table:table-cell>
          <table:table-cell office:value-type="float" office:value="24.293121" calcext:value-type="float">
            <text:p>24.293121</text:p>
          </table:table-cell>
          <table:table-cell table:number-columns-repeated="2"/>
          <table:table-cell table:formula="of:=[.D45]*[.$J$2]" office:value-type="float" office:value="12.5543175" calcext:value-type="float">
            <text:p>12.5543175</text:p>
          </table:table-cell>
          <table:table-cell table:formula="of:=[.E45]*[.$J$2]" office:value-type="float" office:value="71.099781" calcext:value-type="float">
            <text:p>71.099781</text:p>
          </table:table-cell>
          <table:table-cell/>
          <table:table-cell table:formula="of:=[.G45]*[.$J$2]" office:value-type="float" office:value="14.55701075" calcext:value-type="float">
            <text:p>14.55701075</text:p>
          </table:table-cell>
          <table:table-cell table:formula="of:=[.H45]*[.$J$2]" office:value-type="float" office:value="6.07328025" calcext:value-type="float">
            <text:p>6.07328025</text:p>
          </table:table-cell>
          <table:table-cell table:number-columns-repeated="1008"/>
        </table:table-row>
        <table:table-row table:style-name="ro1">
          <table:table-cell office:value-type="float" office:value="23.99761" calcext:value-type="float">
            <text:p>23.99761</text:p>
          </table:table-cell>
          <table:table-cell office:value-type="float" office:value="304.871722" calcext:value-type="float">
            <text:p>304.871722</text:p>
          </table:table-cell>
          <table:table-cell/>
          <table:table-cell office:value-type="float" office:value="45.32559" calcext:value-type="float">
            <text:p>45.32559</text:p>
          </table:table-cell>
          <table:table-cell office:value-type="float" office:value="289.145122" calcext:value-type="float">
            <text:p>289.145122</text:p>
          </table:table-cell>
          <table:table-cell/>
          <table:table-cell office:value-type="float" office:value="53.322301" calcext:value-type="float">
            <text:p>53.322301</text:p>
          </table:table-cell>
          <table:table-cell office:value-type="float" office:value="20.341633" calcext:value-type="float">
            <text:p>20.341633</text:p>
          </table:table-cell>
          <table:table-cell table:number-columns-repeated="2"/>
          <table:table-cell table:formula="of:=[.D46]*[.$J$2]" office:value-type="float" office:value="11.3313975" calcext:value-type="float">
            <text:p>11.3313975</text:p>
          </table:table-cell>
          <table:table-cell table:formula="of:=[.E46]*[.$J$2]" office:value-type="float" office:value="72.2862805" calcext:value-type="float">
            <text:p>72.2862805</text:p>
          </table:table-cell>
          <table:table-cell/>
          <table:table-cell table:formula="of:=[.G46]*[.$J$2]" office:value-type="float" office:value="13.33057525" calcext:value-type="float">
            <text:p>13.33057525</text:p>
          </table:table-cell>
          <table:table-cell table:formula="of:=[.H46]*[.$J$2]" office:value-type="float" office:value="5.08540825" calcext:value-type="float">
            <text:p>5.08540825</text:p>
          </table:table-cell>
          <table:table-cell table:number-columns-repeated="1008"/>
        </table:table-row>
        <table:table-row table:style-name="ro1">
          <table:table-cell office:value-type="float" office:value="17.804533" calcext:value-type="float">
            <text:p>17.804533</text:p>
          </table:table-cell>
          <table:table-cell office:value-type="float" office:value="307.541755" calcext:value-type="float">
            <text:p>307.541755</text:p>
          </table:table-cell>
          <table:table-cell/>
          <table:table-cell office:value-type="float" office:value="40.354415" calcext:value-type="float">
            <text:p>40.354415</text:p>
          </table:table-cell>
          <table:table-cell office:value-type="float" office:value="293.562603" calcext:value-type="float">
            <text:p>293.562603</text:p>
          </table:table-cell>
          <table:table-cell/>
          <table:table-cell office:value-type="float" office:value="48.13488" calcext:value-type="float">
            <text:p>48.13488</text:p>
          </table:table-cell>
          <table:table-cell office:value-type="float" office:value="16.79572" calcext:value-type="float">
            <text:p>16.79572</text:p>
          </table:table-cell>
          <table:table-cell table:number-columns-repeated="2"/>
          <table:table-cell table:formula="of:=[.D47]*[.$J$2]" office:value-type="float" office:value="10.08860375" calcext:value-type="float">
            <text:p>10.08860375</text:p>
          </table:table-cell>
          <table:table-cell table:formula="of:=[.E47]*[.$J$2]" office:value-type="float" office:value="73.39065075" calcext:value-type="float">
            <text:p>73.39065075</text:p>
          </table:table-cell>
          <table:table-cell/>
          <table:table-cell table:formula="of:=[.G47]*[.$J$2]" office:value-type="float" office:value="12.03372" calcext:value-type="float">
            <text:p>12.03372</text:p>
          </table:table-cell>
          <table:table-cell table:formula="of:=[.H47]*[.$J$2]" office:value-type="float" office:value="4.19893" calcext:value-type="float">
            <text:p>4.19893</text:p>
          </table:table-cell>
          <table:table-cell table:number-columns-repeated="1008"/>
        </table:table-row>
        <table:table-row table:style-name="ro1">
          <table:table-cell office:value-type="float" office:value="11.075879" calcext:value-type="float">
            <text:p>11.075879</text:p>
          </table:table-cell>
          <table:table-cell office:value-type="float" office:value="309.800602" calcext:value-type="float">
            <text:p>309.800602</text:p>
          </table:table-cell>
          <table:table-cell/>
          <table:table-cell office:value-type="float" office:value="35.18135" calcext:value-type="float">
            <text:p>35.18135</text:p>
          </table:table-cell>
          <table:table-cell office:value-type="float" office:value="297.765693" calcext:value-type="float">
            <text:p>297.765693</text:p>
          </table:table-cell>
          <table:table-cell/>
          <table:table-cell office:value-type="float" office:value="42.871398" calcext:value-type="float">
            <text:p>42.871398</text:p>
          </table:table-cell>
          <table:table-cell office:value-type="float" office:value="13.783227" calcext:value-type="float">
            <text:p>13.783227</text:p>
          </table:table-cell>
          <table:table-cell table:number-columns-repeated="2"/>
          <table:table-cell table:formula="of:=[.D48]*[.$J$2]" office:value-type="float" office:value="8.7953375" calcext:value-type="float">
            <text:p>8.7953375</text:p>
          </table:table-cell>
          <table:table-cell table:formula="of:=[.E48]*[.$J$2]" office:value-type="float" office:value="74.44142325" calcext:value-type="float">
            <text:p>74.44142325</text:p>
          </table:table-cell>
          <table:table-cell/>
          <table:table-cell table:formula="of:=[.G48]*[.$J$2]" office:value-type="float" office:value="10.7178495" calcext:value-type="float">
            <text:p>10.7178495</text:p>
          </table:table-cell>
          <table:table-cell table:formula="of:=[.H48]*[.$J$2]" office:value-type="float" office:value="3.44580675" calcext:value-type="float">
            <text:p>3.44580675</text:p>
          </table:table-cell>
          <table:table-cell table:number-columns-repeated="1008"/>
        </table:table-row>
        <table:table-row table:style-name="ro1">
          <table:table-cell office:value-type="float" office:value="4.824446" calcext:value-type="float">
            <text:p>4.824446</text:p>
          </table:table-cell>
          <table:table-cell office:value-type="float" office:value="311.377077" calcext:value-type="float">
            <text:p>311.377077</text:p>
          </table:table-cell>
          <table:table-cell/>
          <table:table-cell office:value-type="float" office:value="29.74841" calcext:value-type="float">
            <text:p>29.74841</text:p>
          </table:table-cell>
          <table:table-cell office:value-type="float" office:value="301.590147" calcext:value-type="float">
            <text:p>301.590147</text:p>
          </table:table-cell>
          <table:table-cell/>
          <table:table-cell office:value-type="float" office:value="37.388701" calcext:value-type="float">
            <text:p>37.388701</text:p>
          </table:table-cell>
          <table:table-cell office:value-type="float" office:value="11.151234" calcext:value-type="float">
            <text:p>11.151234</text:p>
          </table:table-cell>
          <table:table-cell table:number-columns-repeated="2"/>
          <table:table-cell table:formula="of:=[.D49]*[.$J$2]" office:value-type="float" office:value="7.4371025" calcext:value-type="float">
            <text:p>7.4371025</text:p>
          </table:table-cell>
          <table:table-cell table:formula="of:=[.E49]*[.$J$2]" office:value-type="float" office:value="75.39753675" calcext:value-type="float">
            <text:p>75.39753675</text:p>
          </table:table-cell>
          <table:table-cell/>
          <table:table-cell table:formula="of:=[.G49]*[.$J$2]" office:value-type="float" office:value="9.34717525" calcext:value-type="float">
            <text:p>9.34717525</text:p>
          </table:table-cell>
          <table:table-cell table:formula="of:=[.H49]*[.$J$2]" office:value-type="float" office:value="2.7878085" calcext:value-type="float">
            <text:p>2.7878085</text:p>
          </table:table-cell>
          <table:table-cell table:number-columns-repeated="1008"/>
        </table:table-row>
        <table:table-row table:style-name="ro1">
          <table:table-cell office:value-type="float" office:value="0.0630290000000002" calcext:value-type="float">
            <text:p>0.063029</text:p>
          </table:table-cell>
          <table:table-cell office:value-type="float" office:value="311.999992" calcext:value-type="float">
            <text:p>311.999992</text:p>
          </table:table-cell>
          <table:table-cell/>
          <table:table-cell office:value-type="float" office:value="23.99761" calcext:value-type="float">
            <text:p>23.99761</text:p>
          </table:table-cell>
          <table:table-cell office:value-type="float" office:value="304.871722" calcext:value-type="float">
            <text:p>304.871722</text:p>
          </table:table-cell>
          <table:table-cell/>
          <table:table-cell office:value-type="float" office:value="31.726057" calcext:value-type="float">
            <text:p>31.726057</text:p>
          </table:table-cell>
          <table:table-cell office:value-type="float" office:value="8.94144400000002" calcext:value-type="float">
            <text:p>8.94144400000002</text:p>
          </table:table-cell>
          <table:table-cell table:number-columns-repeated="2"/>
          <table:table-cell table:formula="of:=[.D50]*[.$J$2]" office:value-type="float" office:value="5.9994025" calcext:value-type="float">
            <text:p>5.9994025</text:p>
          </table:table-cell>
          <table:table-cell table:formula="of:=[.E50]*[.$J$2]" office:value-type="float" office:value="76.2179305" calcext:value-type="float">
            <text:p>76.2179305</text:p>
          </table:table-cell>
          <table:table-cell/>
          <table:table-cell table:formula="of:=[.G50]*[.$J$2]" office:value-type="float" office:value="7.93151425" calcext:value-type="float">
            <text:p>7.93151425</text:p>
          </table:table-cell>
          <table:table-cell table:formula="of:=[.H50]*[.$J$2]" office:value-type="float" office:value="2.235361" calcext:value-type="float">
            <text:p>2.235361</text:p>
          </table:table-cell>
          <table:table-cell table:number-columns-repeated="1008"/>
        </table:table-row>
        <table:table-row table:style-name="ro1">
          <table:table-cell office:value-type="float" office:value="0.0630290000000002" calcext:value-type="float">
            <text:p>0.063029</text:p>
          </table:table-cell>
          <table:table-cell office:value-type="float" office:value="307.265962" calcext:value-type="float">
            <text:p>307.265962</text:p>
          </table:table-cell>
          <table:table-cell/>
          <table:table-cell office:value-type="float" office:value="17.804533" calcext:value-type="float">
            <text:p>17.804533</text:p>
          </table:table-cell>
          <table:table-cell office:value-type="float" office:value="307.541755" calcext:value-type="float">
            <text:p>307.541755</text:p>
          </table:table-cell>
          <table:table-cell/>
          <table:table-cell office:value-type="float" office:value="25.922735" calcext:value-type="float">
            <text:p>25.922735</text:p>
          </table:table-cell>
          <table:table-cell office:value-type="float" office:value="7.19556" calcext:value-type="float">
            <text:p>7.19556</text:p>
          </table:table-cell>
          <table:table-cell table:number-columns-repeated="2"/>
          <table:table-cell table:formula="of:=[.D51]*[.$J$2]" office:value-type="float" office:value="4.45113325" calcext:value-type="float">
            <text:p>4.45113325</text:p>
          </table:table-cell>
          <table:table-cell table:formula="of:=[.E51]*[.$J$2]" office:value-type="float" office:value="76.88543875" calcext:value-type="float">
            <text:p>76.88543875</text:p>
          </table:table-cell>
          <table:table-cell/>
          <table:table-cell table:formula="of:=[.G51]*[.$J$2]" office:value-type="float" office:value="6.48068375" calcext:value-type="float">
            <text:p>6.48068375</text:p>
          </table:table-cell>
          <table:table-cell table:formula="of:=[.H51]*[.$J$2]" office:value-type="float" office:value="1.79889" calcext:value-type="float">
            <text:p>1.79889</text:p>
          </table:table-cell>
          <table:table-cell table:number-columns-repeated="1008"/>
        </table:table-row>
        <table:table-row table:style-name="ro1">
          <table:table-cell office:value-type="float" office:value="4.555809" calcext:value-type="float">
            <text:p>4.555809</text:p>
          </table:table-cell>
          <table:table-cell office:value-type="float" office:value="306.573799" calcext:value-type="float">
            <text:p>306.573799</text:p>
          </table:table-cell>
          <table:table-cell/>
          <table:table-cell office:value-type="float" office:value="11.075879" calcext:value-type="float">
            <text:p>11.075879</text:p>
          </table:table-cell>
          <table:table-cell office:value-type="float" office:value="309.800602" calcext:value-type="float">
            <text:p>309.800602</text:p>
          </table:table-cell>
          <table:table-cell/>
          <table:table-cell office:value-type="float" office:value="19.900792" calcext:value-type="float">
            <text:p>19.900792</text:p>
          </table:table-cell>
          <table:table-cell office:value-type="float" office:value="5.90353500000001" calcext:value-type="float">
            <text:p>5.90353500000001</text:p>
          </table:table-cell>
          <table:table-cell table:number-columns-repeated="2"/>
          <table:table-cell table:formula="of:=[.D52]*[.$J$2]" office:value-type="float" office:value="2.76896975" calcext:value-type="float">
            <text:p>2.76896975</text:p>
          </table:table-cell>
          <table:table-cell table:formula="of:=[.E52]*[.$J$2]" office:value-type="float" office:value="77.4501505" calcext:value-type="float">
            <text:p>77.4501505</text:p>
          </table:table-cell>
          <table:table-cell/>
          <table:table-cell table:formula="of:=[.G52]*[.$J$2]" office:value-type="float" office:value="4.975198" calcext:value-type="float">
            <text:p>4.975198</text:p>
          </table:table-cell>
          <table:table-cell table:formula="of:=[.H52]*[.$J$2]" office:value-type="float" office:value="1.47588375" calcext:value-type="float">
            <text:p>1.47588375</text:p>
          </table:table-cell>
          <table:table-cell table:number-columns-repeated="1008"/>
        </table:table-row>
        <table:table-row table:style-name="ro1">
          <table:table-cell office:value-type="float" office:value="10.403435" calcext:value-type="float">
            <text:p>10.403435</text:p>
          </table:table-cell>
          <table:table-cell office:value-type="float" office:value="304.842608" calcext:value-type="float">
            <text:p>304.842608</text:p>
          </table:table-cell>
          <table:table-cell/>
          <table:table-cell office:value-type="float" office:value="4.824446" calcext:value-type="float">
            <text:p>4.824446</text:p>
          </table:table-cell>
          <table:table-cell office:value-type="float" office:value="311.377077" calcext:value-type="float">
            <text:p>311.377077</text:p>
          </table:table-cell>
          <table:table-cell/>
          <table:table-cell office:value-type="float" office:value="14.009648" calcext:value-type="float">
            <text:p>14.009648</text:p>
          </table:table-cell>
          <table:table-cell office:value-type="float" office:value="5.162215" calcext:value-type="float">
            <text:p>5.162215</text:p>
          </table:table-cell>
          <table:table-cell table:number-columns-repeated="2"/>
          <table:table-cell table:formula="of:=[.D53]*[.$J$2]" office:value-type="float" office:value="1.2061115" calcext:value-type="float">
            <text:p>1.2061115</text:p>
          </table:table-cell>
          <table:table-cell table:formula="of:=[.E53]*[.$J$2]" office:value-type="float" office:value="77.84426925" calcext:value-type="float">
            <text:p>77.84426925</text:p>
          </table:table-cell>
          <table:table-cell/>
          <table:table-cell table:formula="of:=[.G53]*[.$J$2]" office:value-type="float" office:value="3.502412" calcext:value-type="float">
            <text:p>3.502412</text:p>
          </table:table-cell>
          <table:table-cell table:formula="of:=[.H53]*[.$J$2]" office:value-type="float" office:value="1.29055375" calcext:value-type="float">
            <text:p>1.29055375</text:p>
          </table:table-cell>
          <table:table-cell table:number-columns-repeated="1008"/>
        </table:table-row>
        <table:table-row table:style-name="ro1">
          <table:table-cell office:value-type="float" office:value="16.67871" calcext:value-type="float">
            <text:p>16.67871</text:p>
          </table:table-cell>
          <table:table-cell office:value-type="float" office:value="302.430972" calcext:value-type="float">
            <text:p>302.4309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1.999992" calcext:value-type="float">
            <text:p>311.999992</text:p>
          </table:table-cell>
          <table:table-cell/>
          <table:table-cell office:value-type="float" office:value="7.594364" calcext:value-type="float">
            <text:p>7.594364</text:p>
          </table:table-cell>
          <table:table-cell office:value-type="float" office:value="4.83186500000002" calcext:value-type="float">
            <text:p>4.83186500000002</text:p>
          </table:table-cell>
          <table:table-cell table:number-columns-repeated="2"/>
          <table:table-cell table:formula="of:=[.D54]*[.$J$2]" office:value-type="float" office:value="0" calcext:value-type="float">
            <text:p>0</text:p>
          </table:table-cell>
          <table:table-cell table:formula="of:=[.E54]*[.$J$2]" office:value-type="float" office:value="77.999998" calcext:value-type="float">
            <text:p>77.999998</text:p>
          </table:table-cell>
          <table:table-cell/>
          <table:table-cell table:formula="of:=[.G54]*[.$J$2]" office:value-type="float" office:value="1.898591" calcext:value-type="float">
            <text:p>1.898591</text:p>
          </table:table-cell>
          <table:table-cell table:formula="of:=[.H54]*[.$J$2]" office:value-type="float" office:value="1.20796625000001" calcext:value-type="float">
            <text:p>1.20796625000001</text:p>
          </table:table-cell>
          <table:table-cell table:number-columns-repeated="1008"/>
        </table:table-row>
        <table:table-row table:style-name="ro1">
          <table:table-cell office:value-type="float" office:value="22.454442" calcext:value-type="float">
            <text:p>22.454442</text:p>
          </table:table-cell>
          <table:table-cell office:value-type="float" office:value="299.697474" calcext:value-type="float">
            <text:p>299.6974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7275" calcext:value-type="float">
            <text:p>4.77275</text:p>
          </table:table-cell>
          <table:table-cell table:number-columns-repeated="2"/>
          <table:table-cell table:formula="of:=[.D55]*[.$J$2]" office:value-type="float" office:value="0" calcext:value-type="float">
            <text:p>0</text:p>
          </table:table-cell>
          <table:table-cell table:formula="of:=[.E55]*[.$J$2]" office:value-type="float" office:value="0" calcext:value-type="float">
            <text:p>0</text:p>
          </table:table-cell>
          <table:table-cell/>
          <table:table-cell table:formula="of:=[.G55]*[.$J$2]" office:value-type="float" office:value="0" calcext:value-type="float">
            <text:p>0</text:p>
          </table:table-cell>
          <table:table-cell table:formula="of:=[.H55]*[.$J$2]" office:value-type="float" office:value="1.1931875" calcext:value-type="float">
            <text:p>1.1931875</text:p>
          </table:table-cell>
          <table:table-cell table:number-columns-repeated="1008"/>
        </table:table-row>
        <table:table-row table:style-name="ro1">
          <table:table-cell office:value-type="float" office:value="28.040073" calcext:value-type="float">
            <text:p>28.040073</text:p>
          </table:table-cell>
          <table:table-cell office:value-type="float" office:value="296.333071" calcext:value-type="float">
            <text:p>296.33307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07.265962" calcext:value-type="float">
            <text:p>307.265962</text:p>
          </table:table-cell>
          <table:table-cell table:number-columns-repeated="5"/>
          <table:table-cell table:formula="of:=[.G56]*[.$J$2]" office:value-type="float" office:value="0" calcext:value-type="float">
            <text:p>0</text:p>
          </table:table-cell>
          <table:table-cell table:formula="of:=[.H56]*[.$J$2]" office:value-type="float" office:value="76.8164905" calcext:value-type="float">
            <text:p>76.8164905</text:p>
          </table:table-cell>
          <table:table-cell table:number-columns-repeated="1008"/>
        </table:table-row>
        <table:table-row table:style-name="ro1">
          <table:table-cell office:value-type="float" office:value="33.318283" calcext:value-type="float">
            <text:p>33.318283</text:p>
          </table:table-cell>
          <table:table-cell office:value-type="float" office:value="292.470458" calcext:value-type="float">
            <text:p>292.470458</text:p>
          </table:table-cell>
          <table:table-cell table:number-columns-repeated="1021"/>
        </table:table-row>
        <table:table-row table:style-name="ro1">
          <table:table-cell office:value-type="float" office:value="38.35163" calcext:value-type="float">
            <text:p>38.35163</text:p>
          </table:table-cell>
          <table:table-cell office:value-type="float" office:value="288.263869" calcext:value-type="float">
            <text:p>288.263869</text:p>
          </table:table-cell>
          <table:table-cell table:number-columns-repeated="1021"/>
        </table:table-row>
        <table:table-row table:style-name="ro1">
          <table:table-cell office:value-type="float" office:value="43.202672" calcext:value-type="float">
            <text:p>43.202672</text:p>
          </table:table-cell>
          <table:table-cell office:value-type="float" office:value="283.867537" calcext:value-type="float">
            <text:p>283.867537</text:p>
          </table:table-cell>
          <table:table-cell office:value-type="string" calcext:value-type="string">
            <text:p>MAX:</text:p>
          </table:table-cell>
          <table:table-cell table:formula="of:=MAX([.D3:.D55])" office:value-type="float" office:value="107.837002" calcext:value-type="float">
            <text:p>107.837002</text:p>
          </table:table-cell>
          <table:table-cell table:formula="of:=MAX([.E3:.E55])" office:value-type="float" office:value="311.999992" calcext:value-type="float">
            <text:p>311.999992</text:p>
          </table:table-cell>
          <table:table-cell/>
          <table:table-cell table:formula="of:=MAX([.G3:.G56])" office:value-type="float" office:value="102.782646" calcext:value-type="float">
            <text:p>102.782646</text:p>
          </table:table-cell>
          <table:table-cell table:formula="of:=MAX([.H3:.H56])" office:value-type="float" office:value="307.265962" calcext:value-type="float">
            <text:p>307.265962</text:p>
          </table:table-cell>
          <table:table-cell table:number-columns-repeated="2"/>
          <table:table-cell table:formula="of:=MAX([.K3:.K55])" office:value-type="float" office:value="26.9592505" calcext:value-type="float">
            <text:p>26.9592505</text:p>
          </table:table-cell>
          <table:table-cell table:formula="of:=MAX([.L3:.L55])" office:value-type="float" office:value="77.999998" calcext:value-type="float">
            <text:p>77.999998</text:p>
          </table:table-cell>
          <table:table-cell/>
          <table:table-cell table:formula="of:=MAX([.N3:.N56])" office:value-type="float" office:value="25.6956615" calcext:value-type="float">
            <text:p>25.6956615</text:p>
          </table:table-cell>
          <table:table-cell table:formula="of:=MAX([.O3:.O56])" office:value-type="float" office:value="76.8164905" calcext:value-type="float">
            <text:p>76.8164905</text:p>
          </table:table-cell>
          <table:table-cell table:number-columns-repeated="1008"/>
        </table:table-row>
        <table:table-row table:style-name="ro1">
          <table:table-cell office:value-type="float" office:value="47.912668" calcext:value-type="float">
            <text:p>47.912668</text:p>
          </table:table-cell>
          <table:table-cell office:value-type="float" office:value="279.281724" calcext:value-type="float">
            <text:p>279.281724</text:p>
          </table:table-cell>
          <table:table-cell table:number-columns-repeated="1021"/>
        </table:table-row>
        <table:table-row table:style-name="ro1">
          <table:table-cell office:value-type="float" office:value="52.403247" calcext:value-type="float">
            <text:p>52.403247</text:p>
          </table:table-cell>
          <table:table-cell office:value-type="float" office:value="274.4701" calcext:value-type="float">
            <text:p>274.4701</text:p>
          </table:table-cell>
          <table:table-cell table:number-columns-repeated="1021"/>
        </table:table-row>
        <table:table-row table:style-name="ro1">
          <table:table-cell office:value-type="float" office:value="56.651741" calcext:value-type="float">
            <text:p>56.651741</text:p>
          </table:table-cell>
          <table:table-cell office:value-type="float" office:value="269.444514" calcext:value-type="float">
            <text:p>269.444514</text:p>
          </table:table-cell>
          <table:table-cell table:number-columns-repeated="1021"/>
        </table:table-row>
        <table:table-row table:style-name="ro1">
          <table:table-cell office:value-type="float" office:value="60.635478" calcext:value-type="float">
            <text:p>60.635478</text:p>
          </table:table-cell>
          <table:table-cell office:value-type="float" office:value="264.216817" calcext:value-type="float">
            <text:p>264.216817</text:p>
          </table:table-cell>
          <table:table-cell table:number-columns-repeated="1021"/>
        </table:table-row>
        <table:table-row table:style-name="ro1">
          <table:table-cell office:value-type="float" office:value="66.005321" calcext:value-type="float">
            <text:p>66.005321</text:p>
          </table:table-cell>
          <table:table-cell office:value-type="float" office:value="256.298909" calcext:value-type="float">
            <text:p>256.298909</text:p>
          </table:table-cell>
          <table:table-cell table:number-columns-repeated="1021"/>
        </table:table-row>
        <table:table-row table:style-name="ro1">
          <table:table-cell office:value-type="float" office:value="70.954467" calcext:value-type="float">
            <text:p>70.954467</text:p>
          </table:table-cell>
          <table:table-cell office:value-type="float" office:value="248.098387" calcext:value-type="float">
            <text:p>248.098387</text:p>
          </table:table-cell>
          <table:table-cell table:number-columns-repeated="1021"/>
        </table:table-row>
        <table:table-row table:style-name="ro1">
          <table:table-cell office:value-type="float" office:value="75.536663" calcext:value-type="float">
            <text:p>75.536663</text:p>
          </table:table-cell>
          <table:table-cell office:value-type="float" office:value="239.679948" calcext:value-type="float">
            <text:p>239.679948</text:p>
          </table:table-cell>
          <table:table-cell table:number-columns-repeated="1021"/>
        </table:table-row>
        <table:table-row table:style-name="ro1">
          <table:table-cell office:value-type="float" office:value="79.805655" calcext:value-type="float">
            <text:p>79.805655</text:p>
          </table:table-cell>
          <table:table-cell office:value-type="float" office:value="231.10829" calcext:value-type="float">
            <text:p>231.10829</text:p>
          </table:table-cell>
          <table:table-cell table:number-columns-repeated="1021"/>
        </table:table-row>
        <table:table-row table:style-name="ro1">
          <table:table-cell office:value-type="float" office:value="83.55251" calcext:value-type="float">
            <text:p>83.55251</text:p>
          </table:table-cell>
          <table:table-cell office:value-type="float" office:value="222.858935" calcext:value-type="float">
            <text:p>222.858935</text:p>
          </table:table-cell>
          <table:table-cell table:number-columns-repeated="1021"/>
        </table:table-row>
        <table:table-row table:style-name="ro1">
          <table:table-cell office:value-type="float" office:value="86.973156" calcext:value-type="float">
            <text:p>86.973156</text:p>
          </table:table-cell>
          <table:table-cell office:value-type="float" office:value="214.461689" calcext:value-type="float">
            <text:p>214.461689</text:p>
          </table:table-cell>
          <table:table-cell table:number-columns-repeated="1021"/>
        </table:table-row>
        <table:table-row table:style-name="ro1">
          <table:table-cell office:value-type="float" office:value="90.069729" calcext:value-type="float">
            <text:p>90.069729</text:p>
          </table:table-cell>
          <table:table-cell office:value-type="float" office:value="205.93886" calcext:value-type="float">
            <text:p>205.93886</text:p>
          </table:table-cell>
          <table:table-cell table:number-columns-repeated="1021"/>
        </table:table-row>
        <table:table-row table:style-name="ro1">
          <table:table-cell office:value-type="float" office:value="92.844365" calcext:value-type="float">
            <text:p>92.844365</text:p>
          </table:table-cell>
          <table:table-cell office:value-type="float" office:value="197.31276" calcext:value-type="float">
            <text:p>197.31276</text:p>
          </table:table-cell>
          <table:table-cell table:number-columns-repeated="1021"/>
        </table:table-row>
        <table:table-row table:style-name="ro1">
          <table:table-cell office:value-type="float" office:value="95.347307" calcext:value-type="float">
            <text:p>95.347307</text:p>
          </table:table-cell>
          <table:table-cell office:value-type="float" office:value="188.466786" calcext:value-type="float">
            <text:p>188.466786</text:p>
          </table:table-cell>
          <table:table-cell table:number-columns-repeated="1021"/>
        </table:table-row>
        <table:table-row table:style-name="ro1">
          <table:table-cell office:value-type="float" office:value="97.527678" calcext:value-type="float">
            <text:p>97.527678</text:p>
          </table:table-cell>
          <table:table-cell office:value-type="float" office:value="179.528601" calcext:value-type="float">
            <text:p>179.528601</text:p>
          </table:table-cell>
          <table:table-cell table:number-columns-repeated="1021"/>
        </table:table-row>
        <table:table-row table:style-name="ro1">
          <table:table-cell office:value-type="float" office:value="99.348749" calcext:value-type="float">
            <text:p>99.348749</text:p>
          </table:table-cell>
          <table:table-cell office:value-type="float" office:value="170.5128" calcext:value-type="float">
            <text:p>170.5128</text:p>
          </table:table-cell>
          <table:table-cell table:number-columns-repeated="1021"/>
        </table:table-row>
        <table:table-row table:style-name="ro1">
          <table:table-cell office:value-type="float" office:value="100.77379" calcext:value-type="float">
            <text:p>100.77379</text:p>
          </table:table-cell>
          <table:table-cell office:value-type="float" office:value="161.43398" calcext:value-type="float">
            <text:p>161.43398</text:p>
          </table:table-cell>
          <table:table-cell table:number-columns-repeated="1021"/>
        </table:table-row>
        <table:table-row table:style-name="ro1">
          <table:table-cell office:value-type="float" office:value="101.833832" calcext:value-type="float">
            <text:p>101.833832</text:p>
          </table:table-cell>
          <table:table-cell office:value-type="float" office:value="152.243793" calcext:value-type="float">
            <text:p>152.243793</text:p>
          </table:table-cell>
          <table:table-cell table:number-columns-repeated="1021"/>
        </table:table-row>
        <table:table-row table:style-name="ro1">
          <table:table-cell office:value-type="float" office:value="102.525707" calcext:value-type="float">
            <text:p>102.525707</text:p>
          </table:table-cell>
          <table:table-cell office:value-type="float" office:value="143.008971" calcext:value-type="float">
            <text:p>143.008971</text:p>
          </table:table-cell>
          <table:table-cell table:number-columns-repeated="1021"/>
        </table:table-row>
        <table:table-row table:style-name="ro1">
          <table:table-cell office:value-type="float" office:value="102.782646" calcext:value-type="float">
            <text:p>102.782646</text:p>
          </table:table-cell>
          <table:table-cell office:value-type="float" office:value="133.757494" calcext:value-type="float">
            <text:p>133.757494</text:p>
          </table:table-cell>
          <table:table-cell table:number-columns-repeated="1021"/>
        </table:table-row>
        <table:table-row table:style-name="ro1">
          <table:table-cell office:value-type="float" office:value="102.53788" calcext:value-type="float">
            <text:p>102.53788</text:p>
          </table:table-cell>
          <table:table-cell office:value-type="float" office:value="124.51734" calcext:value-type="float">
            <text:p>124.51734</text:p>
          </table:table-cell>
          <table:table-cell table:number-columns-repeated="1021"/>
        </table:table-row>
        <table:table-row table:style-name="ro1">
          <table:table-cell office:value-type="float" office:value="101.791283" calcext:value-type="float">
            <text:p>101.791283</text:p>
          </table:table-cell>
          <table:table-cell office:value-type="float" office:value="115.239828" calcext:value-type="float">
            <text:p>115.239828</text:p>
          </table:table-cell>
          <table:table-cell table:number-columns-repeated="1021"/>
        </table:table-row>
        <table:table-row table:style-name="ro1">
          <table:table-cell office:value-type="float" office:value="100.574605" calcext:value-type="float">
            <text:p>100.574605</text:p>
          </table:table-cell>
          <table:table-cell office:value-type="float" office:value="105.998796" calcext:value-type="float">
            <text:p>105.998796</text:p>
          </table:table-cell>
          <table:table-cell table:number-columns-repeated="1021"/>
        </table:table-row>
        <table:table-row table:style-name="ro1">
          <table:table-cell office:value-type="float" office:value="98.859576" calcext:value-type="float">
            <text:p>98.859576</text:p>
          </table:table-cell>
          <table:table-cell office:value-type="float" office:value="96.840747" calcext:value-type="float">
            <text:p>96.840747</text:p>
          </table:table-cell>
          <table:table-cell table:number-columns-repeated="1021"/>
        </table:table-row>
        <table:table-row table:style-name="ro1">
          <table:table-cell office:value-type="float" office:value="96.617925" calcext:value-type="float">
            <text:p>96.617925</text:p>
          </table:table-cell>
          <table:table-cell office:value-type="float" office:value="87.81218" calcext:value-type="float">
            <text:p>87.81218</text:p>
          </table:table-cell>
          <table:table-cell table:number-columns-repeated="1021"/>
        </table:table-row>
        <table:table-row table:style-name="ro1">
          <table:table-cell office:value-type="float" office:value="93.799251" calcext:value-type="float">
            <text:p>93.799251</text:p>
          </table:table-cell>
          <table:table-cell office:value-type="float" office:value="78.676208" calcext:value-type="float">
            <text:p>78.676208</text:p>
          </table:table-cell>
          <table:table-cell table:number-columns-repeated="1021"/>
        </table:table-row>
        <table:table-row table:style-name="ro1">
          <table:table-cell office:value-type="float" office:value="90.479571" calcext:value-type="float">
            <text:p>90.479571</text:p>
          </table:table-cell>
          <table:table-cell office:value-type="float" office:value="69.691874" calcext:value-type="float">
            <text:p>69.691874</text:p>
          </table:table-cell>
          <table:table-cell table:number-columns-repeated="1021"/>
        </table:table-row>
        <table:table-row table:style-name="ro1">
          <table:table-cell office:value-type="float" office:value="86.619255" calcext:value-type="float">
            <text:p>86.619255</text:p>
          </table:table-cell>
          <table:table-cell office:value-type="float" office:value="60.934278" calcext:value-type="float">
            <text:p>60.934278</text:p>
          </table:table-cell>
          <table:table-cell table:number-columns-repeated="1021"/>
        </table:table-row>
        <table:table-row table:style-name="ro1">
          <table:table-cell office:value-type="float" office:value="82.178675" calcext:value-type="float">
            <text:p>82.178675</text:p>
          </table:table-cell>
          <table:table-cell office:value-type="float" office:value="52.47852" calcext:value-type="float">
            <text:p>52.47852</text:p>
          </table:table-cell>
          <table:table-cell table:number-columns-repeated="1021"/>
        </table:table-row>
        <table:table-row table:style-name="ro1">
          <table:table-cell office:value-type="float" office:value="78.935485" calcext:value-type="float">
            <text:p>78.935485</text:p>
          </table:table-cell>
          <table:table-cell office:value-type="float" office:value="47.284239" calcext:value-type="float">
            <text:p>47.284239</text:p>
          </table:table-cell>
          <table:table-cell table:number-columns-repeated="1021"/>
        </table:table-row>
        <table:table-row table:style-name="ro1">
          <table:table-cell office:value-type="float" office:value="75.333693" calcext:value-type="float">
            <text:p>75.333693</text:p>
          </table:table-cell>
          <table:table-cell office:value-type="float" office:value="42.316374" calcext:value-type="float">
            <text:p>42.316374</text:p>
          </table:table-cell>
          <table:table-cell table:number-columns-repeated="1021"/>
        </table:table-row>
        <table:table-row table:style-name="ro1">
          <table:table-cell office:value-type="float" office:value="71.437946" calcext:value-type="float">
            <text:p>71.437946</text:p>
          </table:table-cell>
          <table:table-cell office:value-type="float" office:value="37.567552" calcext:value-type="float">
            <text:p>37.567552</text:p>
          </table:table-cell>
          <table:table-cell table:number-columns-repeated="1021"/>
        </table:table-row>
        <table:table-row table:style-name="ro1">
          <table:table-cell office:value-type="float" office:value="67.312888" calcext:value-type="float">
            <text:p>67.312888</text:p>
          </table:table-cell>
          <table:table-cell office:value-type="float" office:value="33.0304" calcext:value-type="float">
            <text:p>33.0304</text:p>
          </table:table-cell>
          <table:table-cell table:number-columns-repeated="1021"/>
        </table:table-row>
        <table:table-row table:style-name="ro1">
          <table:table-cell office:value-type="float" office:value="62.881705" calcext:value-type="float">
            <text:p>62.881705</text:p>
          </table:table-cell>
          <table:table-cell office:value-type="float" office:value="28.554579" calcext:value-type="float">
            <text:p>28.554579</text:p>
          </table:table-cell>
          <table:table-cell table:number-columns-repeated="1021"/>
        </table:table-row>
        <table:table-row table:style-name="ro1">
          <table:table-cell office:value-type="float" office:value="58.228043" calcext:value-type="float">
            <text:p>58.228043</text:p>
          </table:table-cell>
          <table:table-cell office:value-type="float" office:value="24.293121" calcext:value-type="float">
            <text:p>24.293121</text:p>
          </table:table-cell>
          <table:table-cell table:number-columns-repeated="1021"/>
        </table:table-row>
        <table:table-row table:style-name="ro1">
          <table:table-cell office:value-type="float" office:value="53.322301" calcext:value-type="float">
            <text:p>53.322301</text:p>
          </table:table-cell>
          <table:table-cell office:value-type="float" office:value="20.341633" calcext:value-type="float">
            <text:p>20.341633</text:p>
          </table:table-cell>
          <table:table-cell table:number-columns-repeated="1021"/>
        </table:table-row>
        <table:table-row table:style-name="ro1">
          <table:table-cell office:value-type="float" office:value="48.13488" calcext:value-type="float">
            <text:p>48.13488</text:p>
          </table:table-cell>
          <table:table-cell office:value-type="float" office:value="16.79572" calcext:value-type="float">
            <text:p>16.79572</text:p>
          </table:table-cell>
          <table:table-cell table:number-columns-repeated="1021"/>
        </table:table-row>
        <table:table-row table:style-name="ro1">
          <table:table-cell office:value-type="float" office:value="42.871398" calcext:value-type="float">
            <text:p>42.871398</text:p>
          </table:table-cell>
          <table:table-cell office:value-type="float" office:value="13.783227" calcext:value-type="float">
            <text:p>13.783227</text:p>
          </table:table-cell>
          <table:table-cell table:number-columns-repeated="1021"/>
        </table:table-row>
        <table:table-row table:style-name="ro1">
          <table:table-cell office:value-type="float" office:value="37.388701" calcext:value-type="float">
            <text:p>37.388701</text:p>
          </table:table-cell>
          <table:table-cell office:value-type="float" office:value="11.151234" calcext:value-type="float">
            <text:p>11.151234</text:p>
          </table:table-cell>
          <table:table-cell table:number-columns-repeated="1021"/>
        </table:table-row>
        <table:table-row table:style-name="ro1">
          <table:table-cell office:value-type="float" office:value="31.726057" calcext:value-type="float">
            <text:p>31.726057</text:p>
          </table:table-cell>
          <table:table-cell office:value-type="float" office:value="8.94144400000002" calcext:value-type="float">
            <text:p>8.94144400000002</text:p>
          </table:table-cell>
          <table:table-cell table:number-columns-repeated="1021"/>
        </table:table-row>
        <table:table-row table:style-name="ro1">
          <table:table-cell office:value-type="float" office:value="25.922735" calcext:value-type="float">
            <text:p>25.922735</text:p>
          </table:table-cell>
          <table:table-cell office:value-type="float" office:value="7.19556" calcext:value-type="float">
            <text:p>7.19556</text:p>
          </table:table-cell>
          <table:table-cell table:number-columns-repeated="1021"/>
        </table:table-row>
        <table:table-row table:style-name="ro1">
          <table:table-cell office:value-type="float" office:value="19.900792" calcext:value-type="float">
            <text:p>19.900792</text:p>
          </table:table-cell>
          <table:table-cell office:value-type="float" office:value="5.90353500000001" calcext:value-type="float">
            <text:p>5.90353500000001</text:p>
          </table:table-cell>
          <table:table-cell table:number-columns-repeated="1021"/>
        </table:table-row>
        <table:table-row table:style-name="ro1">
          <table:table-cell office:value-type="float" office:value="14.009648" calcext:value-type="float">
            <text:p>14.009648</text:p>
          </table:table-cell>
          <table:table-cell office:value-type="float" office:value="5.162215" calcext:value-type="float">
            <text:p>5.162215</text:p>
          </table:table-cell>
          <table:table-cell table:number-columns-repeated="1021"/>
        </table:table-row>
        <table:table-row table:style-name="ro1">
          <table:table-cell office:value-type="float" office:value="7.594364" calcext:value-type="float">
            <text:p>7.594364</text:p>
          </table:table-cell>
          <table:table-cell office:value-type="float" office:value="4.83186500000002" calcext:value-type="float">
            <text:p>4.8318650000000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7275" calcext:value-type="float">
            <text:p>4.77275</text:p>
          </table:table-cell>
          <table:table-cell table:number-columns-repeated="1021"/>
        </table:table-row>
        <table:table-row table:style-name="ro1">
          <table:table-cell office:value-type="float" office:value="0.0630299999999977" calcext:value-type="float">
            <text:p>0.06302999999999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.072375" calcext:value-type="float">
            <text:p>8.072375</text:p>
          </table:table-cell>
          <table:table-cell office:value-type="float" office:value="0.0988550000000146" calcext:value-type="float">
            <text:p>0.098855000000015</text:p>
          </table:table-cell>
          <table:table-cell table:number-columns-repeated="1021"/>
        </table:table-row>
        <table:table-row table:style-name="ro1">
          <table:table-cell office:value-type="float" office:value="14.903457" calcext:value-type="float">
            <text:p>14.903457</text:p>
          </table:table-cell>
          <table:table-cell office:value-type="float" office:value="0.530821000000003" calcext:value-type="float">
            <text:p>0.530821000000003</text:p>
          </table:table-cell>
          <table:table-cell table:number-columns-repeated="1021"/>
        </table:table-row>
        <table:table-row table:style-name="ro1">
          <table:table-cell office:value-type="float" office:value="21.207705" calcext:value-type="float">
            <text:p>21.207705</text:p>
          </table:table-cell>
          <table:table-cell office:value-type="float" office:value="1.40495200000001" calcext:value-type="float">
            <text:p>1.40495200000001</text:p>
          </table:table-cell>
          <table:table-cell table:number-columns-repeated="1021"/>
        </table:table-row>
        <table:table-row table:style-name="ro1">
          <table:table-cell office:value-type="float" office:value="27.63655" calcext:value-type="float">
            <text:p>27.63655</text:p>
          </table:table-cell>
          <table:table-cell office:value-type="float" office:value="2.83030000000002" calcext:value-type="float">
            <text:p>2.83030000000002</text:p>
          </table:table-cell>
          <table:table-cell table:number-columns-repeated="1021"/>
        </table:table-row>
        <table:table-row table:style-name="ro1" table:number-rows-repeated="104846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uter-Shell" table:style-name="ta1">
        <table:table-column table:style-name="co2" table:number-columns-repeated="2" table:default-cell-style-name="ce2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['egg-profile_xy'.K3]" office:value-type="float" office:value="0" calcext:value-type="float">
            <text:p>0</text:p>
          </table:table-cell>
          <table:table-cell table:formula="of:=['egg-profile_xy'.L3]" office:value-type="float" office:value="0" calcext:value-type="float">
            <text:p>0</text:p>
          </table:table-cell>
        </table:table-row>
        <table:table-row table:style-name="ro1">
          <table:table-cell table:formula="of:=['egg-profile_xy'.K4]" office:value-type="float" office:value="2.01809375" calcext:value-type="float">
            <text:p>2.01809375</text:p>
          </table:table-cell>
          <table:table-cell table:formula="of:=['egg-profile_xy'.L4]" office:value-type="float" office:value="0.0247137500000036" calcext:value-type="float">
            <text:p>0.024713750000004</text:p>
          </table:table-cell>
        </table:table-row>
        <table:table-row table:style-name="ro1">
          <table:table-cell table:formula="of:=['egg-profile_xy'.K5]" office:value-type="float" office:value="3.72586425" calcext:value-type="float">
            <text:p>3.72586425</text:p>
          </table:table-cell>
          <table:table-cell table:formula="of:=['egg-profile_xy'.L5]" office:value-type="float" office:value="0.132705250000001" calcext:value-type="float">
            <text:p>0.132705250000001</text:p>
          </table:table-cell>
        </table:table-row>
        <table:table-row table:style-name="ro1">
          <table:table-cell table:formula="of:=['egg-profile_xy'.K6]" office:value-type="float" office:value="5.30192625" calcext:value-type="float">
            <text:p>5.30192625</text:p>
          </table:table-cell>
          <table:table-cell table:formula="of:=['egg-profile_xy'.L6]" office:value-type="float" office:value="0.351238000000002" calcext:value-type="float">
            <text:p>0.351238000000002</text:p>
          </table:table-cell>
        </table:table-row>
        <table:table-row table:style-name="ro1">
          <table:table-cell table:formula="of:=['egg-profile_xy'.K7]" office:value-type="float" office:value="6.9091375" calcext:value-type="float">
            <text:p>6.9091375</text:p>
          </table:table-cell>
          <table:table-cell table:formula="of:=['egg-profile_xy'.L7]" office:value-type="float" office:value="0.707575000000005" calcext:value-type="float">
            <text:p>0.707575000000005</text:p>
          </table:table-cell>
        </table:table-row>
        <table:table-row table:style-name="ro1">
          <table:table-cell table:formula="of:=['egg-profile_xy'.K8]" office:value-type="float" office:value="8.442653" calcext:value-type="float">
            <text:p>8.442653</text:p>
          </table:table-cell>
          <table:table-cell table:formula="of:=['egg-profile_xy'.L8]" office:value-type="float" office:value="1.17105075" calcext:value-type="float">
            <text:p>1.17105075</text:p>
          </table:table-cell>
        </table:table-row>
        <table:table-row table:style-name="ro1">
          <table:table-cell table:formula="of:=['egg-profile_xy'.K9]" office:value-type="float" office:value="9.940263" calcext:value-type="float">
            <text:p>9.940263</text:p>
          </table:table-cell>
          <table:table-cell table:formula="of:=['egg-profile_xy'.L9]" office:value-type="float" office:value="1.75235875" calcext:value-type="float">
            <text:p>1.75235875</text:p>
          </table:table-cell>
        </table:table-row>
        <table:table-row table:style-name="ro1">
          <table:table-cell table:formula="of:=['egg-profile_xy'.K10]" office:value-type="float" office:value="11.392658" calcext:value-type="float">
            <text:p>11.392658</text:p>
          </table:table-cell>
          <table:table-cell table:formula="of:=['egg-profile_xy'.L10]" office:value-type="float" office:value="2.44080625" calcext:value-type="float">
            <text:p>2.44080625</text:p>
          </table:table-cell>
        </table:table-row>
        <table:table-row table:style-name="ro1">
          <table:table-cell table:formula="of:=['egg-profile_xy'.K11]" office:value-type="float" office:value="12.79053" calcext:value-type="float">
            <text:p>12.79053</text:p>
          </table:table-cell>
          <table:table-cell table:formula="of:=['egg-profile_xy'.L11]" office:value-type="float" office:value="3.2257" calcext:value-type="float">
            <text:p>3.2257</text:p>
          </table:table-cell>
        </table:table-row>
        <table:table-row table:style-name="ro1">
          <table:table-cell table:formula="of:=['egg-profile_xy'.K12]" office:value-type="float" office:value="14.10245625" calcext:value-type="float">
            <text:p>14.10245625</text:p>
          </table:table-cell>
          <table:table-cell table:formula="of:=['egg-profile_xy'.L12]" office:value-type="float" office:value="4.09401125" calcext:value-type="float">
            <text:p>4.09401125</text:p>
          </table:table-cell>
        </table:table-row>
        <table:table-row table:style-name="ro1">
          <table:table-cell table:formula="of:=['egg-profile_xy'.K13]" office:value-type="float" office:value="15.35053125" calcext:value-type="float">
            <text:p>15.35053125</text:p>
          </table:table-cell>
          <table:table-cell table:formula="of:=['egg-profile_xy'.L13]" office:value-type="float" office:value="5.057864" calcext:value-type="float">
            <text:p>5.057864</text:p>
          </table:table-cell>
        </table:table-row>
        <table:table-row table:style-name="ro1">
          <table:table-cell table:formula="of:=['egg-profile_xy'.K14]" office:value-type="float" office:value="16.5348525" calcext:value-type="float">
            <text:p>16.5348525</text:p>
          </table:table-cell>
          <table:table-cell table:formula="of:=['egg-profile_xy'.L14]" office:value-type="float" office:value="6.10130375" calcext:value-type="float">
            <text:p>6.10130375</text:p>
          </table:table-cell>
        </table:table-row>
        <table:table-row table:style-name="ro1">
          <table:table-cell table:formula="of:=['egg-profile_xy'.K15]" office:value-type="float" office:value="17.6555175" calcext:value-type="float">
            <text:p>17.6555175</text:p>
          </table:table-cell>
          <table:table-cell table:formula="of:=['egg-profile_xy'.L15]" office:value-type="float" office:value="7.208375" calcext:value-type="float">
            <text:p>7.208375</text:p>
          </table:table-cell>
        </table:table-row>
        <table:table-row table:style-name="ro1">
          <table:table-cell table:formula="of:=['egg-profile_xy'.K16]" office:value-type="float" office:value="18.72840225" calcext:value-type="float">
            <text:p>18.72840225</text:p>
          </table:table-cell>
          <table:table-cell table:formula="of:=['egg-profile_xy'.L16]" office:value-type="float" office:value="8.394124" calcext:value-type="float">
            <text:p>8.394124</text:p>
          </table:table-cell>
        </table:table-row>
        <table:table-row table:style-name="ro1">
          <table:table-cell table:formula="of:=['egg-profile_xy'.K17]" office:value-type="float" office:value="19.73066075" calcext:value-type="float">
            <text:p>19.73066075</text:p>
          </table:table-cell>
          <table:table-cell table:formula="of:=['egg-profile_xy'.L17]" office:value-type="float" office:value="9.64383475" calcext:value-type="float">
            <text:p>9.64383475</text:p>
          </table:table-cell>
        </table:table-row>
        <table:table-row table:style-name="ro1">
          <table:table-cell table:formula="of:=['egg-profile_xy'.K18]" office:value-type="float" office:value="20.65638925" calcext:value-type="float">
            <text:p>20.65638925</text:p>
          </table:table-cell>
          <table:table-cell table:formula="of:=['egg-profile_xy'.L18]" office:value-type="float" office:value="10.951128" calcext:value-type="float">
            <text:p>10.951128</text:p>
          </table:table-cell>
        </table:table-row>
        <table:table-row table:style-name="ro1">
          <table:table-cell table:formula="of:=['egg-profile_xy'.K19]" office:value-type="float" office:value="21.49968375" calcext:value-type="float">
            <text:p>21.49968375</text:p>
          </table:table-cell>
          <table:table-cell table:formula="of:=['egg-profile_xy'.L19]" office:value-type="float" office:value="12.309625" calcext:value-type="float">
            <text:p>12.309625</text:p>
          </table:table-cell>
        </table:table-row>
        <table:table-row table:style-name="ro1">
          <table:table-cell table:formula="of:=['egg-profile_xy'.K20]" office:value-type="float" office:value="22.6616015" calcext:value-type="float">
            <text:p>22.6616015</text:p>
          </table:table-cell>
          <table:table-cell table:formula="of:=['egg-profile_xy'.L20]" office:value-type="float" office:value="14.46447575" calcext:value-type="float">
            <text:p>14.46447575</text:p>
          </table:table-cell>
        </table:table-row>
        <table:table-row table:style-name="ro1">
          <table:table-cell table:formula="of:=['egg-profile_xy'.K21]" office:value-type="float" office:value="23.69342175" calcext:value-type="float">
            <text:p>23.69342175</text:p>
          </table:table-cell>
          <table:table-cell table:formula="of:=['egg-profile_xy'.L21]" office:value-type="float" office:value="16.68953225" calcext:value-type="float">
            <text:p>16.68953225</text:p>
          </table:table-cell>
        </table:table-row>
        <table:table-row table:style-name="ro1">
          <table:table-cell table:formula="of:=['egg-profile_xy'.K22]" office:value-type="float" office:value="24.58901275" calcext:value-type="float">
            <text:p>24.58901275</text:p>
          </table:table-cell>
          <table:table-cell table:formula="of:=['egg-profile_xy'.L22]" office:value-type="float" office:value="18.9727225" calcext:value-type="float">
            <text:p>18.9727225</text:p>
          </table:table-cell>
        </table:table-row>
        <table:table-row table:style-name="ro1">
          <table:table-cell table:formula="of:=['egg-profile_xy'.K23]" office:value-type="float" office:value="25.3422425" calcext:value-type="float">
            <text:p>25.3422425</text:p>
          </table:table-cell>
          <table:table-cell table:formula="of:=['egg-profile_xy'.L23]" office:value-type="float" office:value="21.301975" calcext:value-type="float">
            <text:p>21.301975</text:p>
          </table:table-cell>
        </table:table-row>
        <table:table-row table:style-name="ro1">
          <table:table-cell table:formula="of:=['egg-profile_xy'.K24]" office:value-type="float" office:value="25.94070225" calcext:value-type="float">
            <text:p>25.94070225</text:p>
          </table:table-cell>
          <table:table-cell table:formula="of:=['egg-profile_xy'.L24]" office:value-type="float" office:value="23.6671835" calcext:value-type="float">
            <text:p>23.6671835</text:p>
          </table:table-cell>
        </table:table-row>
        <table:table-row table:style-name="ro1">
          <table:table-cell table:formula="of:=['egg-profile_xy'.K25]" office:value-type="float" office:value="26.38939125" calcext:value-type="float">
            <text:p>26.38939125</text:p>
          </table:table-cell>
          <table:table-cell table:formula="of:=['egg-profile_xy'.L25]" office:value-type="float" office:value="26.06967525" calcext:value-type="float">
            <text:p>26.06967525</text:p>
          </table:table-cell>
        </table:table-row>
        <table:table-row table:style-name="ro1">
          <table:table-cell table:formula="of:=['egg-profile_xy'.K26]" office:value-type="float" office:value="26.702707" calcext:value-type="float">
            <text:p>26.702707</text:p>
          </table:table-cell>
          <table:table-cell table:formula="of:=['egg-profile_xy'.L26]" office:value-type="float" office:value="28.495262" calcext:value-type="float">
            <text:p>28.495262</text:p>
          </table:table-cell>
        </table:table-row>
        <table:table-row table:style-name="ro1">
          <table:table-cell table:formula="of:=['egg-profile_xy'.K27]" office:value-type="float" office:value="26.8950475" calcext:value-type="float">
            <text:p>26.8950475</text:p>
          </table:table-cell>
          <table:table-cell table:formula="of:=['egg-profile_xy'.L27]" office:value-type="float" office:value="30.929755" calcext:value-type="float">
            <text:p>30.929755</text:p>
          </table:table-cell>
        </table:table-row>
        <table:table-row table:style-name="ro1">
          <table:table-cell table:formula="of:=['egg-profile_xy'.K28]" office:value-type="float" office:value="26.9592505" calcext:value-type="float">
            <text:p>26.9592505</text:p>
          </table:table-cell>
          <table:table-cell table:formula="of:=['egg-profile_xy'.L28]" office:value-type="float" office:value="33.353451" calcext:value-type="float">
            <text:p>33.353451</text:p>
          </table:table-cell>
        </table:table-row>
        <table:table-row table:style-name="ro1">
          <table:table-cell table:formula="of:=['egg-profile_xy'.K29]" office:value-type="float" office:value="26.89185525" calcext:value-type="float">
            <text:p>26.89185525</text:p>
          </table:table-cell>
          <table:table-cell table:formula="of:=['egg-profile_xy'.L29]" office:value-type="float" office:value="35.7801175" calcext:value-type="float">
            <text:p>35.7801175</text:p>
          </table:table-cell>
        </table:table-row>
        <table:table-row table:style-name="ro1">
          <table:table-cell table:formula="of:=['egg-profile_xy'.K30]" office:value-type="float" office:value="26.71037625" calcext:value-type="float">
            <text:p>26.71037625</text:p>
          </table:table-cell>
          <table:table-cell table:formula="of:=['egg-profile_xy'.L30]" office:value-type="float" office:value="38.20241525" calcext:value-type="float">
            <text:p>38.20241525</text:p>
          </table:table-cell>
        </table:table-row>
        <table:table-row table:style-name="ro1">
          <table:table-cell table:formula="of:=['egg-profile_xy'.K31]" office:value-type="float" office:value="26.4323275" calcext:value-type="float">
            <text:p>26.4323275</text:p>
          </table:table-cell>
          <table:table-cell table:formula="of:=['egg-profile_xy'.L31]" office:value-type="float" office:value="40.613005" calcext:value-type="float">
            <text:p>40.613005</text:p>
          </table:table-cell>
        </table:table-row>
        <table:table-row table:style-name="ro1">
          <table:table-cell table:formula="of:=['egg-profile_xy'.K32]" office:value-type="float" office:value="26.05853775" calcext:value-type="float">
            <text:p>26.05853775</text:p>
          </table:table-cell>
          <table:table-cell table:formula="of:=['egg-profile_xy'.L32]" office:value-type="float" office:value="42.9943835" calcext:value-type="float">
            <text:p>42.9943835</text:p>
          </table:table-cell>
        </table:table-row>
        <table:table-row table:style-name="ro1">
          <table:table-cell table:formula="of:=['egg-profile_xy'.K33]" office:value-type="float" office:value="25.58087" calcext:value-type="float">
            <text:p>25.58087</text:p>
          </table:table-cell>
          <table:table-cell table:formula="of:=['egg-profile_xy'.L33]" office:value-type="float" office:value="45.3592315" calcext:value-type="float">
            <text:p>45.3592315</text:p>
          </table:table-cell>
        </table:table-row>
        <table:table-row table:style-name="ro1">
          <table:table-cell table:formula="of:=['egg-profile_xy'.K34]" office:value-type="float" office:value="25.0089575" calcext:value-type="float">
            <text:p>25.0089575</text:p>
          </table:table-cell>
          <table:table-cell table:formula="of:=['egg-profile_xy'.L34]" office:value-type="float" office:value="47.7037215" calcext:value-type="float">
            <text:p>47.7037215</text:p>
          </table:table-cell>
        </table:table-row>
        <table:table-row table:style-name="ro1">
          <table:table-cell table:formula="of:=['egg-profile_xy'.K35]" office:value-type="float" office:value="24.35243375" calcext:value-type="float">
            <text:p>24.35243375</text:p>
          </table:table-cell>
          <table:table-cell table:formula="of:=['egg-profile_xy'.L35]" office:value-type="float" office:value="50.024025" calcext:value-type="float">
            <text:p>50.024025</text:p>
          </table:table-cell>
        </table:table-row>
        <table:table-row table:style-name="ro1">
          <table:table-cell table:formula="of:=['egg-profile_xy'.K36]" office:value-type="float" office:value="23.62960775" calcext:value-type="float">
            <text:p>23.62960775</text:p>
          </table:table-cell>
          <table:table-cell table:formula="of:=['egg-profile_xy'.L36]" office:value-type="float" office:value="52.28906825" calcext:value-type="float">
            <text:p>52.28906825</text:p>
          </table:table-cell>
        </table:table-row>
        <table:table-row table:style-name="ro1">
          <table:table-cell table:formula="of:=['egg-profile_xy'.K37]" office:value-type="float" office:value="22.825646" calcext:value-type="float">
            <text:p>22.825646</text:p>
          </table:table-cell>
          <table:table-cell table:formula="of:=['egg-profile_xy'.L37]" office:value-type="float" office:value="54.528632" calcext:value-type="float">
            <text:p>54.528632</text:p>
          </table:table-cell>
        </table:table-row>
        <table:table-row table:style-name="ro1">
          <table:table-cell table:formula="of:=['egg-profile_xy'.K38]" office:value-type="float" office:value="21.93006375" calcext:value-type="float">
            <text:p>21.93006375</text:p>
          </table:table-cell>
          <table:table-cell table:formula="of:=['egg-profile_xy'.L38]" office:value-type="float" office:value="56.73203725" calcext:value-type="float">
            <text:p>56.73203725</text:p>
          </table:table-cell>
        </table:table-row>
        <table:table-row table:style-name="ro1">
          <table:table-cell table:formula="of:=['egg-profile_xy'.K39]" office:value-type="float" office:value="20.93237625" calcext:value-type="float">
            <text:p>20.93237625</text:p>
          </table:table-cell>
          <table:table-cell table:formula="of:=['egg-profile_xy'.L39]" office:value-type="float" office:value="58.888605" calcext:value-type="float">
            <text:p>58.888605</text:p>
          </table:table-cell>
        </table:table-row>
        <table:table-row table:style-name="ro1">
          <table:table-cell table:formula="of:=['egg-profile_xy'.K40]" office:value-type="float" office:value="19.80329275" calcext:value-type="float">
            <text:p>19.80329275</text:p>
          </table:table-cell>
          <table:table-cell table:formula="of:=['egg-profile_xy'.L40]" office:value-type="float" office:value="61.045525" calcext:value-type="float">
            <text:p>61.045525</text:p>
          </table:table-cell>
        </table:table-row>
        <table:table-row table:style-name="ro1">
          <table:table-cell table:formula="of:=['egg-profile_xy'.K41]" office:value-type="float" office:value="18.575595" calcext:value-type="float">
            <text:p>18.575595</text:p>
          </table:table-cell>
          <table:table-cell table:formula="of:=['egg-profile_xy'.L41]" office:value-type="float" office:value="63.15073525" calcext:value-type="float">
            <text:p>63.15073525</text:p>
          </table:table-cell>
        </table:table-row>
        <table:table-row table:style-name="ro1">
          <table:table-cell table:formula="of:=['egg-profile_xy'.K42]" office:value-type="float" office:value="17.255417" calcext:value-type="float">
            <text:p>17.255417</text:p>
          </table:table-cell>
          <table:table-cell table:formula="of:=['egg-profile_xy'.L42]" office:value-type="float" office:value="65.1994855" calcext:value-type="float">
            <text:p>65.1994855</text:p>
          </table:table-cell>
        </table:table-row>
        <table:table-row table:style-name="ro1">
          <table:table-cell table:formula="of:=['egg-profile_xy'.K43]" office:value-type="float" office:value="15.8488925" calcext:value-type="float">
            <text:p>15.8488925</text:p>
          </table:table-cell>
          <table:table-cell table:formula="of:=['egg-profile_xy'.L43]" office:value-type="float" office:value="67.1870255" calcext:value-type="float">
            <text:p>67.1870255</text:p>
          </table:table-cell>
        </table:table-row>
        <table:table-row table:style-name="ro1">
          <table:table-cell table:formula="of:=['egg-profile_xy'.K44]" office:value-type="float" office:value="13.71195325" calcext:value-type="float">
            <text:p>13.71195325</text:p>
          </table:table-cell>
          <table:table-cell table:formula="of:=['egg-profile_xy'.L44]" office:value-type="float" office:value="69.846487" calcext:value-type="float">
            <text:p>69.846487</text:p>
          </table:table-cell>
        </table:table-row>
        <table:table-row table:style-name="ro1">
          <table:table-cell table:formula="of:=['egg-profile_xy'.K45]" office:value-type="float" office:value="12.5543175" calcext:value-type="float">
            <text:p>12.5543175</text:p>
          </table:table-cell>
          <table:table-cell table:formula="of:=['egg-profile_xy'.L45]" office:value-type="float" office:value="71.099781" calcext:value-type="float">
            <text:p>71.099781</text:p>
          </table:table-cell>
        </table:table-row>
        <table:table-row table:style-name="ro1">
          <table:table-cell table:formula="of:=['egg-profile_xy'.K46]" office:value-type="float" office:value="11.3313975" calcext:value-type="float">
            <text:p>11.3313975</text:p>
          </table:table-cell>
          <table:table-cell table:formula="of:=['egg-profile_xy'.L46]" office:value-type="float" office:value="72.2862805" calcext:value-type="float">
            <text:p>72.2862805</text:p>
          </table:table-cell>
        </table:table-row>
        <table:table-row table:style-name="ro1">
          <table:table-cell table:formula="of:=['egg-profile_xy'.K47]" office:value-type="float" office:value="10.08860375" calcext:value-type="float">
            <text:p>10.08860375</text:p>
          </table:table-cell>
          <table:table-cell table:formula="of:=['egg-profile_xy'.L47]" office:value-type="float" office:value="73.39065075" calcext:value-type="float">
            <text:p>73.39065075</text:p>
          </table:table-cell>
        </table:table-row>
        <table:table-row table:style-name="ro1">
          <table:table-cell table:formula="of:=['egg-profile_xy'.K48]" office:value-type="float" office:value="8.7953375" calcext:value-type="float">
            <text:p>8.7953375</text:p>
          </table:table-cell>
          <table:table-cell table:formula="of:=['egg-profile_xy'.L48]" office:value-type="float" office:value="74.44142325" calcext:value-type="float">
            <text:p>74.44142325</text:p>
          </table:table-cell>
        </table:table-row>
        <table:table-row table:style-name="ro1">
          <table:table-cell table:formula="of:=['egg-profile_xy'.K49]" office:value-type="float" office:value="7.4371025" calcext:value-type="float">
            <text:p>7.4371025</text:p>
          </table:table-cell>
          <table:table-cell table:formula="of:=['egg-profile_xy'.L49]" office:value-type="float" office:value="75.39753675" calcext:value-type="float">
            <text:p>75.39753675</text:p>
          </table:table-cell>
        </table:table-row>
        <table:table-row table:style-name="ro1">
          <table:table-cell table:formula="of:=['egg-profile_xy'.K50]" office:value-type="float" office:value="5.9994025" calcext:value-type="float">
            <text:p>5.9994025</text:p>
          </table:table-cell>
          <table:table-cell table:formula="of:=['egg-profile_xy'.L50]" office:value-type="float" office:value="76.2179305" calcext:value-type="float">
            <text:p>76.2179305</text:p>
          </table:table-cell>
        </table:table-row>
        <table:table-row table:style-name="ro1">
          <table:table-cell table:formula="of:=['egg-profile_xy'.K51]" office:value-type="float" office:value="4.45113325" calcext:value-type="float">
            <text:p>4.45113325</text:p>
          </table:table-cell>
          <table:table-cell table:formula="of:=['egg-profile_xy'.L51]" office:value-type="float" office:value="76.88543875" calcext:value-type="float">
            <text:p>76.88543875</text:p>
          </table:table-cell>
        </table:table-row>
        <table:table-row table:style-name="ro1">
          <table:table-cell table:formula="of:=['egg-profile_xy'.K52]" office:value-type="float" office:value="2.76896975" calcext:value-type="float">
            <text:p>2.76896975</text:p>
          </table:table-cell>
          <table:table-cell table:formula="of:=['egg-profile_xy'.L52]" office:value-type="float" office:value="77.4501505" calcext:value-type="float">
            <text:p>77.4501505</text:p>
          </table:table-cell>
        </table:table-row>
        <table:table-row table:style-name="ro1">
          <table:table-cell table:formula="of:=['egg-profile_xy'.K53]" office:value-type="float" office:value="1.2061115" calcext:value-type="float">
            <text:p>1.2061115</text:p>
          </table:table-cell>
          <table:table-cell table:formula="of:=['egg-profile_xy'.L53]" office:value-type="float" office:value="77.84426925" calcext:value-type="float">
            <text:p>77.84426925</text:p>
          </table:table-cell>
        </table:table-row>
        <table:table-row table:style-name="ro1">
          <table:table-cell table:formula="of:=['egg-profile_xy'.K54]" office:value-type="float" office:value="0" calcext:value-type="float">
            <text:p>0</text:p>
          </table:table-cell>
          <table:table-cell table:formula="of:=['egg-profile_xy'.L54]" office:value-type="float" office:value="77.999998" calcext:value-type="float">
            <text:p>77.999998</text:p>
          </table:table-cell>
        </table:table-row>
        <table:table-row table:style-name="ro1">
          <table:table-cell table:formula="of:=['egg-profile_xy'.K55]" office:value-type="float" office:value="0" calcext:value-type="float">
            <text:p>0</text:p>
          </table:table-cell>
          <table:table-cell table:formula="of:=['egg-profile_xy'.L55]" office:value-type="float" office:value="0" calcext:value-type="float">
            <text:p>0</text:p>
          </table:table-cell>
        </table:table-row>
      </table:table>
      <table:table table:name="Inner-Cavity" table:style-name="ta1">
        <table:table-column table:style-name="co2" table:number-columns-repeated="2" table:default-cell-style-name="ce2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['egg-profile_xy'.N3]" office:value-type="float" office:value="0" calcext:value-type="float">
            <text:p>0</text:p>
          </table:table-cell>
          <table:table-cell table:formula="of:=['egg-profile_xy'.O3]" office:value-type="float" office:value="76.8164905" calcext:value-type="float">
            <text:p>76.8164905</text:p>
          </table:table-cell>
        </table:table-row>
        <table:table-row table:style-name="ro1">
          <table:table-cell table:formula="of:=['egg-profile_xy'.N4]" office:value-type="float" office:value="1.13895225" calcext:value-type="float">
            <text:p>1.13895225</text:p>
          </table:table-cell>
          <table:table-cell table:formula="of:=['egg-profile_xy'.O4]" office:value-type="float" office:value="76.64344975" calcext:value-type="float">
            <text:p>76.64344975</text:p>
          </table:table-cell>
        </table:table-row>
        <table:table-row table:style-name="ro1">
          <table:table-cell table:formula="of:=['egg-profile_xy'.N5]" office:value-type="float" office:value="2.60085875" calcext:value-type="float">
            <text:p>2.60085875</text:p>
          </table:table-cell>
          <table:table-cell table:formula="of:=['egg-profile_xy'.O5]" office:value-type="float" office:value="76.210652" calcext:value-type="float">
            <text:p>76.210652</text:p>
          </table:table-cell>
        </table:table-row>
        <table:table-row table:style-name="ro1">
          <table:table-cell table:formula="of:=['egg-profile_xy'.N6]" office:value-type="float" office:value="4.1696775" calcext:value-type="float">
            <text:p>4.1696775</text:p>
          </table:table-cell>
          <table:table-cell table:formula="of:=['egg-profile_xy'.O6]" office:value-type="float" office:value="75.607743" calcext:value-type="float">
            <text:p>75.607743</text:p>
          </table:table-cell>
        </table:table-row>
        <table:table-row table:style-name="ro1">
          <table:table-cell table:formula="of:=['egg-profile_xy'.N7]" office:value-type="float" office:value="5.6136105" calcext:value-type="float">
            <text:p>5.6136105</text:p>
          </table:table-cell>
          <table:table-cell table:formula="of:=['egg-profile_xy'.O7]" office:value-type="float" office:value="74.9243685" calcext:value-type="float">
            <text:p>74.9243685</text:p>
          </table:table-cell>
        </table:table-row>
        <table:table-row table:style-name="ro1">
          <table:table-cell table:formula="of:=['egg-profile_xy'.N8]" office:value-type="float" office:value="7.01001825" calcext:value-type="float">
            <text:p>7.01001825</text:p>
          </table:table-cell>
          <table:table-cell table:formula="of:=['egg-profile_xy'.O8]" office:value-type="float" office:value="74.08326775" calcext:value-type="float">
            <text:p>74.08326775</text:p>
          </table:table-cell>
        </table:table-row>
        <table:table-row table:style-name="ro1">
          <table:table-cell table:formula="of:=['egg-profile_xy'.N9]" office:value-type="float" office:value="8.32957075" calcext:value-type="float">
            <text:p>8.32957075</text:p>
          </table:table-cell>
          <table:table-cell table:formula="of:=['egg-profile_xy'.O9]" office:value-type="float" office:value="73.1176145" calcext:value-type="float">
            <text:p>73.1176145</text:p>
          </table:table-cell>
        </table:table-row>
        <table:table-row table:style-name="ro1">
          <table:table-cell table:formula="of:=['egg-profile_xy'.N10]" office:value-type="float" office:value="9.5879075" calcext:value-type="float">
            <text:p>9.5879075</text:p>
          </table:table-cell>
          <table:table-cell table:formula="of:=['egg-profile_xy'.O10]" office:value-type="float" office:value="72.06596725" calcext:value-type="float">
            <text:p>72.06596725</text:p>
          </table:table-cell>
        </table:table-row>
        <table:table-row table:style-name="ro1">
          <table:table-cell table:formula="of:=['egg-profile_xy'.N11]" office:value-type="float" office:value="10.800668" calcext:value-type="float">
            <text:p>10.800668</text:p>
          </table:table-cell>
          <table:table-cell table:formula="of:=['egg-profile_xy'.O11]" office:value-type="float" office:value="70.96688425" calcext:value-type="float">
            <text:p>70.96688425</text:p>
          </table:table-cell>
        </table:table-row>
        <table:table-row table:style-name="ro1">
          <table:table-cell table:formula="of:=['egg-profile_xy'.N12]" office:value-type="float" office:value="11.978167" calcext:value-type="float">
            <text:p>11.978167</text:p>
          </table:table-cell>
          <table:table-cell table:formula="of:=['egg-profile_xy'.O12]" office:value-type="float" office:value="69.820431" calcext:value-type="float">
            <text:p>69.820431</text:p>
          </table:table-cell>
        </table:table-row>
        <table:table-row table:style-name="ro1">
          <table:table-cell table:formula="of:=['egg-profile_xy'.N13]" office:value-type="float" office:value="13.10081175" calcext:value-type="float">
            <text:p>13.10081175</text:p>
          </table:table-cell>
          <table:table-cell table:formula="of:=['egg-profile_xy'.O13]" office:value-type="float" office:value="68.617525" calcext:value-type="float">
            <text:p>68.617525</text:p>
          </table:table-cell>
        </table:table-row>
        <table:table-row table:style-name="ro1">
          <table:table-cell table:formula="of:=['egg-profile_xy'.N14]" office:value-type="float" office:value="14.16293525" calcext:value-type="float">
            <text:p>14.16293525</text:p>
          </table:table-cell>
          <table:table-cell table:formula="of:=['egg-profile_xy'.O14]" office:value-type="float" office:value="67.3611285" calcext:value-type="float">
            <text:p>67.3611285</text:p>
          </table:table-cell>
        </table:table-row>
        <table:table-row table:style-name="ro1">
          <table:table-cell table:formula="of:=['egg-profile_xy'.N15]" office:value-type="float" office:value="15.1588695" calcext:value-type="float">
            <text:p>15.1588695</text:p>
          </table:table-cell>
          <table:table-cell table:formula="of:=['egg-profile_xy'.O15]" office:value-type="float" office:value="66.05420425" calcext:value-type="float">
            <text:p>66.05420425</text:p>
          </table:table-cell>
        </table:table-row>
        <table:table-row table:style-name="ro1">
          <table:table-cell table:formula="of:=['egg-profile_xy'.N16]" office:value-type="float" office:value="16.50133025" calcext:value-type="float">
            <text:p>16.50133025</text:p>
          </table:table-cell>
          <table:table-cell table:formula="of:=['egg-profile_xy'.O16]" office:value-type="float" office:value="64.07472725" calcext:value-type="float">
            <text:p>64.07472725</text:p>
          </table:table-cell>
        </table:table-row>
        <table:table-row table:style-name="ro1">
          <table:table-cell table:formula="of:=['egg-profile_xy'.N17]" office:value-type="float" office:value="17.73861675" calcext:value-type="float">
            <text:p>17.73861675</text:p>
          </table:table-cell>
          <table:table-cell table:formula="of:=['egg-profile_xy'.O17]" office:value-type="float" office:value="62.02459675" calcext:value-type="float">
            <text:p>62.02459675</text:p>
          </table:table-cell>
        </table:table-row>
        <table:table-row table:style-name="ro1">
          <table:table-cell table:formula="of:=['egg-profile_xy'.N18]" office:value-type="float" office:value="18.88416575" calcext:value-type="float">
            <text:p>18.88416575</text:p>
          </table:table-cell>
          <table:table-cell table:formula="of:=['egg-profile_xy'.O18]" office:value-type="float" office:value="59.919987" calcext:value-type="float">
            <text:p>59.919987</text:p>
          </table:table-cell>
        </table:table-row>
        <table:table-row table:style-name="ro1">
          <table:table-cell table:formula="of:=['egg-profile_xy'.N19]" office:value-type="float" office:value="19.95141375" calcext:value-type="float">
            <text:p>19.95141375</text:p>
          </table:table-cell>
          <table:table-cell table:formula="of:=['egg-profile_xy'.O19]" office:value-type="float" office:value="57.7770725" calcext:value-type="float">
            <text:p>57.7770725</text:p>
          </table:table-cell>
        </table:table-row>
        <table:table-row table:style-name="ro1">
          <table:table-cell table:formula="of:=['egg-profile_xy'.N20]" office:value-type="float" office:value="20.8881275" calcext:value-type="float">
            <text:p>20.8881275</text:p>
          </table:table-cell>
          <table:table-cell table:formula="of:=['egg-profile_xy'.O20]" office:value-type="float" office:value="55.71473375" calcext:value-type="float">
            <text:p>55.71473375</text:p>
          </table:table-cell>
        </table:table-row>
        <table:table-row table:style-name="ro1">
          <table:table-cell table:formula="of:=['egg-profile_xy'.N21]" office:value-type="float" office:value="21.743289" calcext:value-type="float">
            <text:p>21.743289</text:p>
          </table:table-cell>
          <table:table-cell table:formula="of:=['egg-profile_xy'.O21]" office:value-type="float" office:value="53.61542225" calcext:value-type="float">
            <text:p>53.61542225</text:p>
          </table:table-cell>
        </table:table-row>
        <table:table-row table:style-name="ro1">
          <table:table-cell table:formula="of:=['egg-profile_xy'.N22]" office:value-type="float" office:value="22.51743225" calcext:value-type="float">
            <text:p>22.51743225</text:p>
          </table:table-cell>
          <table:table-cell table:formula="of:=['egg-profile_xy'.O22]" office:value-type="float" office:value="51.484715" calcext:value-type="float">
            <text:p>51.484715</text:p>
          </table:table-cell>
        </table:table-row>
        <table:table-row table:style-name="ro1">
          <table:table-cell table:formula="of:=['egg-profile_xy'.N23]" office:value-type="float" office:value="23.21109125" calcext:value-type="float">
            <text:p>23.21109125</text:p>
          </table:table-cell>
          <table:table-cell table:formula="of:=['egg-profile_xy'.O23]" office:value-type="float" office:value="49.32819" calcext:value-type="float">
            <text:p>49.32819</text:p>
          </table:table-cell>
        </table:table-row>
        <table:table-row table:style-name="ro1">
          <table:table-cell table:formula="of:=['egg-profile_xy'.N24]" office:value-type="float" office:value="23.83682675" calcext:value-type="float">
            <text:p>23.83682675</text:p>
          </table:table-cell>
          <table:table-cell table:formula="of:=['egg-profile_xy'.O24]" office:value-type="float" office:value="47.1166965" calcext:value-type="float">
            <text:p>47.1166965</text:p>
          </table:table-cell>
        </table:table-row>
        <table:table-row table:style-name="ro1">
          <table:table-cell table:formula="of:=['egg-profile_xy'.N25]" office:value-type="float" office:value="24.3819195" calcext:value-type="float">
            <text:p>24.3819195</text:p>
          </table:table-cell>
          <table:table-cell table:formula="of:=['egg-profile_xy'.O25]" office:value-type="float" office:value="44.88215025" calcext:value-type="float">
            <text:p>44.88215025</text:p>
          </table:table-cell>
        </table:table-row>
        <table:table-row table:style-name="ro1">
          <table:table-cell table:formula="of:=['egg-profile_xy'.N26]" office:value-type="float" office:value="24.83718725" calcext:value-type="float">
            <text:p>24.83718725</text:p>
          </table:table-cell>
          <table:table-cell table:formula="of:=['egg-profile_xy'.O26]" office:value-type="float" office:value="42.6282" calcext:value-type="float">
            <text:p>42.6282</text:p>
          </table:table-cell>
        </table:table-row>
        <table:table-row table:style-name="ro1">
          <table:table-cell table:formula="of:=['egg-profile_xy'.N27]" office:value-type="float" office:value="25.1934475" calcext:value-type="float">
            <text:p>25.1934475</text:p>
          </table:table-cell>
          <table:table-cell table:formula="of:=['egg-profile_xy'.O27]" office:value-type="float" office:value="40.358495" calcext:value-type="float">
            <text:p>40.358495</text:p>
          </table:table-cell>
        </table:table-row>
        <table:table-row table:style-name="ro1">
          <table:table-cell table:formula="of:=['egg-profile_xy'.N28]" office:value-type="float" office:value="25.458458" calcext:value-type="float">
            <text:p>25.458458</text:p>
          </table:table-cell>
          <table:table-cell table:formula="of:=['egg-profile_xy'.O28]" office:value-type="float" office:value="38.06094825" calcext:value-type="float">
            <text:p>38.06094825</text:p>
          </table:table-cell>
        </table:table-row>
        <table:table-row table:style-name="ro1">
          <table:table-cell table:formula="of:=['egg-profile_xy'.N29]" office:value-type="float" office:value="25.63142675" calcext:value-type="float">
            <text:p>25.63142675</text:p>
          </table:table-cell>
          <table:table-cell table:formula="of:=['egg-profile_xy'.O29]" office:value-type="float" office:value="35.75224275" calcext:value-type="float">
            <text:p>35.75224275</text:p>
          </table:table-cell>
        </table:table-row>
        <table:table-row table:style-name="ro1">
          <table:table-cell table:formula="of:=['egg-profile_xy'.N30]" office:value-type="float" office:value="25.6956615" calcext:value-type="float">
            <text:p>25.6956615</text:p>
          </table:table-cell>
          <table:table-cell table:formula="of:=['egg-profile_xy'.O30]" office:value-type="float" office:value="33.4393735" calcext:value-type="float">
            <text:p>33.4393735</text:p>
          </table:table-cell>
        </table:table-row>
        <table:table-row table:style-name="ro1">
          <table:table-cell table:formula="of:=['egg-profile_xy'.N31]" office:value-type="float" office:value="25.63447" calcext:value-type="float">
            <text:p>25.63447</text:p>
          </table:table-cell>
          <table:table-cell table:formula="of:=['egg-profile_xy'.O31]" office:value-type="float" office:value="31.129335" calcext:value-type="float">
            <text:p>31.129335</text:p>
          </table:table-cell>
        </table:table-row>
        <table:table-row table:style-name="ro1">
          <table:table-cell table:formula="of:=['egg-profile_xy'.N32]" office:value-type="float" office:value="25.44782075" calcext:value-type="float">
            <text:p>25.44782075</text:p>
          </table:table-cell>
          <table:table-cell table:formula="of:=['egg-profile_xy'.O32]" office:value-type="float" office:value="28.809957" calcext:value-type="float">
            <text:p>28.809957</text:p>
          </table:table-cell>
        </table:table-row>
        <table:table-row table:style-name="ro1">
          <table:table-cell table:formula="of:=['egg-profile_xy'.N33]" office:value-type="float" office:value="25.14365125" calcext:value-type="float">
            <text:p>25.14365125</text:p>
          </table:table-cell>
          <table:table-cell table:formula="of:=['egg-profile_xy'.O33]" office:value-type="float" office:value="26.499699" calcext:value-type="float">
            <text:p>26.499699</text:p>
          </table:table-cell>
        </table:table-row>
        <table:table-row table:style-name="ro1">
          <table:table-cell table:formula="of:=['egg-profile_xy'.N34]" office:value-type="float" office:value="24.714894" calcext:value-type="float">
            <text:p>24.714894</text:p>
          </table:table-cell>
          <table:table-cell table:formula="of:=['egg-profile_xy'.O34]" office:value-type="float" office:value="24.21018675" calcext:value-type="float">
            <text:p>24.21018675</text:p>
          </table:table-cell>
        </table:table-row>
        <table:table-row table:style-name="ro1">
          <table:table-cell table:formula="of:=['egg-profile_xy'.N35]" office:value-type="float" office:value="24.15448125" calcext:value-type="float">
            <text:p>24.15448125</text:p>
          </table:table-cell>
          <table:table-cell table:formula="of:=['egg-profile_xy'.O35]" office:value-type="float" office:value="21.953045" calcext:value-type="float">
            <text:p>21.953045</text:p>
          </table:table-cell>
        </table:table-row>
        <table:table-row table:style-name="ro1">
          <table:table-cell table:formula="of:=['egg-profile_xy'.N36]" office:value-type="float" office:value="23.44981275" calcext:value-type="float">
            <text:p>23.44981275</text:p>
          </table:table-cell>
          <table:table-cell table:formula="of:=['egg-profile_xy'.O36]" office:value-type="float" office:value="19.669052" calcext:value-type="float">
            <text:p>19.669052</text:p>
          </table:table-cell>
        </table:table-row>
        <table:table-row table:style-name="ro1">
          <table:table-cell table:formula="of:=['egg-profile_xy'.N37]" office:value-type="float" office:value="22.61989275" calcext:value-type="float">
            <text:p>22.61989275</text:p>
          </table:table-cell>
          <table:table-cell table:formula="of:=['egg-profile_xy'.O37]" office:value-type="float" office:value="17.4229685" calcext:value-type="float">
            <text:p>17.4229685</text:p>
          </table:table-cell>
        </table:table-row>
        <table:table-row table:style-name="ro1">
          <table:table-cell table:formula="of:=['egg-profile_xy'.N38]" office:value-type="float" office:value="21.65481375" calcext:value-type="float">
            <text:p>21.65481375</text:p>
          </table:table-cell>
          <table:table-cell table:formula="of:=['egg-profile_xy'.O38]" office:value-type="float" office:value="15.2335695" calcext:value-type="float">
            <text:p>15.2335695</text:p>
          </table:table-cell>
        </table:table-row>
        <table:table-row table:style-name="ro1">
          <table:table-cell table:formula="of:=['egg-profile_xy'.N39]" office:value-type="float" office:value="20.54466875" calcext:value-type="float">
            <text:p>20.54466875</text:p>
          </table:table-cell>
          <table:table-cell table:formula="of:=['egg-profile_xy'.O39]" office:value-type="float" office:value="13.11963" calcext:value-type="float">
            <text:p>13.11963</text:p>
          </table:table-cell>
        </table:table-row>
        <table:table-row table:style-name="ro1">
          <table:table-cell table:formula="of:=['egg-profile_xy'.N40]" office:value-type="float" office:value="19.73387125" calcext:value-type="float">
            <text:p>19.73387125</text:p>
          </table:table-cell>
          <table:table-cell table:formula="of:=['egg-profile_xy'.O40]" office:value-type="float" office:value="11.82105975" calcext:value-type="float">
            <text:p>11.82105975</text:p>
          </table:table-cell>
        </table:table-row>
        <table:table-row table:style-name="ro1">
          <table:table-cell table:formula="of:=['egg-profile_xy'.N41]" office:value-type="float" office:value="18.83342325" calcext:value-type="float">
            <text:p>18.83342325</text:p>
          </table:table-cell>
          <table:table-cell table:formula="of:=['egg-profile_xy'.O41]" office:value-type="float" office:value="10.5790935" calcext:value-type="float">
            <text:p>10.5790935</text:p>
          </table:table-cell>
        </table:table-row>
        <table:table-row table:style-name="ro1">
          <table:table-cell table:formula="of:=['egg-profile_xy'.N42]" office:value-type="float" office:value="17.8594865" calcext:value-type="float">
            <text:p>17.8594865</text:p>
          </table:table-cell>
          <table:table-cell table:formula="of:=['egg-profile_xy'.O42]" office:value-type="float" office:value="9.391888" calcext:value-type="float">
            <text:p>9.391888</text:p>
          </table:table-cell>
        </table:table-row>
        <table:table-row table:style-name="ro1">
          <table:table-cell table:formula="of:=['egg-profile_xy'.N43]" office:value-type="float" office:value="16.828222" calcext:value-type="float">
            <text:p>16.828222</text:p>
          </table:table-cell>
          <table:table-cell table:formula="of:=['egg-profile_xy'.O43]" office:value-type="float" office:value="8.2576" calcext:value-type="float">
            <text:p>8.2576</text:p>
          </table:table-cell>
        </table:table-row>
        <table:table-row table:style-name="ro1">
          <table:table-cell table:formula="of:=['egg-profile_xy'.N44]" office:value-type="float" office:value="15.72042625" calcext:value-type="float">
            <text:p>15.72042625</text:p>
          </table:table-cell>
          <table:table-cell table:formula="of:=['egg-profile_xy'.O44]" office:value-type="float" office:value="7.13864475" calcext:value-type="float">
            <text:p>7.13864475</text:p>
          </table:table-cell>
        </table:table-row>
        <table:table-row table:style-name="ro1">
          <table:table-cell table:formula="of:=['egg-profile_xy'.N45]" office:value-type="float" office:value="14.55701075" calcext:value-type="float">
            <text:p>14.55701075</text:p>
          </table:table-cell>
          <table:table-cell table:formula="of:=['egg-profile_xy'.O45]" office:value-type="float" office:value="6.07328025" calcext:value-type="float">
            <text:p>6.07328025</text:p>
          </table:table-cell>
        </table:table-row>
        <table:table-row table:style-name="ro1">
          <table:table-cell table:formula="of:=['egg-profile_xy'.N46]" office:value-type="float" office:value="13.33057525" calcext:value-type="float">
            <text:p>13.33057525</text:p>
          </table:table-cell>
          <table:table-cell table:formula="of:=['egg-profile_xy'.O46]" office:value-type="float" office:value="5.08540825" calcext:value-type="float">
            <text:p>5.08540825</text:p>
          </table:table-cell>
        </table:table-row>
        <table:table-row table:style-name="ro1">
          <table:table-cell table:formula="of:=['egg-profile_xy'.N47]" office:value-type="float" office:value="12.03372" calcext:value-type="float">
            <text:p>12.03372</text:p>
          </table:table-cell>
          <table:table-cell table:formula="of:=['egg-profile_xy'.O47]" office:value-type="float" office:value="4.19893" calcext:value-type="float">
            <text:p>4.19893</text:p>
          </table:table-cell>
        </table:table-row>
        <table:table-row table:style-name="ro1">
          <table:table-cell table:formula="of:=['egg-profile_xy'.N48]" office:value-type="float" office:value="10.7178495" calcext:value-type="float">
            <text:p>10.7178495</text:p>
          </table:table-cell>
          <table:table-cell table:formula="of:=['egg-profile_xy'.O48]" office:value-type="float" office:value="3.44580675" calcext:value-type="float">
            <text:p>3.44580675</text:p>
          </table:table-cell>
        </table:table-row>
        <table:table-row table:style-name="ro1">
          <table:table-cell table:formula="of:=['egg-profile_xy'.N49]" office:value-type="float" office:value="9.34717525" calcext:value-type="float">
            <text:p>9.34717525</text:p>
          </table:table-cell>
          <table:table-cell table:formula="of:=['egg-profile_xy'.O49]" office:value-type="float" office:value="2.7878085" calcext:value-type="float">
            <text:p>2.7878085</text:p>
          </table:table-cell>
        </table:table-row>
        <table:table-row table:style-name="ro1">
          <table:table-cell table:formula="of:=['egg-profile_xy'.N50]" office:value-type="float" office:value="7.93151425" calcext:value-type="float">
            <text:p>7.93151425</text:p>
          </table:table-cell>
          <table:table-cell table:formula="of:=['egg-profile_xy'.O50]" office:value-type="float" office:value="2.235361" calcext:value-type="float">
            <text:p>2.235361</text:p>
          </table:table-cell>
        </table:table-row>
        <table:table-row table:style-name="ro1">
          <table:table-cell table:formula="of:=['egg-profile_xy'.N51]" office:value-type="float" office:value="6.48068375" calcext:value-type="float">
            <text:p>6.48068375</text:p>
          </table:table-cell>
          <table:table-cell table:formula="of:=['egg-profile_xy'.O51]" office:value-type="float" office:value="1.79889" calcext:value-type="float">
            <text:p>1.79889</text:p>
          </table:table-cell>
        </table:table-row>
        <table:table-row table:style-name="ro1">
          <table:table-cell table:formula="of:=['egg-profile_xy'.N52]" office:value-type="float" office:value="4.975198" calcext:value-type="float">
            <text:p>4.975198</text:p>
          </table:table-cell>
          <table:table-cell table:formula="of:=['egg-profile_xy'.O52]" office:value-type="float" office:value="1.47588375" calcext:value-type="float">
            <text:p>1.47588375</text:p>
          </table:table-cell>
        </table:table-row>
        <table:table-row table:style-name="ro1">
          <table:table-cell table:formula="of:=['egg-profile_xy'.N53]" office:value-type="float" office:value="3.502412" calcext:value-type="float">
            <text:p>3.502412</text:p>
          </table:table-cell>
          <table:table-cell table:formula="of:=['egg-profile_xy'.O53]" office:value-type="float" office:value="1.29055375" calcext:value-type="float">
            <text:p>1.29055375</text:p>
          </table:table-cell>
        </table:table-row>
        <table:table-row table:style-name="ro1">
          <table:table-cell table:formula="of:=['egg-profile_xy'.N54]" office:value-type="float" office:value="1.898591" calcext:value-type="float">
            <text:p>1.898591</text:p>
          </table:table-cell>
          <table:table-cell table:formula="of:=['egg-profile_xy'.O54]" office:value-type="float" office:value="1.20796625000001" calcext:value-type="float">
            <text:p>1.20796625000001</text:p>
          </table:table-cell>
        </table:table-row>
        <table:table-row table:style-name="ro1">
          <table:table-cell table:formula="of:=['egg-profile_xy'.N55]" office:value-type="float" office:value="0" calcext:value-type="float">
            <text:p>0</text:p>
          </table:table-cell>
          <table:table-cell table:formula="of:=['egg-profile_xy'.O55]" office:value-type="float" office:value="1.1931875" calcext:value-type="float">
            <text:p>1.1931875</text:p>
          </table:table-cell>
        </table:table-row>
        <table:table-row table:style-name="ro1">
          <table:table-cell table:formula="of:=['egg-profile_xy'.N56]" office:value-type="float" office:value="0" calcext:value-type="float">
            <text:p>0</text:p>
          </table:table-cell>
          <table:table-cell table:formula="of:=['egg-profile_xy'.O56]" office:value-type="float" office:value="76.8164905" calcext:value-type="float">
            <text:p>76.81649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21:08:48.828569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4-02T21:15:47.166431274</dc:date>
    <meta:editing-duration>PT18M39S</meta:editing-duration>
    <meta:editing-cycles>11</meta:editing-cycles>
    <meta:document-statistic meta:table-count="3" meta:cell-count="8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96cm" svg:height="24.325cm" xlink:href=".." xlink:type="simple" chart:class="chart:scatter" chart:style-name="ch1">
        <chart:legend chart:legend-position="end" svg:x="8.962cm" svg:y="11.614cm" style:legend-expansion="high" chart:style-name="ch2"/>
        <chart:plot-area chart:style-name="ch3" table:cell-range-address="'egg-profile_xy'.K3:'egg-profile_xy'.L55 'egg-profile_xy'.K1:'egg-profile_xy'.K1 'egg-profile_xy'.N1:'egg-profile_xy'.N1 'egg-profile_xy'.O3:'egg-profile_xy'.O56" chart:data-source-has-labels="row" svg:x="0.247cm" svg:y="0.486cm" svg:width="8.468cm" svg:height="23.353cm">
          <chartooo:coordinate-region svg:x="0.921cm" svg:y="0.685cm" svg:width="7.582cm" svg:height="22.5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gg-profile_xy'.L3:'egg-profile_xy'.L55" chart:label-cell-address="'egg-profile_xy'.K1:'egg-profile_xy'.K1" chart:class="chart:scatter">
            <chart:domain table:cell-range-address="'egg-profile_xy'.K3:'egg-profile_xy'.K55"/>
            <chart:data-point chart:repeated="53"/>
          </chart:series>
          <chart:series chart:style-name="ch7" chart:values-cell-range-address="'egg-profile_xy'.O3:'egg-profile_xy'.O56" chart:label-cell-address="'egg-profile_xy'.N1:'egg-profile_xy'.N1" chart:class="chart:scatter">
            <chart:domain table:cell-range-address="'egg-profile_xy'.N3:'egg-profile_xy'.N56"/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Outer Shell</text:p>
                <draw:g>
                  <svg:desc>'egg-profile_xy'.K1:'egg-profile_xy'.K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Inner Cavity</text:p>
                <draw:g>
                  <svg:desc>'egg-profile_xy'.N1:'egg-profile_xy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gg-profile_xy'.K3:'egg-profile_xy'.K55</svg:desc>
                </draw:g>
              </table:table-cell>
              <table:table-cell office:value-type="float" office:value="0">
                <text:p>0</text:p>
                <draw:g>
                  <svg:desc>'egg-profile_xy'.L3:'egg-profile_xy'.L55</svg:desc>
                </draw:g>
              </table:table-cell>
              <table:table-cell office:value-type="float" office:value="0">
                <text:p>0</text:p>
                <draw:g>
                  <svg:desc>'egg-profile_xy'.N3:'egg-profile_xy'.N56</svg:desc>
                </draw:g>
              </table:table-cell>
              <table:table-cell office:value-type="float" office:value="76.8164905">
                <text:p>76.8164905</text:p>
                <draw:g>
                  <svg:desc>'egg-profile_xy'.O3:'egg-profile_xy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1809375">
                <text:p>2.01809375</text:p>
              </table:table-cell>
              <table:table-cell office:value-type="float" office:value="0.0247137500000036">
                <text:p>0.0247137500000036</text:p>
              </table:table-cell>
              <table:table-cell office:value-type="float" office:value="1.13895225">
                <text:p>1.13895225</text:p>
              </table:table-cell>
              <table:table-cell office:value-type="float" office:value="76.64344975">
                <text:p>76.64344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2586425">
                <text:p>3.72586425</text:p>
              </table:table-cell>
              <table:table-cell office:value-type="float" office:value="0.132705250000001">
                <text:p>0.132705250000001</text:p>
              </table:table-cell>
              <table:table-cell office:value-type="float" office:value="2.60085875">
                <text:p>2.60085875</text:p>
              </table:table-cell>
              <table:table-cell office:value-type="float" office:value="76.210652">
                <text:p>76.210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0192625">
                <text:p>5.30192625</text:p>
              </table:table-cell>
              <table:table-cell office:value-type="float" office:value="0.351238000000002">
                <text:p>0.351238000000002</text:p>
              </table:table-cell>
              <table:table-cell office:value-type="float" office:value="4.1696775">
                <text:p>4.1696775</text:p>
              </table:table-cell>
              <table:table-cell office:value-type="float" office:value="75.607743">
                <text:p>75.607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091375">
                <text:p>6.9091375</text:p>
              </table:table-cell>
              <table:table-cell office:value-type="float" office:value="0.707575000000005">
                <text:p>0.707575000000005</text:p>
              </table:table-cell>
              <table:table-cell office:value-type="float" office:value="5.6136105">
                <text:p>5.6136105</text:p>
              </table:table-cell>
              <table:table-cell office:value-type="float" office:value="74.9243685">
                <text:p>74.9243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42653">
                <text:p>8.442653</text:p>
              </table:table-cell>
              <table:table-cell office:value-type="float" office:value="1.17105075">
                <text:p>1.17105075</text:p>
              </table:table-cell>
              <table:table-cell office:value-type="float" office:value="7.01001825">
                <text:p>7.01001825</text:p>
              </table:table-cell>
              <table:table-cell office:value-type="float" office:value="74.08326775">
                <text:p>74.08326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40263">
                <text:p>9.940263</text:p>
              </table:table-cell>
              <table:table-cell office:value-type="float" office:value="1.75235875">
                <text:p>1.75235875</text:p>
              </table:table-cell>
              <table:table-cell office:value-type="float" office:value="8.32957075">
                <text:p>8.32957075</text:p>
              </table:table-cell>
              <table:table-cell office:value-type="float" office:value="73.1176145">
                <text:p>73.1176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92658">
                <text:p>11.392658</text:p>
              </table:table-cell>
              <table:table-cell office:value-type="float" office:value="2.44080625">
                <text:p>2.44080625</text:p>
              </table:table-cell>
              <table:table-cell office:value-type="float" office:value="9.5879075">
                <text:p>9.5879075</text:p>
              </table:table-cell>
              <table:table-cell office:value-type="float" office:value="72.06596725">
                <text:p>72.06596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79053">
                <text:p>12.79053</text:p>
              </table:table-cell>
              <table:table-cell office:value-type="float" office:value="3.2257">
                <text:p>3.2257</text:p>
              </table:table-cell>
              <table:table-cell office:value-type="float" office:value="10.800668">
                <text:p>10.800668</text:p>
              </table:table-cell>
              <table:table-cell office:value-type="float" office:value="70.96688425">
                <text:p>70.96688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0245625">
                <text:p>14.10245625</text:p>
              </table:table-cell>
              <table:table-cell office:value-type="float" office:value="4.09401125">
                <text:p>4.09401125</text:p>
              </table:table-cell>
              <table:table-cell office:value-type="float" office:value="11.978167">
                <text:p>11.978167</text:p>
              </table:table-cell>
              <table:table-cell office:value-type="float" office:value="69.820431">
                <text:p>69.820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5053125">
                <text:p>15.35053125</text:p>
              </table:table-cell>
              <table:table-cell office:value-type="float" office:value="5.057864">
                <text:p>5.057864</text:p>
              </table:table-cell>
              <table:table-cell office:value-type="float" office:value="13.10081175">
                <text:p>13.10081175</text:p>
              </table:table-cell>
              <table:table-cell office:value-type="float" office:value="68.617525">
                <text:p>68.617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5348525">
                <text:p>16.5348525</text:p>
              </table:table-cell>
              <table:table-cell office:value-type="float" office:value="6.10130375">
                <text:p>6.10130375</text:p>
              </table:table-cell>
              <table:table-cell office:value-type="float" office:value="14.16293525">
                <text:p>14.16293525</text:p>
              </table:table-cell>
              <table:table-cell office:value-type="float" office:value="67.3611285">
                <text:p>67.3611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6555175">
                <text:p>17.6555175</text:p>
              </table:table-cell>
              <table:table-cell office:value-type="float" office:value="7.208375">
                <text:p>7.208375</text:p>
              </table:table-cell>
              <table:table-cell office:value-type="float" office:value="15.1588695">
                <text:p>15.1588695</text:p>
              </table:table-cell>
              <table:table-cell office:value-type="float" office:value="66.05420425">
                <text:p>66.05420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72840225">
                <text:p>18.72840225</text:p>
              </table:table-cell>
              <table:table-cell office:value-type="float" office:value="8.394124">
                <text:p>8.394124</text:p>
              </table:table-cell>
              <table:table-cell office:value-type="float" office:value="16.50133025">
                <text:p>16.50133025</text:p>
              </table:table-cell>
              <table:table-cell office:value-type="float" office:value="64.07472725">
                <text:p>64.07472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73066075">
                <text:p>19.73066075</text:p>
              </table:table-cell>
              <table:table-cell office:value-type="float" office:value="9.64383475">
                <text:p>9.64383475</text:p>
              </table:table-cell>
              <table:table-cell office:value-type="float" office:value="17.73861675">
                <text:p>17.73861675</text:p>
              </table:table-cell>
              <table:table-cell office:value-type="float" office:value="62.02459675">
                <text:p>62.02459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65638925">
                <text:p>20.65638925</text:p>
              </table:table-cell>
              <table:table-cell office:value-type="float" office:value="10.951128">
                <text:p>10.951128</text:p>
              </table:table-cell>
              <table:table-cell office:value-type="float" office:value="18.88416575">
                <text:p>18.88416575</text:p>
              </table:table-cell>
              <table:table-cell office:value-type="float" office:value="59.919987">
                <text:p>59.919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49968375">
                <text:p>21.49968375</text:p>
              </table:table-cell>
              <table:table-cell office:value-type="float" office:value="12.309625">
                <text:p>12.309625</text:p>
              </table:table-cell>
              <table:table-cell office:value-type="float" office:value="19.95141375">
                <text:p>19.95141375</text:p>
              </table:table-cell>
              <table:table-cell office:value-type="float" office:value="57.7770725">
                <text:p>57.7770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6616015">
                <text:p>22.6616015</text:p>
              </table:table-cell>
              <table:table-cell office:value-type="float" office:value="14.46447575">
                <text:p>14.46447575</text:p>
              </table:table-cell>
              <table:table-cell office:value-type="float" office:value="20.8881275">
                <text:p>20.8881275</text:p>
              </table:table-cell>
              <table:table-cell office:value-type="float" office:value="55.71473375">
                <text:p>55.71473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69342175">
                <text:p>23.69342175</text:p>
              </table:table-cell>
              <table:table-cell office:value-type="float" office:value="16.68953225">
                <text:p>16.68953225</text:p>
              </table:table-cell>
              <table:table-cell office:value-type="float" office:value="21.743289">
                <text:p>21.743289</text:p>
              </table:table-cell>
              <table:table-cell office:value-type="float" office:value="53.61542225">
                <text:p>53.61542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58901275">
                <text:p>24.58901275</text:p>
              </table:table-cell>
              <table:table-cell office:value-type="float" office:value="18.9727225">
                <text:p>18.9727225</text:p>
              </table:table-cell>
              <table:table-cell office:value-type="float" office:value="22.51743225">
                <text:p>22.51743225</text:p>
              </table:table-cell>
              <table:table-cell office:value-type="float" office:value="51.484715">
                <text:p>51.484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3422425">
                <text:p>25.3422425</text:p>
              </table:table-cell>
              <table:table-cell office:value-type="float" office:value="21.301975">
                <text:p>21.301975</text:p>
              </table:table-cell>
              <table:table-cell office:value-type="float" office:value="23.21109125">
                <text:p>23.21109125</text:p>
              </table:table-cell>
              <table:table-cell office:value-type="float" office:value="49.32819">
                <text:p>49.32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94070225">
                <text:p>25.94070225</text:p>
              </table:table-cell>
              <table:table-cell office:value-type="float" office:value="23.6671835">
                <text:p>23.6671835</text:p>
              </table:table-cell>
              <table:table-cell office:value-type="float" office:value="23.83682675">
                <text:p>23.83682675</text:p>
              </table:table-cell>
              <table:table-cell office:value-type="float" office:value="47.1166965">
                <text:p>47.1166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38939125">
                <text:p>26.38939125</text:p>
              </table:table-cell>
              <table:table-cell office:value-type="float" office:value="26.06967525">
                <text:p>26.06967525</text:p>
              </table:table-cell>
              <table:table-cell office:value-type="float" office:value="24.3819195">
                <text:p>24.3819195</text:p>
              </table:table-cell>
              <table:table-cell office:value-type="float" office:value="44.88215025">
                <text:p>44.88215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702707">
                <text:p>26.702707</text:p>
              </table:table-cell>
              <table:table-cell office:value-type="float" office:value="28.495262">
                <text:p>28.495262</text:p>
              </table:table-cell>
              <table:table-cell office:value-type="float" office:value="24.83718725">
                <text:p>24.83718725</text:p>
              </table:table-cell>
              <table:table-cell office:value-type="float" office:value="42.6282">
                <text:p>42.6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8950475">
                <text:p>26.8950475</text:p>
              </table:table-cell>
              <table:table-cell office:value-type="float" office:value="30.929755">
                <text:p>30.929755</text:p>
              </table:table-cell>
              <table:table-cell office:value-type="float" office:value="25.1934475">
                <text:p>25.1934475</text:p>
              </table:table-cell>
              <table:table-cell office:value-type="float" office:value="40.358495">
                <text:p>40.3584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9592505">
                <text:p>26.9592505</text:p>
              </table:table-cell>
              <table:table-cell office:value-type="float" office:value="33.353451">
                <text:p>33.353451</text:p>
              </table:table-cell>
              <table:table-cell office:value-type="float" office:value="25.458458">
                <text:p>25.458458</text:p>
              </table:table-cell>
              <table:table-cell office:value-type="float" office:value="38.06094825">
                <text:p>38.060948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89185525">
                <text:p>26.89185525</text:p>
              </table:table-cell>
              <table:table-cell office:value-type="float" office:value="35.7801175">
                <text:p>35.7801175</text:p>
              </table:table-cell>
              <table:table-cell office:value-type="float" office:value="25.63142675">
                <text:p>25.63142675</text:p>
              </table:table-cell>
              <table:table-cell office:value-type="float" office:value="35.75224275">
                <text:p>35.752242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71037625">
                <text:p>26.71037625</text:p>
              </table:table-cell>
              <table:table-cell office:value-type="float" office:value="38.20241525">
                <text:p>38.20241525</text:p>
              </table:table-cell>
              <table:table-cell office:value-type="float" office:value="25.6956615">
                <text:p>25.6956615</text:p>
              </table:table-cell>
              <table:table-cell office:value-type="float" office:value="33.4393735">
                <text:p>33.43937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4323275">
                <text:p>26.4323275</text:p>
              </table:table-cell>
              <table:table-cell office:value-type="float" office:value="40.613005">
                <text:p>40.613005</text:p>
              </table:table-cell>
              <table:table-cell office:value-type="float" office:value="25.63447">
                <text:p>25.63447</text:p>
              </table:table-cell>
              <table:table-cell office:value-type="float" office:value="31.129335">
                <text:p>31.129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05853775">
                <text:p>26.05853775</text:p>
              </table:table-cell>
              <table:table-cell office:value-type="float" office:value="42.9943835">
                <text:p>42.9943835</text:p>
              </table:table-cell>
              <table:table-cell office:value-type="float" office:value="25.44782075">
                <text:p>25.44782075</text:p>
              </table:table-cell>
              <table:table-cell office:value-type="float" office:value="28.809957">
                <text:p>28.809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58087">
                <text:p>25.58087</text:p>
              </table:table-cell>
              <table:table-cell office:value-type="float" office:value="45.3592315">
                <text:p>45.3592315</text:p>
              </table:table-cell>
              <table:table-cell office:value-type="float" office:value="25.14365125">
                <text:p>25.14365125</text:p>
              </table:table-cell>
              <table:table-cell office:value-type="float" office:value="26.499699">
                <text:p>26.4996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0089575">
                <text:p>25.0089575</text:p>
              </table:table-cell>
              <table:table-cell office:value-type="float" office:value="47.7037215">
                <text:p>47.7037215</text:p>
              </table:table-cell>
              <table:table-cell office:value-type="float" office:value="24.714894">
                <text:p>24.714894</text:p>
              </table:table-cell>
              <table:table-cell office:value-type="float" office:value="24.21018675">
                <text:p>24.210186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.35243375">
                <text:p>24.35243375</text:p>
              </table:table-cell>
              <table:table-cell office:value-type="float" office:value="50.024025">
                <text:p>50.024025</text:p>
              </table:table-cell>
              <table:table-cell office:value-type="float" office:value="24.15448125">
                <text:p>24.15448125</text:p>
              </table:table-cell>
              <table:table-cell office:value-type="float" office:value="21.953045">
                <text:p>21.9530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62960775">
                <text:p>23.62960775</text:p>
              </table:table-cell>
              <table:table-cell office:value-type="float" office:value="52.28906825">
                <text:p>52.28906825</text:p>
              </table:table-cell>
              <table:table-cell office:value-type="float" office:value="23.44981275">
                <text:p>23.44981275</text:p>
              </table:table-cell>
              <table:table-cell office:value-type="float" office:value="19.669052">
                <text:p>19.669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825646">
                <text:p>22.825646</text:p>
              </table:table-cell>
              <table:table-cell office:value-type="float" office:value="54.528632">
                <text:p>54.528632</text:p>
              </table:table-cell>
              <table:table-cell office:value-type="float" office:value="22.61989275">
                <text:p>22.61989275</text:p>
              </table:table-cell>
              <table:table-cell office:value-type="float" office:value="17.4229685">
                <text:p>17.4229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93006375">
                <text:p>21.93006375</text:p>
              </table:table-cell>
              <table:table-cell office:value-type="float" office:value="56.73203725">
                <text:p>56.73203725</text:p>
              </table:table-cell>
              <table:table-cell office:value-type="float" office:value="21.65481375">
                <text:p>21.65481375</text:p>
              </table:table-cell>
              <table:table-cell office:value-type="float" office:value="15.2335695">
                <text:p>15.23356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93237625">
                <text:p>20.93237625</text:p>
              </table:table-cell>
              <table:table-cell office:value-type="float" office:value="58.888605">
                <text:p>58.888605</text:p>
              </table:table-cell>
              <table:table-cell office:value-type="float" office:value="20.54466875">
                <text:p>20.54466875</text:p>
              </table:table-cell>
              <table:table-cell office:value-type="float" office:value="13.11963">
                <text:p>13.119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80329275">
                <text:p>19.80329275</text:p>
              </table:table-cell>
              <table:table-cell office:value-type="float" office:value="61.045525">
                <text:p>61.045525</text:p>
              </table:table-cell>
              <table:table-cell office:value-type="float" office:value="19.73387125">
                <text:p>19.73387125</text:p>
              </table:table-cell>
              <table:table-cell office:value-type="float" office:value="11.82105975">
                <text:p>11.82105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575595">
                <text:p>18.575595</text:p>
              </table:table-cell>
              <table:table-cell office:value-type="float" office:value="63.15073525">
                <text:p>63.15073525</text:p>
              </table:table-cell>
              <table:table-cell office:value-type="float" office:value="18.83342325">
                <text:p>18.83342325</text:p>
              </table:table-cell>
              <table:table-cell office:value-type="float" office:value="10.5790935">
                <text:p>10.57909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255417">
                <text:p>17.255417</text:p>
              </table:table-cell>
              <table:table-cell office:value-type="float" office:value="65.1994855">
                <text:p>65.1994855</text:p>
              </table:table-cell>
              <table:table-cell office:value-type="float" office:value="17.8594865">
                <text:p>17.8594865</text:p>
              </table:table-cell>
              <table:table-cell office:value-type="float" office:value="9.391888">
                <text:p>9.391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8488925">
                <text:p>15.8488925</text:p>
              </table:table-cell>
              <table:table-cell office:value-type="float" office:value="67.1870255">
                <text:p>67.1870255</text:p>
              </table:table-cell>
              <table:table-cell office:value-type="float" office:value="16.828222">
                <text:p>16.828222</text:p>
              </table:table-cell>
              <table:table-cell office:value-type="float" office:value="8.2576">
                <text:p>8.2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71195325">
                <text:p>13.71195325</text:p>
              </table:table-cell>
              <table:table-cell office:value-type="float" office:value="69.846487">
                <text:p>69.846487</text:p>
              </table:table-cell>
              <table:table-cell office:value-type="float" office:value="15.72042625">
                <text:p>15.72042625</text:p>
              </table:table-cell>
              <table:table-cell office:value-type="float" office:value="7.13864475">
                <text:p>7.13864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5543175">
                <text:p>12.5543175</text:p>
              </table:table-cell>
              <table:table-cell office:value-type="float" office:value="71.099781">
                <text:p>71.099781</text:p>
              </table:table-cell>
              <table:table-cell office:value-type="float" office:value="14.55701075">
                <text:p>14.55701075</text:p>
              </table:table-cell>
              <table:table-cell office:value-type="float" office:value="6.07328025">
                <text:p>6.07328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3313975">
                <text:p>11.3313975</text:p>
              </table:table-cell>
              <table:table-cell office:value-type="float" office:value="72.2862805">
                <text:p>72.2862805</text:p>
              </table:table-cell>
              <table:table-cell office:value-type="float" office:value="13.33057525">
                <text:p>13.33057525</text:p>
              </table:table-cell>
              <table:table-cell office:value-type="float" office:value="5.08540825">
                <text:p>5.085408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08860375">
                <text:p>10.08860375</text:p>
              </table:table-cell>
              <table:table-cell office:value-type="float" office:value="73.39065075">
                <text:p>73.39065075</text:p>
              </table:table-cell>
              <table:table-cell office:value-type="float" office:value="12.03372">
                <text:p>12.03372</text:p>
              </table:table-cell>
              <table:table-cell office:value-type="float" office:value="4.19893">
                <text:p>4.198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7953375">
                <text:p>8.7953375</text:p>
              </table:table-cell>
              <table:table-cell office:value-type="float" office:value="74.44142325">
                <text:p>74.44142325</text:p>
              </table:table-cell>
              <table:table-cell office:value-type="float" office:value="10.7178495">
                <text:p>10.7178495</text:p>
              </table:table-cell>
              <table:table-cell office:value-type="float" office:value="3.44580675">
                <text:p>3.445806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4371025">
                <text:p>7.4371025</text:p>
              </table:table-cell>
              <table:table-cell office:value-type="float" office:value="75.39753675">
                <text:p>75.39753675</text:p>
              </table:table-cell>
              <table:table-cell office:value-type="float" office:value="9.34717525">
                <text:p>9.34717525</text:p>
              </table:table-cell>
              <table:table-cell office:value-type="float" office:value="2.7878085">
                <text:p>2.78780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9994025">
                <text:p>5.9994025</text:p>
              </table:table-cell>
              <table:table-cell office:value-type="float" office:value="76.2179305">
                <text:p>76.2179305</text:p>
              </table:table-cell>
              <table:table-cell office:value-type="float" office:value="7.93151425">
                <text:p>7.93151425</text:p>
              </table:table-cell>
              <table:table-cell office:value-type="float" office:value="2.235361">
                <text:p>2.2353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5113325">
                <text:p>4.45113325</text:p>
              </table:table-cell>
              <table:table-cell office:value-type="float" office:value="76.88543875">
                <text:p>76.88543875</text:p>
              </table:table-cell>
              <table:table-cell office:value-type="float" office:value="6.48068375">
                <text:p>6.48068375</text:p>
              </table:table-cell>
              <table:table-cell office:value-type="float" office:value="1.79889">
                <text:p>1.79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6896975">
                <text:p>2.76896975</text:p>
              </table:table-cell>
              <table:table-cell office:value-type="float" office:value="77.4501505">
                <text:p>77.4501505</text:p>
              </table:table-cell>
              <table:table-cell office:value-type="float" office:value="4.975198">
                <text:p>4.975198</text:p>
              </table:table-cell>
              <table:table-cell office:value-type="float" office:value="1.47588375">
                <text:p>1.47588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061115">
                <text:p>1.2061115</text:p>
              </table:table-cell>
              <table:table-cell office:value-type="float" office:value="77.84426925">
                <text:p>77.84426925</text:p>
              </table:table-cell>
              <table:table-cell office:value-type="float" office:value="3.502412">
                <text:p>3.502412</text:p>
              </table:table-cell>
              <table:table-cell office:value-type="float" office:value="1.29055375">
                <text:p>1.29055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77.999998">
                <text:p>77.999998</text:p>
              </table:table-cell>
              <table:table-cell office:value-type="float" office:value="1.898591">
                <text:p>1.898591</text:p>
              </table:table-cell>
              <table:table-cell office:value-type="float" office:value="1.20796625000001">
                <text:p>1.20796625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931875">
                <text:p>1.1931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6.8164905">
                <text:p>76.8164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